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49in" svg:x="10.2606in" svg:y="1.7256in">
            <draw:object draw:notify-on-update-of-ranges="Sheet1.A6:Sheet1.A36 Sheet1.B6:Sheet1.B36 Sheet1.A6:Sheet1.A36 Sheet1.C6:Sheet1.C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kladn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$B$6]*EXP(-[.$B$2]*[.A6])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table:formula="of:=[.$B$6]*EXP(-[.$B$2]*[.A7])" office:value-type="float" office:value="904.83741803596" calcext:value-type="float">
            <text:p>904.837418036</text:p>
          </table:table-cell>
          <table:table-cell table:formula="of:=[.D6]*[.$B$3]*[.D6]+[.$B$2]*[.$B$2]*[.$B$3]*[.$B$3]/2*[.D6]" office:value-type="float" office:value="100005" calcext:value-type="float">
            <text:p>100005</text:p>
          </table:table-cell>
        </table:table-row>
        <table:table-row table:style-name="ro1">
          <table:table-cell table:formula="of:=[.A7]+0.1" office:value-type="float" office:value="0.2" calcext:value-type="float">
            <text:p>0.2</text:p>
          </table:table-cell>
          <table:table-cell table:formula="of:=[.B7]-[.B7]*[.$B$2]*[.$B$3]" office:value-type="float" office:value="810" calcext:value-type="float">
            <text:p>810</text:p>
          </table:table-cell>
          <table:table-cell table:formula="of:=[.$B$6]*EXP(-[.$B$2]*[.A8])" office:value-type="float" office:value="818.730753077982" calcext:value-type="float">
            <text:p>818.730753078</text:p>
          </table:table-cell>
          <table:table-cell table:formula="of:=[.$C$6]-[.$B$2]*[.$B$3]*[.$B$6]+[.$B$2]*[.$B$2]*[.B4]*[.B4]/2*[.$B$6]" office:value-type="float" office:value="500000900" calcext:value-type="float">
            <text:p>500000900</text:p>
          </table:table-cell>
        </table:table-row>
        <table:table-row table:style-name="ro1">
          <table:table-cell table:formula="of:=[.A8]+0.1" office:value-type="float" office:value="0.3" calcext:value-type="float">
            <text:p>0.3</text:p>
          </table:table-cell>
          <table:table-cell table:formula="of:=[.B8]-[.B8]*[.$B$2]*[.$B$3]" office:value-type="float" office:value="729" calcext:value-type="float">
            <text:p>729</text:p>
          </table:table-cell>
          <table:table-cell table:formula="of:=[.$B$6]*EXP(-[.$B$2]*[.A9])" office:value-type="float" office:value="740.818220681718" calcext:value-type="float">
            <text:p>740.8182206817</text:p>
          </table:table-cell>
          <table:table-cell table:formula="of:=[.$C$6]-[.$B$2]*[.$B$3]*[.$B$6]+[.$B$2]*[.$B$2]*[.B5]*[.B5]/2*[.$B$6]" office:value-type="string" office:string-value="" calcext:value-type="error">
            <text:p>#VALUE!</text:p>
          </table:table-cell>
        </table:table-row>
        <table:table-row table:style-name="ro1">
          <table:table-cell table:formula="of:=[.A9]+0.1" office:value-type="float" office:value="0.4" calcext:value-type="float">
            <text:p>0.4</text:p>
          </table:table-cell>
          <table:table-cell table:formula="of:=[.B9]-[.B9]*[.$B$2]*[.$B$3]" office:value-type="float" office:value="656.1" calcext:value-type="float">
            <text:p>656.1</text:p>
          </table:table-cell>
          <table:table-cell table:formula="of:=[.$B$6]*EXP(-[.$B$2]*[.A10])" office:value-type="float" office:value="670.320046035639" calcext:value-type="float">
            <text:p>670.3200460356</text:p>
          </table:table-cell>
          <table:table-cell table:formula="of:=[.$C$6]-[.$B$2]*[.$B$3]*[.$B$6]+[.$B$2]*[.$B$2]*[.B6]*[.B6]/2*[.$B$6]" office:value-type="float" office:value="500000900" calcext:value-type="float">
            <text:p>500000900</text:p>
          </table:table-cell>
        </table:table-row>
        <table:table-row table:style-name="ro1">
          <table:table-cell table:formula="of:=[.A10]+0.1" office:value-type="float" office:value="0.5" calcext:value-type="float">
            <text:p>0.5</text:p>
          </table:table-cell>
          <table:table-cell table:formula="of:=[.B10]-[.B10]*[.$B$2]*[.$B$3]" office:value-type="float" office:value="590.49" calcext:value-type="float">
            <text:p>590.49</text:p>
          </table:table-cell>
          <table:table-cell table:formula="of:=[.$B$6]*EXP(-[.$B$2]*[.A11])" office:value-type="float" office:value="606.530659712634" calcext:value-type="float">
            <text:p>606.5306597126</text:p>
          </table:table-cell>
          <table:table-cell table:formula="of:=[.$C$6]-[.$B$2]*[.$B$3]*[.$B$6]+[.$B$2]*[.$B$2]*[.B7]*[.B7]/2*[.$B$6]" office:value-type="float" office:value="405000900" calcext:value-type="float">
            <text:p>405000900</text:p>
          </table:table-cell>
        </table:table-row>
        <table:table-row table:style-name="ro1">
          <table:table-cell table:formula="of:=[.A11]+0.1" office:value-type="float" office:value="0.6" calcext:value-type="float">
            <text:p>0.6</text:p>
          </table:table-cell>
          <table:table-cell table:formula="of:=[.B11]-[.B11]*[.$B$2]*[.$B$3]" office:value-type="float" office:value="531.441" calcext:value-type="float">
            <text:p>531.441</text:p>
          </table:table-cell>
          <table:table-cell table:formula="of:=[.$B$6]*EXP(-[.$B$2]*[.A12])" office:value-type="float" office:value="548.811636094026" calcext:value-type="float">
            <text:p>548.811636094</text:p>
          </table:table-cell>
          <table:table-cell table:formula="of:=[.$C$6]-[.$B$2]*[.$B$3]*[.$B$6]+[.$B$2]*[.$B$2]*[.B8]*[.B8]/2*[.$B$6]" office:value-type="float" office:value="328050900" calcext:value-type="float">
            <text:p>328050900</text:p>
          </table:table-cell>
        </table:table-row>
        <table:table-row table:style-name="ro1">
          <table:table-cell table:formula="of:=[.A12]+0.1" office:value-type="float" office:value="0.7" calcext:value-type="float">
            <text:p>0.7</text:p>
          </table:table-cell>
          <table:table-cell table:formula="of:=[.B12]-[.B12]*[.$B$2]*[.$B$3]" office:value-type="float" office:value="478.2969" calcext:value-type="float">
            <text:p>478.2969</text:p>
          </table:table-cell>
          <table:table-cell table:formula="of:=[.$B$6]*EXP(-[.$B$2]*[.A13])" office:value-type="float" office:value="496.58530379141" calcext:value-type="float">
            <text:p>496.5853037914</text:p>
          </table:table-cell>
          <table:table-cell table:formula="of:=[.$C$6]-[.$B$2]*[.$B$3]*[.$B$6]+[.$B$2]*[.$B$2]*[.B9]*[.B9]/2*[.$B$6]" office:value-type="float" office:value="265721400" calcext:value-type="float">
            <text:p>265721400</text:p>
          </table:table-cell>
        </table:table-row>
        <table:table-row table:style-name="ro1">
          <table:table-cell table:formula="of:=[.A13]+0.1" office:value-type="float" office:value="0.8" calcext:value-type="float">
            <text:p>0.8</text:p>
          </table:table-cell>
          <table:table-cell table:formula="of:=[.B13]-[.B13]*[.$B$2]*[.$B$3]" office:value-type="float" office:value="430.46721" calcext:value-type="float">
            <text:p>430.46721</text:p>
          </table:table-cell>
          <table:table-cell table:formula="of:=[.$B$6]*EXP(-[.$B$2]*[.A14])" office:value-type="float" office:value="449.328964117222" calcext:value-type="float">
            <text:p>449.3289641172</text:p>
          </table:table-cell>
          <table:table-cell table:formula="of:=[.$C$6]-[.$B$2]*[.$B$3]*[.$B$6]+[.$B$2]*[.$B$2]*[.B10]*[.B10]/2*[.$B$6]" office:value-type="float" office:value="215234505" calcext:value-type="float">
            <text:p>215234505</text:p>
          </table:table-cell>
        </table:table-row>
        <table:table-row table:style-name="ro1">
          <table:table-cell table:formula="of:=[.A14]+0.1" office:value-type="float" office:value="0.9" calcext:value-type="float">
            <text:p>0.9</text:p>
          </table:table-cell>
          <table:table-cell table:formula="of:=[.B14]-[.B14]*[.$B$2]*[.$B$3]" office:value-type="float" office:value="387.420489" calcext:value-type="float">
            <text:p>387.420489</text:p>
          </table:table-cell>
          <table:table-cell table:formula="of:=[.$B$6]*EXP(-[.$B$2]*[.A15])" office:value-type="float" office:value="406.569659740599" calcext:value-type="float">
            <text:p>406.5696597406</text:p>
          </table:table-cell>
          <table:table-cell table:formula="of:=[.$C$6]-[.$B$2]*[.$B$3]*[.$B$6]+[.$B$2]*[.$B$2]*[.B11]*[.B11]/2*[.$B$6]" office:value-type="float" office:value="174340120.05" calcext:value-type="float">
            <text:p>174340120.05</text:p>
          </table:table-cell>
        </table:table-row>
        <table:table-row table:style-name="ro1">
          <table:table-cell table:formula="of:=[.A15]+0.1" office:value-type="float" office:value="1" calcext:value-type="float">
            <text:p>1</text:p>
          </table:table-cell>
          <table:table-cell table:formula="of:=[.B15]-[.B15]*[.$B$2]*[.$B$3]" office:value-type="float" office:value="348.6784401" calcext:value-type="float">
            <text:p>348.6784401</text:p>
          </table:table-cell>
          <table:table-cell table:formula="of:=[.$B$6]*EXP(-[.$B$2]*[.A16])" office:value-type="float" office:value="367.879441171442" calcext:value-type="float">
            <text:p>367.8794411714</text:p>
          </table:table-cell>
          <table:table-cell table:formula="of:=[.$C$6]-[.$B$2]*[.$B$3]*[.$B$6]+[.$B$2]*[.$B$2]*[.B12]*[.B12]/2*[.$B$6]" office:value-type="float" office:value="141215668.2405" calcext:value-type="float">
            <text:p>141215668.2405</text:p>
          </table:table-cell>
        </table:table-row>
        <table:table-row table:style-name="ro1">
          <table:table-cell table:formula="of:=[.A16]+0.1" office:value-type="float" office:value="1.1" calcext:value-type="float">
            <text:p>1.1</text:p>
          </table:table-cell>
          <table:table-cell table:formula="of:=[.B16]-[.B16]*[.$B$2]*[.$B$3]" office:value-type="float" office:value="313.81059609" calcext:value-type="float">
            <text:p>313.81059609</text:p>
          </table:table-cell>
          <table:table-cell table:formula="of:=[.$B$6]*EXP(-[.$B$2]*[.A17])" office:value-type="float" office:value="332.87108369808" calcext:value-type="float">
            <text:p>332.8710836981</text:p>
          </table:table-cell>
          <table:table-cell table:formula="of:=[.$C$6]-[.$B$2]*[.$B$3]*[.$B$6]+[.$B$2]*[.$B$2]*[.B13]*[.B13]/2*[.$B$6]" office:value-type="float" office:value="114384862.274805" calcext:value-type="float">
            <text:p>114384862.274805</text:p>
          </table:table-cell>
        </table:table-row>
        <table:table-row table:style-name="ro1">
          <table:table-cell table:formula="of:=[.A17]+0.1" office:value-type="float" office:value="1.2" calcext:value-type="float">
            <text:p>1.2</text:p>
          </table:table-cell>
          <table:table-cell table:formula="of:=[.B17]-[.B17]*[.$B$2]*[.$B$3]" office:value-type="float" office:value="282.429536481" calcext:value-type="float">
            <text:p>282.429536481</text:p>
          </table:table-cell>
          <table:table-cell table:formula="of:=[.$B$6]*EXP(-[.$B$2]*[.A18])" office:value-type="float" office:value="301.194211912202" calcext:value-type="float">
            <text:p>301.1942119122</text:p>
          </table:table-cell>
          <table:table-cell table:formula="of:=[.$C$6]-[.$B$2]*[.$B$3]*[.$B$6]+[.$B$2]*[.$B$2]*[.B14]*[.B14]/2*[.$B$6]" office:value-type="float" office:value="92651909.442592" calcext:value-type="float">
            <text:p>92651909.442592</text:p>
          </table:table-cell>
        </table:table-row>
        <table:table-row table:style-name="ro1">
          <table:table-cell table:formula="of:=[.A18]+0.1" office:value-type="float" office:value="1.3" calcext:value-type="float">
            <text:p>1.3</text:p>
          </table:table-cell>
          <table:table-cell table:formula="of:=[.B18]-[.B18]*[.$B$2]*[.$B$3]" office:value-type="float" office:value="254.1865828329" calcext:value-type="float">
            <text:p>254.1865828329</text:p>
          </table:table-cell>
          <table:table-cell table:formula="of:=[.$B$6]*EXP(-[.$B$2]*[.A19])" office:value-type="float" office:value="272.531793034013" calcext:value-type="float">
            <text:p>272.531793034</text:p>
          </table:table-cell>
          <table:table-cell table:formula="of:=[.$C$6]-[.$B$2]*[.$B$3]*[.$B$6]+[.$B$2]*[.$B$2]*[.B15]*[.B15]/2*[.$B$6]" office:value-type="float" office:value="75048217.6484996" calcext:value-type="float">
            <text:p>75048217.6484996</text:p>
          </table:table-cell>
        </table:table-row>
        <table:table-row table:style-name="ro1">
          <table:table-cell table:formula="of:=[.A19]+0.1" office:value-type="float" office:value="1.4" calcext:value-type="float">
            <text:p>1.4</text:p>
          </table:table-cell>
          <table:table-cell table:formula="of:=[.B19]-[.B19]*[.$B$2]*[.$B$3]" office:value-type="float" office:value="228.76792454961" calcext:value-type="float">
            <text:p>228.7679245496</text:p>
          </table:table-cell>
          <table:table-cell table:formula="of:=[.$B$6]*EXP(-[.$B$2]*[.A20])" office:value-type="float" office:value="246.596963941606" calcext:value-type="float">
            <text:p>246.5969639416</text:p>
          </table:table-cell>
          <table:table-cell table:formula="of:=[.$C$6]-[.$B$2]*[.$B$3]*[.$B$6]+[.$B$2]*[.$B$2]*[.B16]*[.B16]/2*[.$B$6]" office:value-type="float" office:value="60789227.2952847" calcext:value-type="float">
            <text:p>60789227.2952847</text:p>
          </table:table-cell>
        </table:table-row>
        <table:table-row table:style-name="ro1">
          <table:table-cell table:formula="of:=[.A20]+0.1" office:value-type="float" office:value="1.5" calcext:value-type="float">
            <text:p>1.5</text:p>
          </table:table-cell>
          <table:table-cell table:formula="of:=[.B20]-[.B20]*[.$B$2]*[.$B$3]" office:value-type="float" office:value="205.891132094649" calcext:value-type="float">
            <text:p>205.8911320946</text:p>
          </table:table-cell>
          <table:table-cell table:formula="of:=[.$B$6]*EXP(-[.$B$2]*[.A21])" office:value-type="float" office:value="223.13016014843" calcext:value-type="float">
            <text:p>223.1301601484</text:p>
          </table:table-cell>
          <table:table-cell table:formula="of:=[.$C$6]-[.$B$2]*[.$B$3]*[.$B$6]+[.$B$2]*[.$B$2]*[.B17]*[.B17]/2*[.$B$6]" office:value-type="float" office:value="49239445.1091806" calcext:value-type="float">
            <text:p>49239445.1091806</text:p>
          </table:table-cell>
        </table:table-row>
        <table:table-row table:style-name="ro1">
          <table:table-cell table:formula="of:=[.A21]+0.1" office:value-type="float" office:value="1.6" calcext:value-type="float">
            <text:p>1.6</text:p>
          </table:table-cell>
          <table:table-cell table:formula="of:=[.B21]-[.B21]*[.$B$2]*[.$B$3]" office:value-type="float" office:value="185.302018885184" calcext:value-type="float">
            <text:p>185.3020188852</text:p>
          </table:table-cell>
          <table:table-cell table:formula="of:=[.$B$6]*EXP(-[.$B$2]*[.A22])" office:value-type="float" office:value="201.896517994655" calcext:value-type="float">
            <text:p>201.8965179947</text:p>
          </table:table-cell>
          <table:table-cell table:formula="of:=[.$C$6]-[.$B$2]*[.$B$3]*[.$B$6]+[.$B$2]*[.$B$2]*[.B18]*[.B18]/2*[.$B$6]" office:value-type="float" office:value="39884121.5384363" calcext:value-type="float">
            <text:p>39884121.5384363</text:p>
          </table:table-cell>
        </table:table-row>
        <table:table-row table:style-name="ro1">
          <table:table-cell table:formula="of:=[.A22]+0.1" office:value-type="float" office:value="1.7" calcext:value-type="float">
            <text:p>1.7</text:p>
          </table:table-cell>
          <table:table-cell table:formula="of:=[.B22]-[.B22]*[.$B$2]*[.$B$3]" office:value-type="float" office:value="166.771816996666" calcext:value-type="float">
            <text:p>166.7718169967</text:p>
          </table:table-cell>
          <table:table-cell table:formula="of:=[.$B$6]*EXP(-[.$B$2]*[.A23])" office:value-type="float" office:value="182.683524052735" calcext:value-type="float">
            <text:p>182.6835240527</text:p>
          </table:table-cell>
          <table:table-cell table:formula="of:=[.$C$6]-[.$B$2]*[.$B$3]*[.$B$6]+[.$B$2]*[.$B$2]*[.B19]*[.B19]/2*[.$B$6]" office:value-type="float" office:value="32306309.4461334" calcext:value-type="float">
            <text:p>32306309.4461334</text:p>
          </table:table-cell>
        </table:table-row>
        <table:table-row table:style-name="ro1">
          <table:table-cell table:formula="of:=[.A23]+0.1" office:value-type="float" office:value="1.8" calcext:value-type="float">
            <text:p>1.8</text:p>
          </table:table-cell>
          <table:table-cell table:formula="of:=[.B23]-[.B23]*[.$B$2]*[.$B$3]" office:value-type="float" office:value="150.094635296999" calcext:value-type="float">
            <text:p>150.094635297</text:p>
          </table:table-cell>
          <table:table-cell table:formula="of:=[.$B$6]*EXP(-[.$B$2]*[.A24])" office:value-type="float" office:value="165.298888221586" calcext:value-type="float">
            <text:p>165.2988882216</text:p>
          </table:table-cell>
          <table:table-cell table:formula="of:=[.$C$6]-[.$B$2]*[.$B$3]*[.$B$6]+[.$B$2]*[.$B$2]*[.B20]*[.B20]/2*[.$B$6]" office:value-type="float" office:value="26168281.651368" calcext:value-type="float">
            <text:p>26168281.651368</text:p>
          </table:table-cell>
        </table:table-row>
        <table:table-row table:style-name="ro1">
          <table:table-cell table:formula="of:=[.A24]+0.1" office:value-type="float" office:value="1.9" calcext:value-type="float">
            <text:p>1.9</text:p>
          </table:table-cell>
          <table:table-cell table:formula="of:=[.B24]-[.B24]*[.$B$2]*[.$B$3]" office:value-type="float" office:value="135.085171767299" calcext:value-type="float">
            <text:p>135.0851717673</text:p>
          </table:table-cell>
          <table:table-cell table:formula="of:=[.$B$6]*EXP(-[.$B$2]*[.A25])" office:value-type="float" office:value="149.568619222635" calcext:value-type="float">
            <text:p>149.5686192226</text:p>
          </table:table-cell>
          <table:table-cell table:formula="of:=[.$C$6]-[.$B$2]*[.$B$3]*[.$B$6]+[.$B$2]*[.$B$2]*[.B21]*[.B21]/2*[.$B$6]" office:value-type="float" office:value="21196479.1376081" calcext:value-type="float">
            <text:p>21196479.1376081</text:p>
          </table:table-cell>
        </table:table-row>
        <table:table-row table:style-name="ro1">
          <table:table-cell table:formula="of:=[.A25]+0.1" office:value-type="float" office:value="2" calcext:value-type="float">
            <text:p>2</text:p>
          </table:table-cell>
          <table:table-cell table:formula="of:=[.B25]-[.B25]*[.$B$2]*[.$B$3]" office:value-type="float" office:value="121.576654590569" calcext:value-type="float">
            <text:p>121.5766545906</text:p>
          </table:table-cell>
          <table:table-cell table:formula="of:=[.$B$6]*EXP(-[.$B$2]*[.A26])" office:value-type="float" office:value="135.335283236613" calcext:value-type="float">
            <text:p>135.3352832366</text:p>
          </table:table-cell>
          <table:table-cell table:formula="of:=[.$C$6]-[.$B$2]*[.$B$3]*[.$B$6]+[.$B$2]*[.$B$2]*[.B22]*[.B22]/2*[.$B$6]" office:value-type="float" office:value="17169319.1014626" calcext:value-type="float">
            <text:p>17169319.1014626</text:p>
          </table:table-cell>
        </table:table-row>
        <table:table-row table:style-name="ro1">
          <table:table-cell table:formula="of:=[.A26]+0.1" office:value-type="float" office:value="2.1" calcext:value-type="float">
            <text:p>2.1</text:p>
          </table:table-cell>
          <table:table-cell table:formula="of:=[.B26]-[.B26]*[.$B$2]*[.$B$3]" office:value-type="float" office:value="109.418989131512" calcext:value-type="float">
            <text:p>109.4189891315</text:p>
          </table:table-cell>
          <table:table-cell table:formula="of:=[.$B$6]*EXP(-[.$B$2]*[.A27])" office:value-type="float" office:value="122.456428252982" calcext:value-type="float">
            <text:p>122.456428253</text:p>
          </table:table-cell>
          <table:table-cell table:formula="of:=[.$C$6]-[.$B$2]*[.$B$3]*[.$B$6]+[.$B$2]*[.$B$2]*[.B23]*[.B23]/2*[.$B$6]" office:value-type="float" office:value="13907319.4721847" calcext:value-type="float">
            <text:p>13907319.4721847</text:p>
          </table:table-cell>
        </table:table-row>
        <table:table-row table:style-name="ro1">
          <table:table-cell table:formula="of:=[.A27]+0.1" office:value-type="float" office:value="2.2" calcext:value-type="float">
            <text:p>2.2</text:p>
          </table:table-cell>
          <table:table-cell table:formula="of:=[.B27]-[.B27]*[.$B$2]*[.$B$3]" office:value-type="float" office:value="98.4770902183612" calcext:value-type="float">
            <text:p>98.4770902184</text:p>
          </table:table-cell>
          <table:table-cell table:formula="of:=[.$B$6]*EXP(-[.$B$2]*[.A28])" office:value-type="float" office:value="110.803158362334" calcext:value-type="float">
            <text:p>110.8031583623</text:p>
          </table:table-cell>
          <table:table-cell table:formula="of:=[.$C$6]-[.$B$2]*[.$B$3]*[.$B$6]+[.$B$2]*[.$B$2]*[.B24]*[.B24]/2*[.$B$6]" office:value-type="float" office:value="11265099.7724696" calcext:value-type="float">
            <text:p>11265099.7724696</text:p>
          </table:table-cell>
        </table:table-row>
        <table:table-row table:style-name="ro1">
          <table:table-cell table:formula="of:=[.A28]+0.1" office:value-type="float" office:value="2.3" calcext:value-type="float">
            <text:p>2.3</text:p>
          </table:table-cell>
          <table:table-cell table:formula="of:=[.B28]-[.B28]*[.$B$2]*[.$B$3]" office:value-type="float" office:value="88.629381196525" calcext:value-type="float">
            <text:p>88.6293811965</text:p>
          </table:table-cell>
          <table:table-cell table:formula="of:=[.$B$6]*EXP(-[.$B$2]*[.A29])" office:value-type="float" office:value="100.258843722804" calcext:value-type="float">
            <text:p>100.2588437228</text:p>
          </table:table-cell>
          <table:table-cell table:formula="of:=[.$C$6]-[.$B$2]*[.$B$3]*[.$B$6]+[.$B$2]*[.$B$2]*[.B25]*[.B25]/2*[.$B$6]" office:value-type="float" office:value="9124901.81570037" calcext:value-type="float">
            <text:p>9124901.81570037</text:p>
          </table:table-cell>
        </table:table-row>
        <table:table-row table:style-name="ro1">
          <table:table-cell table:formula="of:=[.A29]+0.1" office:value-type="float" office:value="2.4" calcext:value-type="float">
            <text:p>2.4</text:p>
          </table:table-cell>
          <table:table-cell table:formula="of:=[.B29]-[.B29]*[.$B$2]*[.$B$3]" office:value-type="float" office:value="79.7664430768725" calcext:value-type="float">
            <text:p>79.7664430769</text:p>
          </table:table-cell>
          <table:table-cell table:formula="of:=[.$B$6]*EXP(-[.$B$2]*[.A30])" office:value-type="float" office:value="90.7179532894124" calcext:value-type="float">
            <text:p>90.7179532894</text:p>
          </table:table-cell>
          <table:table-cell table:formula="of:=[.$C$6]-[.$B$2]*[.$B$3]*[.$B$6]+[.$B$2]*[.$B$2]*[.B26]*[.B26]/2*[.$B$6]" office:value-type="float" office:value="7391341.4707173" calcext:value-type="float">
            <text:p>7391341.4707173</text:p>
          </table:table-cell>
        </table:table-row>
        <table:table-row table:style-name="ro1">
          <table:table-cell table:formula="of:=[.A30]+0.1" office:value-type="float" office:value="2.5" calcext:value-type="float">
            <text:p>2.5</text:p>
          </table:table-cell>
          <table:table-cell table:formula="of:=[.B30]-[.B30]*[.$B$2]*[.$B$3]" office:value-type="float" office:value="71.7897987691853" calcext:value-type="float">
            <text:p>71.7897987692</text:p>
          </table:table-cell>
          <table:table-cell table:formula="of:=[.$B$6]*EXP(-[.$B$2]*[.A31])" office:value-type="float" office:value="82.0849986238987" calcext:value-type="float">
            <text:p>82.0849986239</text:p>
          </table:table-cell>
          <table:table-cell table:formula="of:=[.$C$6]-[.$B$2]*[.$B$3]*[.$B$6]+[.$B$2]*[.$B$2]*[.B27]*[.B27]/2*[.$B$6]" office:value-type="float" office:value="5987157.59128101" calcext:value-type="float">
            <text:p>5987157.59128101</text:p>
          </table:table-cell>
        </table:table-row>
        <table:table-row table:style-name="ro1">
          <table:table-cell table:formula="of:=[.A31]+0.1" office:value-type="float" office:value="2.6" calcext:value-type="float">
            <text:p>2.6</text:p>
          </table:table-cell>
          <table:table-cell table:formula="of:=[.B31]-[.B31]*[.$B$2]*[.$B$3]" office:value-type="float" office:value="64.6108188922667" calcext:value-type="float">
            <text:p>64.6108188923</text:p>
          </table:table-cell>
          <table:table-cell table:formula="of:=[.$B$6]*EXP(-[.$B$2]*[.A32])" office:value-type="float" office:value="74.2735782143338" calcext:value-type="float">
            <text:p>74.2735782143</text:p>
          </table:table-cell>
          <table:table-cell table:formula="of:=[.$C$6]-[.$B$2]*[.$B$3]*[.$B$6]+[.$B$2]*[.$B$2]*[.B28]*[.B28]/2*[.$B$6]" office:value-type="float" office:value="4849768.64893762" calcext:value-type="float">
            <text:p>4849768.64893762</text:p>
          </table:table-cell>
        </table:table-row>
        <table:table-row table:style-name="ro1">
          <table:table-cell table:formula="of:=[.A32]+0.1" office:value-type="float" office:value="2.7" calcext:value-type="float">
            <text:p>2.7</text:p>
          </table:table-cell>
          <table:table-cell table:formula="of:=[.B32]-[.B32]*[.$B$2]*[.$B$3]" office:value-type="float" office:value="58.1497370030401" calcext:value-type="float">
            <text:p>58.149737003</text:p>
          </table:table-cell>
          <table:table-cell table:formula="of:=[.$B$6]*EXP(-[.$B$2]*[.A33])" office:value-type="float" office:value="67.2055127397497" calcext:value-type="float">
            <text:p>67.2055127397</text:p>
          </table:table-cell>
          <table:table-cell table:formula="of:=[.$C$6]-[.$B$2]*[.$B$3]*[.$B$6]+[.$B$2]*[.$B$2]*[.B29]*[.B29]/2*[.$B$6]" office:value-type="float" office:value="3928483.60563947" calcext:value-type="float">
            <text:p>3928483.60563947</text:p>
          </table:table-cell>
        </table:table-row>
        <table:table-row table:style-name="ro1">
          <table:table-cell table:formula="of:=[.A33]+0.1" office:value-type="float" office:value="2.8" calcext:value-type="float">
            <text:p>2.8</text:p>
          </table:table-cell>
          <table:table-cell table:formula="of:=[.B33]-[.B33]*[.$B$2]*[.$B$3]" office:value-type="float" office:value="52.3347633027361" calcext:value-type="float">
            <text:p>52.3347633027</text:p>
          </table:table-cell>
          <table:table-cell table:formula="of:=[.$B$6]*EXP(-[.$B$2]*[.A34])" office:value-type="float" office:value="60.8100626252179" calcext:value-type="float">
            <text:p>60.8100626252</text:p>
          </table:table-cell>
          <table:table-cell table:formula="of:=[.$C$6]-[.$B$2]*[.$B$3]*[.$B$6]+[.$B$2]*[.$B$2]*[.B30]*[.B30]/2*[.$B$6]" office:value-type="float" office:value="3182242.72056797" calcext:value-type="float">
            <text:p>3182242.72056797</text:p>
          </table:table-cell>
        </table:table-row>
        <table:table-row table:style-name="ro1">
          <table:table-cell table:formula="of:=[.A34]+0.1" office:value-type="float" office:value="2.9" calcext:value-type="float">
            <text:p>2.9</text:p>
          </table:table-cell>
          <table:table-cell table:formula="of:=[.B34]-[.B34]*[.$B$2]*[.$B$3]" office:value-type="float" office:value="47.1012869724625" calcext:value-type="float">
            <text:p>47.1012869725</text:p>
          </table:table-cell>
          <table:table-cell table:formula="of:=[.$B$6]*EXP(-[.$B$2]*[.A35])" office:value-type="float" office:value="55.0232200564072" calcext:value-type="float">
            <text:p>55.0232200564</text:p>
          </table:table-cell>
          <table:table-cell table:formula="of:=[.$C$6]-[.$B$2]*[.$B$3]*[.$B$6]+[.$B$2]*[.$B$2]*[.B31]*[.B31]/2*[.$B$6]" office:value-type="float" office:value="2577787.60366006" calcext:value-type="float">
            <text:p>2577787.60366006</text:p>
          </table:table-cell>
        </table:table-row>
        <table:table-row table:style-name="ro1">
          <table:table-cell table:formula="of:=[.A35]+0.1" office:value-type="float" office:value="3" calcext:value-type="float">
            <text:p>3</text:p>
          </table:table-cell>
          <table:table-cell table:formula="of:=[.B35]-[.B35]*[.$B$2]*[.$B$3]" office:value-type="float" office:value="42.3911582752162" calcext:value-type="float">
            <text:p>42.3911582752</text:p>
          </table:table-cell>
          <table:table-cell table:formula="of:=[.$B$6]*EXP(-[.$B$2]*[.A36])" office:value-type="float" office:value="49.7870683678639" calcext:value-type="float">
            <text:p>49.7870683679</text:p>
          </table:table-cell>
          <table:table-cell table:formula="of:=[.$C$6]-[.$B$2]*[.$B$3]*[.$B$6]+[.$B$2]*[.$B$2]*[.B32]*[.B32]/2*[.$B$6]" office:value-type="float" office:value="2088178.95896465" calcext:value-type="float">
            <text:p>2088178.95896465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49in" svg:x="6.5295in" svg:y="0.6276in">
            <draw:object draw:notify-on-update-of-ranges="Sheet2.A3:Sheet2.A226 Sheet2.B3:Sheet2.B2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]+[.$B$1]" office:value-type="float" office:value="0.1" calcext:value-type="float">
            <text:p>0.1</text:p>
          </table:table-cell>
          <table:table-cell table:formula="of:=[.B3]+[.C3]*[.$B$1]" office:value-type="float" office:value="1" calcext:value-type="float">
            <text:p>1</text:p>
          </table:table-cell>
          <table:table-cell table:formula="of:=[.C3]-[.B3]*[.$B$1]*1" office:value-type="float" office:value="-0.1" calcext:value-type="float">
            <text:p>-0.1</text:p>
          </table:table-cell>
        </table:table-row>
        <table:table-row table:style-name="ro1">
          <table:table-cell table:formula="of:=[.A4]+[.$B$1]" office:value-type="float" office:value="0.2" calcext:value-type="float">
            <text:p>0.2</text:p>
          </table:table-cell>
          <table:table-cell table:formula="of:=[.B4]+[.C4]*[.$B$1]" office:value-type="float" office:value="0.99" calcext:value-type="float">
            <text:p>0.99</text:p>
          </table:table-cell>
          <table:table-cell table:formula="of:=[.C4]-[.B4]*[.$B$1]*1" office:value-type="float" office:value="-0.2" calcext:value-type="float">
            <text:p>-0.2</text:p>
          </table:table-cell>
        </table:table-row>
        <table:table-row table:style-name="ro1">
          <table:table-cell table:formula="of:=[.A5]+[.$B$1]" office:value-type="float" office:value="0.3" calcext:value-type="float">
            <text:p>0.3</text:p>
          </table:table-cell>
          <table:table-cell table:formula="of:=[.B5]+[.C5]*[.$B$1]" office:value-type="float" office:value="0.97" calcext:value-type="float">
            <text:p>0.97</text:p>
          </table:table-cell>
          <table:table-cell table:formula="of:=[.C5]-[.B5]*[.$B$1]*1" office:value-type="float" office:value="-0.299" calcext:value-type="float">
            <text:p>-0.299</text:p>
          </table:table-cell>
        </table:table-row>
        <table:table-row table:style-name="ro1">
          <table:table-cell table:formula="of:=[.A6]+[.$B$1]" office:value-type="float" office:value="0.4" calcext:value-type="float">
            <text:p>0.4</text:p>
          </table:table-cell>
          <table:table-cell table:formula="of:=[.B6]+[.C6]*[.$B$1]" office:value-type="float" office:value="0.9401" calcext:value-type="float">
            <text:p>0.9401</text:p>
          </table:table-cell>
          <table:table-cell table:formula="of:=[.C6]-[.B6]*[.$B$1]*1" office:value-type="float" office:value="-0.396" calcext:value-type="float">
            <text:p>-0.396</text:p>
          </table:table-cell>
        </table:table-row>
        <table:table-row table:style-name="ro1">
          <table:table-cell table:formula="of:=[.A7]+[.$B$1]" office:value-type="float" office:value="0.5" calcext:value-type="float">
            <text:p>0.5</text:p>
          </table:table-cell>
          <table:table-cell table:formula="of:=[.B7]+[.C7]*[.$B$1]" office:value-type="float" office:value="0.9005" calcext:value-type="float">
            <text:p>0.9005</text:p>
          </table:table-cell>
          <table:table-cell table:formula="of:=[.C7]-[.B7]*[.$B$1]*1" office:value-type="float" office:value="-0.49001" calcext:value-type="float">
            <text:p>-0.49001</text:p>
          </table:table-cell>
        </table:table-row>
        <table:table-row table:style-name="ro1">
          <table:table-cell table:formula="of:=[.A8]+[.$B$1]" office:value-type="float" office:value="0.6" calcext:value-type="float">
            <text:p>0.6</text:p>
          </table:table-cell>
          <table:table-cell table:formula="of:=[.B8]+[.C8]*[.$B$1]" office:value-type="float" office:value="0.851499" calcext:value-type="float">
            <text:p>0.851499</text:p>
          </table:table-cell>
          <table:table-cell table:formula="of:=[.C8]-[.B8]*[.$B$1]*1" office:value-type="float" office:value="-0.58006" calcext:value-type="float">
            <text:p>-0.58006</text:p>
          </table:table-cell>
        </table:table-row>
        <table:table-row table:style-name="ro1">
          <table:table-cell table:formula="of:=[.A9]+[.$B$1]" office:value-type="float" office:value="0.7" calcext:value-type="float">
            <text:p>0.7</text:p>
          </table:table-cell>
          <table:table-cell table:formula="of:=[.B9]+[.C9]*[.$B$1]" office:value-type="float" office:value="0.793493" calcext:value-type="float">
            <text:p>0.793493</text:p>
          </table:table-cell>
          <table:table-cell table:formula="of:=[.C9]-[.B9]*[.$B$1]*1" office:value-type="float" office:value="-0.6652099" calcext:value-type="float">
            <text:p>-0.6652099</text:p>
          </table:table-cell>
        </table:table-row>
        <table:table-row table:style-name="ro1">
          <table:table-cell table:formula="of:=[.A10]+[.$B$1]" office:value-type="float" office:value="0.8" calcext:value-type="float">
            <text:p>0.8</text:p>
          </table:table-cell>
          <table:table-cell table:formula="of:=[.B10]+[.C10]*[.$B$1]" office:value-type="float" office:value="0.72697201" calcext:value-type="float">
            <text:p>0.72697201</text:p>
          </table:table-cell>
          <table:table-cell table:formula="of:=[.C10]-[.B10]*[.$B$1]*1" office:value-type="float" office:value="-0.7445592" calcext:value-type="float">
            <text:p>-0.7445592</text:p>
          </table:table-cell>
        </table:table-row>
        <table:table-row table:style-name="ro1">
          <table:table-cell table:formula="of:=[.A11]+[.$B$1]" office:value-type="float" office:value="0.9" calcext:value-type="float">
            <text:p>0.9</text:p>
          </table:table-cell>
          <table:table-cell table:formula="of:=[.B11]+[.C11]*[.$B$1]" office:value-type="float" office:value="0.65251609" calcext:value-type="float">
            <text:p>0.65251609</text:p>
          </table:table-cell>
          <table:table-cell table:formula="of:=[.C11]-[.B11]*[.$B$1]*1" office:value-type="float" office:value="-0.817256401" calcext:value-type="float">
            <text:p>-0.817256401</text:p>
          </table:table-cell>
        </table:table-row>
        <table:table-row table:style-name="ro1">
          <table:table-cell table:formula="of:=[.A12]+[.$B$1]" office:value-type="float" office:value="1" calcext:value-type="float">
            <text:p>1</text:p>
          </table:table-cell>
          <table:table-cell table:formula="of:=[.B12]+[.C12]*[.$B$1]" office:value-type="float" office:value="0.5707904499" calcext:value-type="float">
            <text:p>0.5707904499</text:p>
          </table:table-cell>
          <table:table-cell table:formula="of:=[.C12]-[.B12]*[.$B$1]*1" office:value-type="float" office:value="-0.88250801" calcext:value-type="float">
            <text:p>-0.88250801</text:p>
          </table:table-cell>
        </table:table-row>
        <table:table-row table:style-name="ro1">
          <table:table-cell table:formula="of:=[.A13]+[.$B$1]" office:value-type="float" office:value="1.1" calcext:value-type="float">
            <text:p>1.1</text:p>
          </table:table-cell>
          <table:table-cell table:formula="of:=[.B13]+[.C13]*[.$B$1]" office:value-type="float" office:value="0.4825396489" calcext:value-type="float">
            <text:p>0.4825396489</text:p>
          </table:table-cell>
          <table:table-cell table:formula="of:=[.C13]-[.B13]*[.$B$1]*1" office:value-type="float" office:value="-0.93958705499" calcext:value-type="float">
            <text:p>-0.939587055</text:p>
          </table:table-cell>
        </table:table-row>
        <table:table-row table:style-name="ro1">
          <table:table-cell table:formula="of:=[.A14]+[.$B$1]" office:value-type="float" office:value="1.2" calcext:value-type="float">
            <text:p>1.2</text:p>
          </table:table-cell>
          <table:table-cell table:formula="of:=[.B14]+[.C14]*[.$B$1]" office:value-type="float" office:value="0.388580943401" calcext:value-type="float">
            <text:p>0.3885809434</text:p>
          </table:table-cell>
          <table:table-cell table:formula="of:=[.C14]-[.B14]*[.$B$1]*1" office:value-type="float" office:value="-0.98784101988" calcext:value-type="float">
            <text:p>-0.9878410199</text:p>
          </table:table-cell>
        </table:table-row>
        <table:table-row table:style-name="ro1">
          <table:table-cell table:formula="of:=[.A15]+[.$B$1]" office:value-type="float" office:value="1.3" calcext:value-type="float">
            <text:p>1.3</text:p>
          </table:table-cell>
          <table:table-cell table:formula="of:=[.B15]+[.C15]*[.$B$1]" office:value-type="float" office:value="0.289796841413" calcext:value-type="float">
            <text:p>0.2897968414</text:p>
          </table:table-cell>
          <table:table-cell table:formula="of:=[.C15]-[.B15]*[.$B$1]*1" office:value-type="float" office:value="-1.0266991142201" calcext:value-type="float">
            <text:p>-1.0266991142</text:p>
          </table:table-cell>
        </table:table-row>
        <table:table-row table:style-name="ro1">
          <table:table-cell table:formula="of:=[.A16]+[.$B$1]" office:value-type="float" office:value="1.4" calcext:value-type="float">
            <text:p>1.4</text:p>
          </table:table-cell>
          <table:table-cell table:formula="of:=[.B16]+[.C16]*[.$B$1]" office:value-type="float" office:value="0.18712692999099" calcext:value-type="float">
            <text:p>0.18712693</text:p>
          </table:table-cell>
          <table:table-cell table:formula="of:=[.C16]-[.B16]*[.$B$1]*1" office:value-type="float" office:value="-1.0556787983614" calcext:value-type="float">
            <text:p>-1.0556787984</text:p>
          </table:table-cell>
        </table:table-row>
        <table:table-row table:style-name="ro1">
          <table:table-cell table:formula="of:=[.A17]+[.$B$1]" office:value-type="float" office:value="1.5" calcext:value-type="float">
            <text:p>1.5</text:p>
          </table:table-cell>
          <table:table-cell table:formula="of:=[.B17]+[.C17]*[.$B$1]" office:value-type="float" office:value="0.0815590501548499" calcext:value-type="float">
            <text:p>0.0815590502</text:p>
          </table:table-cell>
          <table:table-cell table:formula="of:=[.C17]-[.B17]*[.$B$1]*1" office:value-type="float" office:value="-1.0743914913605" calcext:value-type="float">
            <text:p>-1.0743914914</text:p>
          </table:table-cell>
        </table:table-row>
        <table:table-row table:style-name="ro1">
          <table:table-cell table:formula="of:=[.A18]+[.$B$1]" office:value-type="float" office:value="1.6" calcext:value-type="float">
            <text:p>1.6</text:p>
          </table:table-cell>
          <table:table-cell table:formula="of:=[.B18]+[.C18]*[.$B$1]" office:value-type="float" office:value="-0.0258800989812" calcext:value-type="float">
            <text:p>-0.025880099</text:p>
          </table:table-cell>
          <table:table-cell table:formula="of:=[.C18]-[.B18]*[.$B$1]*1" office:value-type="float" office:value="-1.08254739637598" calcext:value-type="float">
            <text:p>-1.0825473964</text:p>
          </table:table-cell>
        </table:table-row>
        <table:table-row table:style-name="ro1">
          <table:table-cell table:formula="of:=[.A19]+[.$B$1]" office:value-type="float" office:value="1.7" calcext:value-type="float">
            <text:p>1.7</text:p>
          </table:table-cell>
          <table:table-cell table:formula="of:=[.B19]+[.C19]*[.$B$1]" office:value-type="float" office:value="-0.134134838618798" calcext:value-type="float">
            <text:p>-0.1341348386</text:p>
          </table:table-cell>
          <table:table-cell table:formula="of:=[.C19]-[.B19]*[.$B$1]*1" office:value-type="float" office:value="-1.07995938647786" calcext:value-type="float">
            <text:p>-1.0799593865</text:p>
          </table:table-cell>
        </table:table-row>
        <table:table-row table:style-name="ro1">
          <table:table-cell table:formula="of:=[.A20]+[.$B$1]" office:value-type="float" office:value="1.8" calcext:value-type="float">
            <text:p>1.8</text:p>
          </table:table-cell>
          <table:table-cell table:formula="of:=[.B20]+[.C20]*[.$B$1]" office:value-type="float" office:value="-0.242130777266585" calcext:value-type="float">
            <text:p>-0.2421307773</text:p>
          </table:table-cell>
          <table:table-cell table:formula="of:=[.C20]-[.B20]*[.$B$1]*1" office:value-type="float" office:value="-1.06654590261598" calcext:value-type="float">
            <text:p>-1.0665459026</text:p>
          </table:table-cell>
        </table:table-row>
        <table:table-row table:style-name="ro1">
          <table:table-cell table:formula="of:=[.A21]+[.$B$1]" office:value-type="float" office:value="1.9" calcext:value-type="float">
            <text:p>1.9</text:p>
          </table:table-cell>
          <table:table-cell table:formula="of:=[.B21]+[.C21]*[.$B$1]" office:value-type="float" office:value="-0.348785367528183" calcext:value-type="float">
            <text:p>-0.3487853675</text:p>
          </table:table-cell>
          <table:table-cell table:formula="of:=[.C21]-[.B21]*[.$B$1]*1" office:value-type="float" office:value="-1.04233282488933" calcext:value-type="float">
            <text:p>-1.0423328249</text:p>
          </table:table-cell>
        </table:table-row>
        <table:table-row table:style-name="ro1">
          <table:table-cell table:formula="of:=[.A22]+[.$B$1]" office:value-type="float" office:value="2" calcext:value-type="float">
            <text:p>2</text:p>
          </table:table-cell>
          <table:table-cell table:formula="of:=[.B22]+[.C22]*[.$B$1]" office:value-type="float" office:value="-0.453018650017116" calcext:value-type="float">
            <text:p>-0.45301865</text:p>
          </table:table-cell>
          <table:table-cell table:formula="of:=[.C22]-[.B22]*[.$B$1]*1" office:value-type="float" office:value="-1.00745428813651" calcext:value-type="float">
            <text:p>-1.0074542881</text:p>
          </table:table-cell>
        </table:table-row>
        <table:table-row table:style-name="ro1">
          <table:table-cell table:formula="of:=[.A23]+[.$B$1]" office:value-type="float" office:value="2.1" calcext:value-type="float">
            <text:p>2.1</text:p>
          </table:table-cell>
          <table:table-cell table:formula="of:=[.B23]+[.C23]*[.$B$1]" office:value-type="float" office:value="-0.553764078830767" calcext:value-type="float">
            <text:p>-0.5537640788</text:p>
          </table:table-cell>
          <table:table-cell table:formula="of:=[.C23]-[.B23]*[.$B$1]*1" office:value-type="float" office:value="-0.962152423134796" calcext:value-type="float">
            <text:p>-0.9621524231</text:p>
          </table:table-cell>
        </table:table-row>
        <table:table-row table:style-name="ro1">
          <table:table-cell table:formula="of:=[.A24]+[.$B$1]" office:value-type="float" office:value="2.2" calcext:value-type="float">
            <text:p>2.2</text:p>
          </table:table-cell>
          <table:table-cell table:formula="of:=[.B24]+[.C24]*[.$B$1]" office:value-type="float" office:value="-0.649979321144246" calcext:value-type="float">
            <text:p>-0.6499793211</text:p>
          </table:table-cell>
          <table:table-cell table:formula="of:=[.C24]-[.B24]*[.$B$1]*1" office:value-type="float" office:value="-0.906776015251719" calcext:value-type="float">
            <text:p>-0.9067760153</text:p>
          </table:table-cell>
        </table:table-row>
        <table:table-row table:style-name="ro1">
          <table:table-cell table:formula="of:=[.A25]+[.$B$1]" office:value-type="float" office:value="2.3" calcext:value-type="float">
            <text:p>2.3</text:p>
          </table:table-cell>
          <table:table-cell table:formula="of:=[.B25]+[.C25]*[.$B$1]" office:value-type="float" office:value="-0.740656922669418" calcext:value-type="float">
            <text:p>-0.7406569227</text:p>
          </table:table-cell>
          <table:table-cell table:formula="of:=[.C25]-[.B25]*[.$B$1]*1" office:value-type="float" office:value="-0.841778083137294" calcext:value-type="float">
            <text:p>-0.8417780831</text:p>
          </table:table-cell>
        </table:table-row>
        <table:table-row table:style-name="ro1">
          <table:table-cell table:formula="of:=[.A26]+[.$B$1]" office:value-type="float" office:value="2.4" calcext:value-type="float">
            <text:p>2.4</text:p>
          </table:table-cell>
          <table:table-cell table:formula="of:=[.B26]+[.C26]*[.$B$1]" office:value-type="float" office:value="-0.824834730983148" calcext:value-type="float">
            <text:p>-0.824834731</text:p>
          </table:table-cell>
          <table:table-cell table:formula="of:=[.C26]-[.B26]*[.$B$1]*1" office:value-type="float" office:value="-0.767712390870353" calcext:value-type="float">
            <text:p>-0.7677123909</text:p>
          </table:table-cell>
        </table:table-row>
        <table:table-row table:style-name="ro1">
          <table:table-cell table:formula="of:=[.A27]+[.$B$1]" office:value-type="float" office:value="2.5" calcext:value-type="float">
            <text:p>2.5</text:p>
          </table:table-cell>
          <table:table-cell table:formula="of:=[.B27]+[.C27]*[.$B$1]" office:value-type="float" office:value="-0.901605970070183" calcext:value-type="float">
            <text:p>-0.9016059701</text:p>
          </table:table-cell>
          <table:table-cell table:formula="of:=[.C27]-[.B27]*[.$B$1]*1" office:value-type="float" office:value="-0.685228917772038" calcext:value-type="float">
            <text:p>-0.6852289178</text:p>
          </table:table-cell>
        </table:table-row>
        <table:table-row table:style-name="ro1">
          <table:table-cell table:formula="of:=[.A28]+[.$B$1]" office:value-type="float" office:value="2.6" calcext:value-type="float">
            <text:p>2.6</text:p>
          </table:table-cell>
          <table:table-cell table:formula="of:=[.B28]+[.C28]*[.$B$1]" office:value-type="float" office:value="-0.970128861847387" calcext:value-type="float">
            <text:p>-0.9701288618</text:p>
          </table:table-cell>
          <table:table-cell table:formula="of:=[.C28]-[.B28]*[.$B$1]*1" office:value-type="float" office:value="-0.59506832076502" calcext:value-type="float">
            <text:p>-0.5950683208</text:p>
          </table:table-cell>
        </table:table-row>
        <table:table-row table:style-name="ro1">
          <table:table-cell table:formula="of:=[.A29]+[.$B$1]" office:value-type="float" office:value="2.7" calcext:value-type="float">
            <text:p>2.7</text:p>
          </table:table-cell>
          <table:table-cell table:formula="of:=[.B29]+[.C29]*[.$B$1]" office:value-type="float" office:value="-1.02963569392389" calcext:value-type="float">
            <text:p>-1.0296356939</text:p>
          </table:table-cell>
          <table:table-cell table:formula="of:=[.C29]-[.B29]*[.$B$1]*1" office:value-type="float" office:value="-0.498055434580281" calcext:value-type="float">
            <text:p>-0.4980554346</text:p>
          </table:table-cell>
        </table:table-row>
        <table:table-row table:style-name="ro1">
          <table:table-cell table:formula="of:=[.A30]+[.$B$1]" office:value-type="float" office:value="2.8" calcext:value-type="float">
            <text:p>2.8</text:p>
          </table:table-cell>
          <table:table-cell table:formula="of:=[.B30]+[.C30]*[.$B$1]" office:value-type="float" office:value="-1.07944123738192" calcext:value-type="float">
            <text:p>-1.0794412374</text:p>
          </table:table-cell>
          <table:table-cell table:formula="of:=[.C30]-[.B30]*[.$B$1]*1" office:value-type="float" office:value="-0.395091865187892" calcext:value-type="float">
            <text:p>-0.3950918652</text:p>
          </table:table-cell>
        </table:table-row>
        <table:table-row table:style-name="ro1">
          <table:table-cell table:formula="of:=[.A31]+[.$B$1]" office:value-type="float" office:value="2.9" calcext:value-type="float">
            <text:p>2.9</text:p>
          </table:table-cell>
          <table:table-cell table:formula="of:=[.B31]+[.C31]*[.$B$1]" office:value-type="float" office:value="-1.11895042390071" calcext:value-type="float">
            <text:p>-1.1189504239</text:p>
          </table:table-cell>
          <table:table-cell table:formula="of:=[.C31]-[.B31]*[.$B$1]*1" office:value-type="float" office:value="-0.2871477414497" calcext:value-type="float">
            <text:p>-0.2871477414</text:p>
          </table:table-cell>
        </table:table-row>
        <table:table-row table:style-name="ro1">
          <table:table-cell table:formula="of:=[.A32]+[.$B$1]" office:value-type="float" office:value="3" calcext:value-type="float">
            <text:p>3</text:p>
          </table:table-cell>
          <table:table-cell table:formula="of:=[.B32]+[.C32]*[.$B$1]" office:value-type="float" office:value="-1.14766519804568" calcext:value-type="float">
            <text:p>-1.147665198</text:p>
          </table:table-cell>
          <table:table-cell table:formula="of:=[.C32]-[.B32]*[.$B$1]*1" office:value-type="float" office:value="-0.17525269905963" calcext:value-type="float">
            <text:p>-0.1752526991</text:p>
          </table:table-cell>
        </table:table-row>
        <table:table-row table:style-name="ro1">
          <table:table-cell table:formula="of:=[.A33]+[.$B$1]" office:value-type="float" office:value="3.1" calcext:value-type="float">
            <text:p>3.1</text:p>
          </table:table-cell>
          <table:table-cell table:formula="of:=[.B33]+[.C33]*[.$B$1]" office:value-type="float" office:value="-1.16519046795164" calcext:value-type="float">
            <text:p>-1.165190468</text:p>
          </table:table-cell>
          <table:table-cell table:formula="of:=[.C33]-[.B33]*[.$B$1]*1" office:value-type="float" office:value="-0.0604861792550623" calcext:value-type="float">
            <text:p>-0.0604861793</text:p>
          </table:table-cell>
        </table:table-row>
        <table:table-row table:style-name="ro1">
          <table:table-cell table:formula="of:=[.A34]+[.$B$1]" office:value-type="float" office:value="3.2" calcext:value-type="float">
            <text:p>3.2</text:p>
          </table:table-cell>
          <table:table-cell table:formula="of:=[.B34]+[.C34]*[.$B$1]" office:value-type="float" office:value="-1.17123908587715" calcext:value-type="float">
            <text:p>-1.1712390859</text:p>
          </table:table-cell>
          <table:table-cell table:formula="of:=[.C34]-[.B34]*[.$B$1]*1" office:value-type="float" office:value="0.0560328675401016" calcext:value-type="float">
            <text:p>0.0560328675</text:p>
          </table:table-cell>
        </table:table-row>
        <table:table-row table:style-name="ro1">
          <table:table-cell table:formula="of:=[.A35]+[.$B$1]" office:value-type="float" office:value="3.3" calcext:value-type="float">
            <text:p>3.3</text:p>
          </table:table-cell>
          <table:table-cell table:formula="of:=[.B35]+[.C35]*[.$B$1]" office:value-type="float" office:value="-1.16563579912314" calcext:value-type="float">
            <text:p>-1.1656357991</text:p>
          </table:table-cell>
          <table:table-cell table:formula="of:=[.C35]-[.B35]*[.$B$1]*1" office:value-type="float" office:value="0.173156776127816" calcext:value-type="float">
            <text:p>0.1731567761</text:p>
          </table:table-cell>
        </table:table-row>
        <table:table-row table:style-name="ro1">
          <table:table-cell table:formula="of:=[.A36]+[.$B$1]" office:value-type="float" office:value="3.4" calcext:value-type="float">
            <text:p>3.4</text:p>
          </table:table-cell>
          <table:table-cell table:formula="of:=[.B36]+[.C36]*[.$B$1]" office:value-type="float" office:value="-1.14832012151035" calcext:value-type="float">
            <text:p>-1.1483201215</text:p>
          </table:table-cell>
          <table:table-cell table:formula="of:=[.C36]-[.B36]*[.$B$1]*1" office:value-type="float" office:value="0.28972035604013" calcext:value-type="float">
            <text:p>0.289720356</text:p>
          </table:table-cell>
        </table:table-row>
        <table:table-row table:style-name="ro1">
          <table:table-cell table:formula="of:=[.A37]+[.$B$1]" office:value-type="float" office:value="3.5" calcext:value-type="float">
            <text:p>3.5</text:p>
          </table:table-cell>
          <table:table-cell table:formula="of:=[.B37]+[.C37]*[.$B$1]" office:value-type="float" office:value="-1.11934808590634" calcext:value-type="float">
            <text:p>-1.1193480859</text:p>
          </table:table-cell>
          <table:table-cell table:formula="of:=[.C37]-[.B37]*[.$B$1]*1" office:value-type="float" office:value="0.404552368191165" calcext:value-type="float">
            <text:p>0.4045523682</text:p>
          </table:table-cell>
        </table:table-row>
        <table:table-row table:style-name="ro1">
          <table:table-cell table:formula="of:=[.A38]+[.$B$1]" office:value-type="float" office:value="3.6" calcext:value-type="float">
            <text:p>3.6</text:p>
          </table:table-cell>
          <table:table-cell table:formula="of:=[.B38]+[.C38]*[.$B$1]" office:value-type="float" office:value="-1.07889284908722" calcext:value-type="float">
            <text:p>-1.0788928491</text:p>
          </table:table-cell>
          <table:table-cell table:formula="of:=[.C38]-[.B38]*[.$B$1]*1" office:value-type="float" office:value="0.516487176781799" calcext:value-type="float">
            <text:p>0.5164871768</text:p>
          </table:table-cell>
        </table:table-row>
        <table:table-row table:style-name="ro1">
          <table:table-cell table:formula="of:=[.A39]+[.$B$1]" office:value-type="float" office:value="3.7" calcext:value-type="float">
            <text:p>3.7</text:p>
          </table:table-cell>
          <table:table-cell table:formula="of:=[.B39]+[.C39]*[.$B$1]" office:value-type="float" office:value="-1.02724413140904" calcext:value-type="float">
            <text:p>-1.0272441314</text:p>
          </table:table-cell>
          <table:table-cell table:formula="of:=[.C39]-[.B39]*[.$B$1]*1" office:value-type="float" office:value="0.624376461690521" calcext:value-type="float">
            <text:p>0.6243764617</text:p>
          </table:table-cell>
        </table:table-row>
        <table:table-row table:style-name="ro1">
          <table:table-cell table:formula="of:=[.A40]+[.$B$1]" office:value-type="float" office:value="3.8" calcext:value-type="float">
            <text:p>3.8</text:p>
          </table:table-cell>
          <table:table-cell table:formula="of:=[.B40]+[.C40]*[.$B$1]" office:value-type="float" office:value="-0.964806485239992" calcext:value-type="float">
            <text:p>-0.9648064852</text:p>
          </table:table-cell>
          <table:table-cell table:formula="of:=[.C40]-[.B40]*[.$B$1]*1" office:value-type="float" office:value="0.727100874831426" calcext:value-type="float">
            <text:p>0.7271008748</text:p>
          </table:table-cell>
        </table:table-row>
        <table:table-row table:style-name="ro1">
          <table:table-cell table:formula="of:=[.A41]+[.$B$1]" office:value-type="float" office:value="3.9" calcext:value-type="float">
            <text:p>3.9</text:p>
          </table:table-cell>
          <table:table-cell table:formula="of:=[.B41]+[.C41]*[.$B$1]" office:value-type="float" office:value="-0.892096397756849" calcext:value-type="float">
            <text:p>-0.8920963978</text:p>
          </table:table-cell>
          <table:table-cell table:formula="of:=[.C41]-[.B41]*[.$B$1]*1" office:value-type="float" office:value="0.823581523355425" calcext:value-type="float">
            <text:p>0.8235815234</text:p>
          </table:table-cell>
        </table:table-row>
        <table:table-row table:style-name="ro1">
          <table:table-cell table:formula="of:=[.A42]+[.$B$1]" office:value-type="float" office:value="4" calcext:value-type="float">
            <text:p>4</text:p>
          </table:table-cell>
          <table:table-cell table:formula="of:=[.B42]+[.C42]*[.$B$1]" office:value-type="float" office:value="-0.809738245421307" calcext:value-type="float">
            <text:p>-0.8097382454</text:p>
          </table:table-cell>
          <table:table-cell table:formula="of:=[.C42]-[.B42]*[.$B$1]*1" office:value-type="float" office:value="0.91279116313111" calcext:value-type="float">
            <text:p>0.9127911631</text:p>
          </table:table-cell>
        </table:table-row>
        <table:table-row table:style-name="ro1">
          <table:table-cell table:formula="of:=[.A43]+[.$B$1]" office:value-type="float" office:value="4.1" calcext:value-type="float">
            <text:p>4.1</text:p>
          </table:table-cell>
          <table:table-cell table:formula="of:=[.B43]+[.C43]*[.$B$1]" office:value-type="float" office:value="-0.718459129108196" calcext:value-type="float">
            <text:p>-0.7184591291</text:p>
          </table:table-cell>
          <table:table-cell table:formula="of:=[.C43]-[.B43]*[.$B$1]*1" office:value-type="float" office:value="0.993764987673241" calcext:value-type="float">
            <text:p>0.9937649877</text:p>
          </table:table-cell>
        </table:table-row>
        <table:table-row table:style-name="ro1">
          <table:table-cell table:formula="of:=[.A44]+[.$B$1]" office:value-type="float" office:value="4.2" calcext:value-type="float">
            <text:p>4.2</text:p>
          </table:table-cell>
          <table:table-cell table:formula="of:=[.B44]+[.C44]*[.$B$1]" office:value-type="float" office:value="-0.619082630340872" calcext:value-type="float">
            <text:p>-0.6190826303</text:p>
          </table:table-cell>
          <table:table-cell table:formula="of:=[.C44]-[.B44]*[.$B$1]*1" office:value-type="float" office:value="1.06561090058406" calcext:value-type="float">
            <text:p>1.0656109006</text:p>
          </table:table-cell>
        </table:table-row>
        <table:table-row table:style-name="ro1">
          <table:table-cell table:formula="of:=[.A45]+[.$B$1]" office:value-type="float" office:value="4.3" calcext:value-type="float">
            <text:p>4.3</text:p>
          </table:table-cell>
          <table:table-cell table:formula="of:=[.B45]+[.C45]*[.$B$1]" office:value-type="float" office:value="-0.512521540282466" calcext:value-type="float">
            <text:p>-0.5125215403</text:p>
          </table:table-cell>
          <table:table-cell table:formula="of:=[.C45]-[.B45]*[.$B$1]*1" office:value-type="float" office:value="1.12751916361815" calcext:value-type="float">
            <text:p>1.1275191636</text:p>
          </table:table-cell>
        </table:table-row>
        <table:table-row table:style-name="ro1">
          <table:table-cell table:formula="of:=[.A46]+[.$B$1]" office:value-type="float" office:value="4.4" calcext:value-type="float">
            <text:p>4.4</text:p>
          </table:table-cell>
          <table:table-cell table:formula="of:=[.B46]+[.C46]*[.$B$1]" office:value-type="float" office:value="-0.399769623920651" calcext:value-type="float">
            <text:p>-0.3997696239</text:p>
          </table:table-cell>
          <table:table-cell table:formula="of:=[.C46]-[.B46]*[.$B$1]*1" office:value-type="float" office:value="1.17877131764639" calcext:value-type="float">
            <text:p>1.1787713176</text:p>
          </table:table-cell>
        </table:table-row>
        <table:table-row table:style-name="ro1">
          <table:table-cell table:formula="of:=[.A47]+[.$B$1]" office:value-type="float" office:value="4.5" calcext:value-type="float">
            <text:p>4.5</text:p>
          </table:table-cell>
          <table:table-cell table:formula="of:=[.B47]+[.C47]*[.$B$1]" office:value-type="float" office:value="-0.281892492156011" calcext:value-type="float">
            <text:p>-0.2818924922</text:p>
          </table:table-cell>
          <table:table-cell table:formula="of:=[.C47]-[.B47]*[.$B$1]*1" office:value-type="float" office:value="1.21874828003846" calcext:value-type="float">
            <text:p>1.21874828</text:p>
          </table:table-cell>
        </table:table-row>
        <table:table-row table:style-name="ro1">
          <table:table-cell table:formula="of:=[.A48]+[.$B$1]" office:value-type="float" office:value="4.6" calcext:value-type="float">
            <text:p>4.6</text:p>
          </table:table-cell>
          <table:table-cell table:formula="of:=[.B48]+[.C48]*[.$B$1]" office:value-type="float" office:value="-0.160017664152165" calcext:value-type="float">
            <text:p>-0.1600176642</text:p>
          </table:table-cell>
          <table:table-cell table:formula="of:=[.C48]-[.B48]*[.$B$1]*1" office:value-type="float" office:value="1.24693752925406" calcext:value-type="float">
            <text:p>1.2469375293</text:p>
          </table:table-cell>
        </table:table-row>
        <table:table-row table:style-name="ro1">
          <table:table-cell table:formula="of:=[.A49]+[.$B$1]" office:value-type="float" office:value="4.7" calcext:value-type="float">
            <text:p>4.7</text:p>
          </table:table-cell>
          <table:table-cell table:formula="of:=[.B49]+[.C49]*[.$B$1]" office:value-type="float" office:value="-0.0353239112267594" calcext:value-type="float">
            <text:p>-0.0353239112</text:p>
          </table:table-cell>
          <table:table-cell table:formula="of:=[.C49]-[.B49]*[.$B$1]*1" office:value-type="float" office:value="1.26293929566928" calcext:value-type="float">
            <text:p>1.2629392957</text:p>
          </table:table-cell>
        </table:table-row>
        <table:table-row table:style-name="ro1">
          <table:table-cell table:formula="of:=[.A50]+[.$B$1]" office:value-type="float" office:value="4.8" calcext:value-type="float">
            <text:p>4.8</text:p>
          </table:table-cell>
          <table:table-cell table:formula="of:=[.B50]+[.C50]*[.$B$1]" office:value-type="float" office:value="0.0909700183401683" calcext:value-type="float">
            <text:p>0.0909700183</text:p>
          </table:table-cell>
          <table:table-cell table:formula="of:=[.C50]-[.B50]*[.$B$1]*1" office:value-type="float" office:value="1.26647168679195" calcext:value-type="float">
            <text:p>1.2664716868</text:p>
          </table:table-cell>
        </table:table-row>
        <table:table-row table:style-name="ro1">
          <table:table-cell table:formula="of:=[.A51]+[.$B$1]" office:value-type="float" office:value="4.9" calcext:value-type="float">
            <text:p>4.9</text:p>
          </table:table-cell>
          <table:table-cell table:formula="of:=[.B51]+[.C51]*[.$B$1]" office:value-type="float" office:value="0.217617187019364" calcext:value-type="float">
            <text:p>0.217617187</text:p>
          </table:table-cell>
          <table:table-cell table:formula="of:=[.C51]-[.B51]*[.$B$1]*1" office:value-type="float" office:value="1.25737468495794" calcext:value-type="float">
            <text:p>1.257374685</text:p>
          </table:table-cell>
        </table:table-row>
        <table:table-row table:style-name="ro1">
          <table:table-cell table:formula="of:=[.A52]+[.$B$1]" office:value-type="float" office:value="5" calcext:value-type="float">
            <text:p>5</text:p>
          </table:table-cell>
          <table:table-cell table:formula="of:=[.B52]+[.C52]*[.$B$1]" office:value-type="float" office:value="0.343354655515157" calcext:value-type="float">
            <text:p>0.3433546555</text:p>
          </table:table-cell>
          <table:table-cell table:formula="of:=[.C52]-[.B52]*[.$B$1]*1" office:value-type="float" office:value="1.235612966256" calcext:value-type="float">
            <text:p>1.2356129663</text:p>
          </table:table-cell>
        </table:table-row>
        <table:table-row table:style-name="ro1">
          <table:table-cell table:formula="of:=[.A53]+[.$B$1]" office:value-type="float" office:value="5.1" calcext:value-type="float">
            <text:p>5.1</text:p>
          </table:table-cell>
          <table:table-cell table:formula="of:=[.B53]+[.C53]*[.$B$1]" office:value-type="float" office:value="0.466915952140757" calcext:value-type="float">
            <text:p>0.4669159521</text:p>
          </table:table-cell>
          <table:table-cell table:formula="of:=[.C53]-[.B53]*[.$B$1]*1" office:value-type="float" office:value="1.20127750070448" calcext:value-type="float">
            <text:p>1.2012775007</text:p>
          </table:table-cell>
        </table:table-row>
        <table:table-row table:style-name="ro1">
          <table:table-cell table:formula="of:=[.A54]+[.$B$1]" office:value-type="float" office:value="5.2" calcext:value-type="float">
            <text:p>5.2</text:p>
          </table:table-cell>
          <table:table-cell table:formula="of:=[.B54]+[.C54]*[.$B$1]" office:value-type="float" office:value="0.587043702211205" calcext:value-type="float">
            <text:p>0.5870437022</text:p>
          </table:table-cell>
          <table:table-cell table:formula="of:=[.C54]-[.B54]*[.$B$1]*1" office:value-type="float" office:value="1.15458590549041" calcext:value-type="float">
            <text:p>1.1545859055</text:p>
          </table:table-cell>
        </table:table-row>
        <table:table-row table:style-name="ro1">
          <table:table-cell table:formula="of:=[.A55]+[.$B$1]" office:value-type="float" office:value="5.3" calcext:value-type="float">
            <text:p>5.3</text:p>
          </table:table-cell>
          <table:table-cell table:formula="of:=[.B55]+[.C55]*[.$B$1]" office:value-type="float" office:value="0.702502292760246" calcext:value-type="float">
            <text:p>0.7025022928</text:p>
          </table:table-cell>
          <table:table-cell table:formula="of:=[.C55]-[.B55]*[.$B$1]*1" office:value-type="float" office:value="1.09588153526929" calcext:value-type="float">
            <text:p>1.0958815353</text:p>
          </table:table-cell>
        </table:table-row>
        <table:table-row table:style-name="ro1">
          <table:table-cell table:formula="of:=[.A56]+[.$B$1]" office:value-type="float" office:value="5.4" calcext:value-type="float">
            <text:p>5.4</text:p>
          </table:table-cell>
          <table:table-cell table:formula="of:=[.B56]+[.C56]*[.$B$1]" office:value-type="float" office:value="0.812090446287175" calcext:value-type="float">
            <text:p>0.8120904463</text:p>
          </table:table-cell>
          <table:table-cell table:formula="of:=[.C56]-[.B56]*[.$B$1]*1" office:value-type="float" office:value="1.02563130599326" calcext:value-type="float">
            <text:p>1.025631306</text:p>
          </table:table-cell>
        </table:table-row>
        <table:table-row table:style-name="ro1">
          <table:table-cell table:formula="of:=[.A57]+[.$B$1]" office:value-type="float" office:value="5.5" calcext:value-type="float">
            <text:p>5.5</text:p>
          </table:table-cell>
          <table:table-cell table:formula="of:=[.B57]+[.C57]*[.$B$1]" office:value-type="float" office:value="0.914653576886501" calcext:value-type="float">
            <text:p>0.9146535769</text:p>
          </table:table-cell>
          <table:table-cell table:formula="of:=[.C57]-[.B57]*[.$B$1]*1" office:value-type="float" office:value="0.944422261364546" calcext:value-type="float">
            <text:p>0.9444222614</text:p>
          </table:table-cell>
        </table:table-row>
        <table:table-row table:style-name="ro1">
          <table:table-cell table:formula="of:=[.A58]+[.$B$1]" office:value-type="float" office:value="5.6" calcext:value-type="float">
            <text:p>5.6</text:p>
          </table:table-cell>
          <table:table-cell table:formula="of:=[.B58]+[.C58]*[.$B$1]" office:value-type="float" office:value="1.00909580302296" calcext:value-type="float">
            <text:p>1.009095803</text:p>
          </table:table-cell>
          <table:table-cell table:formula="of:=[.C58]-[.B58]*[.$B$1]*1" office:value-type="float" office:value="0.852956903675895" calcext:value-type="float">
            <text:p>0.8529569037</text:p>
          </table:table-cell>
        </table:table-row>
        <table:table-row table:style-name="ro1">
          <table:table-cell table:formula="of:=[.A59]+[.$B$1]" office:value-type="float" office:value="5.7" calcext:value-type="float">
            <text:p>5.7</text:p>
          </table:table-cell>
          <table:table-cell table:formula="of:=[.B59]+[.C59]*[.$B$1]" office:value-type="float" office:value="1.09439149339055" calcext:value-type="float">
            <text:p>1.0943914934</text:p>
          </table:table-cell>
          <table:table-cell table:formula="of:=[.C59]-[.B59]*[.$B$1]*1" office:value-type="float" office:value="0.7520473233736" calcext:value-type="float">
            <text:p>0.7520473234</text:p>
          </table:table-cell>
        </table:table-row>
        <table:table-row table:style-name="ro1">
          <table:table-cell table:formula="of:=[.A60]+[.$B$1]" office:value-type="float" office:value="5.8" calcext:value-type="float">
            <text:p>5.8</text:p>
          </table:table-cell>
          <table:table-cell table:formula="of:=[.B60]+[.C60]*[.$B$1]" office:value-type="float" office:value="1.16959622572791" calcext:value-type="float">
            <text:p>1.1695962257</text:p>
          </table:table-cell>
          <table:table-cell table:formula="of:=[.C60]-[.B60]*[.$B$1]*1" office:value-type="float" office:value="0.642608174034545" calcext:value-type="float">
            <text:p>0.642608174</text:p>
          </table:table-cell>
        </table:table-row>
        <table:table-row table:style-name="ro1">
          <table:table-cell table:formula="of:=[.A61]+[.$B$1]" office:value-type="float" office:value="5.9" calcext:value-type="float">
            <text:p>5.9</text:p>
          </table:table-cell>
          <table:table-cell table:formula="of:=[.B61]+[.C61]*[.$B$1]" office:value-type="float" office:value="1.23385704313136" calcext:value-type="float">
            <text:p>1.2338570431</text:p>
          </table:table-cell>
          <table:table-cell table:formula="of:=[.C61]-[.B61]*[.$B$1]*1" office:value-type="float" office:value="0.525648551461755" calcext:value-type="float">
            <text:p>0.5256485515</text:p>
          </table:table-cell>
        </table:table-row>
        <table:table-row table:style-name="ro1">
          <table:table-cell table:formula="of:=[.A62]+[.$B$1]" office:value-type="float" office:value="6" calcext:value-type="float">
            <text:p>6</text:p>
          </table:table-cell>
          <table:table-cell table:formula="of:=[.B62]+[.C62]*[.$B$1]" office:value-type="float" office:value="1.28642189827754" calcext:value-type="float">
            <text:p>1.2864218983</text:p>
          </table:table-cell>
          <table:table-cell table:formula="of:=[.C62]-[.B62]*[.$B$1]*1" office:value-type="float" office:value="0.402262847148619" calcext:value-type="float">
            <text:p>0.4022628471</text:p>
          </table:table-cell>
        </table:table-row>
        <table:table-row table:style-name="ro1">
          <table:table-cell table:formula="of:=[.A63]+[.$B$1]" office:value-type="float" office:value="6.09999999999999" calcext:value-type="float">
            <text:p>6.1</text:p>
          </table:table-cell>
          <table:table-cell table:formula="of:=[.B63]+[.C63]*[.$B$1]" office:value-type="float" office:value="1.3266481829924" calcext:value-type="float">
            <text:p>1.326648183</text:p>
          </table:table-cell>
          <table:table-cell table:formula="of:=[.C63]-[.B63]*[.$B$1]*1" office:value-type="float" office:value="0.273620657320865" calcext:value-type="float">
            <text:p>0.2736206573</text:p>
          </table:table-cell>
        </table:table-row>
        <table:table-row table:style-name="ro1">
          <table:table-cell table:formula="of:=[.A64]+[.$B$1]" office:value-type="float" office:value="6.19999999999999" calcext:value-type="float">
            <text:p>6.2</text:p>
          </table:table-cell>
          <table:table-cell table:formula="of:=[.B64]+[.C64]*[.$B$1]" office:value-type="float" office:value="1.35401024872448" calcext:value-type="float">
            <text:p>1.3540102487</text:p>
          </table:table-cell>
          <table:table-cell table:formula="of:=[.C64]-[.B64]*[.$B$1]*1" office:value-type="float" office:value="0.140955839021625" calcext:value-type="float">
            <text:p>0.140955839</text:p>
          </table:table-cell>
        </table:table-row>
        <table:table-row table:style-name="ro1">
          <table:table-cell table:formula="of:=[.A65]+[.$B$1]" office:value-type="float" office:value="6.29999999999999" calcext:value-type="float">
            <text:p>6.3</text:p>
          </table:table-cell>
          <table:table-cell table:formula="of:=[.B65]+[.C65]*[.$B$1]" office:value-type="float" office:value="1.36810583262665" calcext:value-type="float">
            <text:p>1.3681058326</text:p>
          </table:table-cell>
          <table:table-cell table:formula="of:=[.C65]-[.B65]*[.$B$1]*1" office:value-type="float" office:value="0.00555481414917702" calcext:value-type="float">
            <text:p>0.0055548141</text:p>
          </table:table-cell>
        </table:table-row>
        <table:table-row table:style-name="ro1">
          <table:table-cell table:formula="of:=[.A66]+[.$B$1]" office:value-type="float" office:value="6.39999999999999" calcext:value-type="float">
            <text:p>6.4</text:p>
          </table:table-cell>
          <table:table-cell table:formula="of:=[.B66]+[.C66]*[.$B$1]" office:value-type="float" office:value="1.36866131404156" calcext:value-type="float">
            <text:p>1.368661314</text:p>
          </table:table-cell>
          <table:table-cell table:formula="of:=[.C66]-[.B66]*[.$B$1]*1" office:value-type="float" office:value="-0.131255769113488" calcext:value-type="float">
            <text:p>-0.1312557691</text:p>
          </table:table-cell>
        </table:table-row>
        <table:table-row table:style-name="ro1">
          <table:table-cell table:formula="of:=[.A67]+[.$B$1]" office:value-type="float" office:value="6.49999999999999" calcext:value-type="float">
            <text:p>6.5</text:p>
          </table:table-cell>
          <table:table-cell table:formula="of:=[.B67]+[.C67]*[.$B$1]" office:value-type="float" office:value="1.35553573713022" calcext:value-type="float">
            <text:p>1.3555357371</text:p>
          </table:table-cell>
          <table:table-cell table:formula="of:=[.C67]-[.B67]*[.$B$1]*1" office:value-type="float" office:value="-0.268121900517644" calcext:value-type="float">
            <text:p>-0.2681219005</text:p>
          </table:table-cell>
        </table:table-row>
        <table:table-row table:style-name="ro1">
          <table:table-cell table:formula="of:=[.A68]+[.$B$1]" office:value-type="float" office:value="6.59999999999999" calcext:value-type="float">
            <text:p>6.6</text:p>
          </table:table-cell>
          <table:table-cell table:formula="of:=[.B68]+[.C68]*[.$B$1]" office:value-type="float" office:value="1.32872354707845" calcext:value-type="float">
            <text:p>1.3287235471</text:p>
          </table:table-cell>
          <table:table-cell table:formula="of:=[.C68]-[.B68]*[.$B$1]*1" office:value-type="float" office:value="-0.403675474230666" calcext:value-type="float">
            <text:p>-0.4036754742</text:p>
          </table:table-cell>
        </table:table-row>
        <table:table-row table:style-name="ro1">
          <table:table-cell table:formula="of:=[.A69]+[.$B$1]" office:value-type="float" office:value="6.69999999999999" calcext:value-type="float">
            <text:p>6.7</text:p>
          </table:table-cell>
          <table:table-cell table:formula="of:=[.B69]+[.C69]*[.$B$1]" office:value-type="float" office:value="1.28835599965538" calcext:value-type="float">
            <text:p>1.2883559997</text:p>
          </table:table-cell>
          <table:table-cell table:formula="of:=[.C69]-[.B69]*[.$B$1]*1" office:value-type="float" office:value="-0.536547828938511" calcext:value-type="float">
            <text:p>-0.5365478289</text:p>
          </table:table-cell>
        </table:table-row>
        <table:table-row table:style-name="ro1">
          <table:table-cell table:formula="of:=[.A70]+[.$B$1]" office:value-type="float" office:value="6.79999999999999" calcext:value-type="float">
            <text:p>6.8</text:p>
          </table:table-cell>
          <table:table-cell table:formula="of:=[.B70]+[.C70]*[.$B$1]" office:value-type="float" office:value="1.23470121676153" calcext:value-type="float">
            <text:p>1.2347012168</text:p>
          </table:table-cell>
          <table:table-cell table:formula="of:=[.C70]-[.B70]*[.$B$1]*1" office:value-type="float" office:value="-0.665383428904049" calcext:value-type="float">
            <text:p>-0.6653834289</text:p>
          </table:table-cell>
        </table:table-row>
        <table:table-row table:style-name="ro1">
          <table:table-cell table:formula="of:=[.A71]+[.$B$1]" office:value-type="float" office:value="6.89999999999999" calcext:value-type="float">
            <text:p>6.9</text:p>
          </table:table-cell>
          <table:table-cell table:formula="of:=[.B71]+[.C71]*[.$B$1]" office:value-type="float" office:value="1.16816287387113" calcext:value-type="float">
            <text:p>1.1681628739</text:p>
          </table:table-cell>
          <table:table-cell table:formula="of:=[.C71]-[.B71]*[.$B$1]*1" office:value-type="float" office:value="-0.788853550580203" calcext:value-type="float">
            <text:p>-0.7888535506</text:p>
          </table:table-cell>
        </table:table-row>
        <table:table-row table:style-name="ro1">
          <table:table-cell table:formula="of:=[.A72]+[.$B$1]" office:value-type="float" office:value="6.99999999999999" calcext:value-type="float">
            <text:p>7</text:p>
          </table:table-cell>
          <table:table-cell table:formula="of:=[.B72]+[.C72]*[.$B$1]" office:value-type="float" office:value="1.08927751881311" calcext:value-type="float">
            <text:p>1.0892775188</text:p>
          </table:table-cell>
          <table:table-cell table:formula="of:=[.C72]-[.B72]*[.$B$1]*1" office:value-type="float" office:value="-0.905669837967315" calcext:value-type="float">
            <text:p>-0.905669838</text:p>
          </table:table-cell>
        </table:table-row>
        <table:table-row table:style-name="ro1">
          <table:table-cell table:formula="of:=[.A73]+[.$B$1]" office:value-type="float" office:value="7.09999999999999" calcext:value-type="float">
            <text:p>7.1</text:p>
          </table:table-cell>
          <table:table-cell table:formula="of:=[.B73]+[.C73]*[.$B$1]" office:value-type="float" office:value="0.998710535016377" calcext:value-type="float">
            <text:p>0.998710535</text:p>
          </table:table-cell>
          <table:table-cell table:formula="of:=[.C73]-[.B73]*[.$B$1]*1" office:value-type="float" office:value="-1.01459758984863" calcext:value-type="float">
            <text:p>-1.0145975898</text:p>
          </table:table-cell>
        </table:table-row>
        <table:table-row table:style-name="ro1">
          <table:table-cell table:formula="of:=[.A74]+[.$B$1]" office:value-type="float" office:value="7.19999999999999" calcext:value-type="float">
            <text:p>7.2</text:p>
          </table:table-cell>
          <table:table-cell table:formula="of:=[.B74]+[.C74]*[.$B$1]" office:value-type="float" office:value="0.897250776031514" calcext:value-type="float">
            <text:p>0.897250776</text:p>
          </table:table-cell>
          <table:table-cell table:formula="of:=[.C74]-[.B74]*[.$B$1]*1" office:value-type="float" office:value="-1.11446864335026" calcext:value-type="float">
            <text:p>-1.1144686434</text:p>
          </table:table-cell>
        </table:table-row>
        <table:table-row table:style-name="ro1">
          <table:table-cell table:formula="of:=[.A75]+[.$B$1]" office:value-type="float" office:value="7.29999999999999" calcext:value-type="float">
            <text:p>7.3</text:p>
          </table:table-cell>
          <table:table-cell table:formula="of:=[.B75]+[.C75]*[.$B$1]" office:value-type="float" office:value="0.785803911696488" calcext:value-type="float">
            <text:p>0.7858039117</text:p>
          </table:table-cell>
          <table:table-cell table:formula="of:=[.C75]-[.B75]*[.$B$1]*1" office:value-type="float" office:value="-1.20419372095342" calcext:value-type="float">
            <text:p>-1.204193721</text:p>
          </table:table-cell>
        </table:table-row>
        <table:table-row table:style-name="ro1">
          <table:table-cell table:formula="of:=[.A76]+[.$B$1]" office:value-type="float" office:value="7.39999999999999" calcext:value-type="float">
            <text:p>7.4</text:p>
          </table:table-cell>
          <table:table-cell table:formula="of:=[.B76]+[.C76]*[.$B$1]" office:value-type="float" office:value="0.665384539601146" calcext:value-type="float">
            <text:p>0.6653845396</text:p>
          </table:table-cell>
          <table:table-cell table:formula="of:=[.C76]-[.B76]*[.$B$1]*1" office:value-type="float" office:value="-1.28277411212306" calcext:value-type="float">
            <text:p>-1.2827741121</text:p>
          </table:table-cell>
        </table:table-row>
        <table:table-row table:style-name="ro1">
          <table:table-cell table:formula="of:=[.A77]+[.$B$1]" office:value-type="float" office:value="7.49999999999999" calcext:value-type="float">
            <text:p>7.5</text:p>
          </table:table-cell>
          <table:table-cell table:formula="of:=[.B77]+[.C77]*[.$B$1]" office:value-type="float" office:value="0.53710712838884" calcext:value-type="float">
            <text:p>0.5371071284</text:p>
          </table:table-cell>
          <table:table-cell table:formula="of:=[.C77]-[.B77]*[.$B$1]*1" office:value-type="float" office:value="-1.34931256608318" calcext:value-type="float">
            <text:p>-1.3493125661</text:p>
          </table:table-cell>
        </table:table-row>
        <table:table-row table:style-name="ro1">
          <table:table-cell table:formula="of:=[.A78]+[.$B$1]" office:value-type="float" office:value="7.59999999999999" calcext:value-type="float">
            <text:p>7.6</text:p>
          </table:table-cell>
          <table:table-cell table:formula="of:=[.B78]+[.C78]*[.$B$1]" office:value-type="float" office:value="0.402175871780522" calcext:value-type="float">
            <text:p>0.4021758718</text:p>
          </table:table-cell>
          <table:table-cell table:formula="of:=[.C78]-[.B78]*[.$B$1]*1" office:value-type="float" office:value="-1.40302327892206" calcext:value-type="float">
            <text:p>-1.4030232789</text:p>
          </table:table-cell>
        </table:table-row>
        <table:table-row table:style-name="ro1">
          <table:table-cell table:formula="of:=[.A79]+[.$B$1]" office:value-type="float" office:value="7.69999999999999" calcext:value-type="float">
            <text:p>7.7</text:p>
          </table:table-cell>
          <table:table-cell table:formula="of:=[.B79]+[.C79]*[.$B$1]" office:value-type="float" office:value="0.261873543888316" calcext:value-type="float">
            <text:p>0.2618735439</text:p>
          </table:table-cell>
          <table:table-cell table:formula="of:=[.C79]-[.B79]*[.$B$1]*1" office:value-type="float" office:value="-1.44324086610011" calcext:value-type="float">
            <text:p>-1.4432408661</text:p>
          </table:table-cell>
        </table:table-row>
        <table:table-row table:style-name="ro1">
          <table:table-cell table:formula="of:=[.A80]+[.$B$1]" office:value-type="float" office:value="7.79999999999999" calcext:value-type="float">
            <text:p>7.8</text:p>
          </table:table-cell>
          <table:table-cell table:formula="of:=[.B80]+[.C80]*[.$B$1]" office:value-type="float" office:value="0.117549457278304" calcext:value-type="float">
            <text:p>0.1175494573</text:p>
          </table:table-cell>
          <table:table-cell table:formula="of:=[.C80]-[.B80]*[.$B$1]*1" office:value-type="float" office:value="-1.46942822048895" calcext:value-type="float">
            <text:p>-1.4694282205</text:p>
          </table:table-cell>
        </table:table-row>
        <table:table-row table:style-name="ro1">
          <table:table-cell table:formula="of:=[.A81]+[.$B$1]" office:value-type="float" office:value="7.89999999999999" calcext:value-type="float">
            <text:p>7.9</text:p>
          </table:table-cell>
          <table:table-cell table:formula="of:=[.B81]+[.C81]*[.$B$1]" office:value-type="float" office:value="-0.0293933647705905" calcext:value-type="float">
            <text:p>-0.0293933648</text:p>
          </table:table-cell>
          <table:table-cell table:formula="of:=[.C81]-[.B81]*[.$B$1]*1" office:value-type="float" office:value="-1.48118316621678" calcext:value-type="float">
            <text:p>-1.4811831662</text:p>
          </table:table-cell>
        </table:table-row>
        <table:table-row table:style-name="ro1">
          <table:table-cell table:formula="of:=[.A82]+[.$B$1]" office:value-type="float" office:value="7.99999999999999" calcext:value-type="float">
            <text:p>8</text:p>
          </table:table-cell>
          <table:table-cell table:formula="of:=[.B82]+[.C82]*[.$B$1]" office:value-type="float" office:value="-0.177511681392268" calcext:value-type="float">
            <text:p>-0.1775116814</text:p>
          </table:table-cell>
          <table:table-cell table:formula="of:=[.C82]-[.B82]*[.$B$1]*1" office:value-type="float" office:value="-1.47824382973972" calcext:value-type="float">
            <text:p>-1.4782438297</text:p>
          </table:table-cell>
        </table:table-row>
        <table:table-row table:style-name="ro1">
          <table:table-cell table:formula="of:=[.A83]+[.$B$1]" office:value-type="float" office:value="8.09999999999999" calcext:value-type="float">
            <text:p>8.1</text:p>
          </table:table-cell>
          <table:table-cell table:formula="of:=[.B83]+[.C83]*[.$B$1]" office:value-type="float" office:value="-0.32533606436624" calcext:value-type="float">
            <text:p>-0.3253360644</text:p>
          </table:table-cell>
          <table:table-cell table:formula="of:=[.C83]-[.B83]*[.$B$1]*1" office:value-type="float" office:value="-1.46049266160049" calcext:value-type="float">
            <text:p>-1.4604926616</text:p>
          </table:table-cell>
        </table:table-row>
        <table:table-row table:style-name="ro1">
          <table:table-cell table:formula="of:=[.A84]+[.$B$1]" office:value-type="float" office:value="8.19999999999999" calcext:value-type="float">
            <text:p>8.2</text:p>
          </table:table-cell>
          <table:table-cell table:formula="of:=[.B84]+[.C84]*[.$B$1]" office:value-type="float" office:value="-0.471385330526289" calcext:value-type="float">
            <text:p>-0.4713853305</text:p>
          </table:table-cell>
          <table:table-cell table:formula="of:=[.C84]-[.B84]*[.$B$1]*1" office:value-type="float" office:value="-1.42795905516387" calcext:value-type="float">
            <text:p>-1.4279590552</text:p>
          </table:table-cell>
        </table:table-row>
        <table:table-row table:style-name="ro1">
          <table:table-cell table:formula="of:=[.A85]+[.$B$1]" office:value-type="float" office:value="8.29999999999999" calcext:value-type="float">
            <text:p>8.3</text:p>
          </table:table-cell>
          <table:table-cell table:formula="of:=[.B85]+[.C85]*[.$B$1]" office:value-type="float" office:value="-0.614181236042676" calcext:value-type="float">
            <text:p>-0.614181236</text:p>
          </table:table-cell>
          <table:table-cell table:formula="of:=[.C85]-[.B85]*[.$B$1]*1" office:value-type="float" office:value="-1.38082052211124" calcext:value-type="float">
            <text:p>-1.3808205221</text:p>
          </table:table-cell>
        </table:table-row>
        <table:table-row table:style-name="ro1">
          <table:table-cell table:formula="of:=[.A86]+[.$B$1]" office:value-type="float" office:value="8.39999999999999" calcext:value-type="float">
            <text:p>8.4</text:p>
          </table:table-cell>
          <table:table-cell table:formula="of:=[.B86]+[.C86]*[.$B$1]" office:value-type="float" office:value="-0.752263288253799" calcext:value-type="float">
            <text:p>-0.7522632883</text:p>
          </table:table-cell>
          <table:table-cell table:formula="of:=[.C86]-[.B86]*[.$B$1]*1" office:value-type="float" office:value="-1.31940239850697" calcext:value-type="float">
            <text:p>-1.3194023985</text:p>
          </table:table-cell>
        </table:table-row>
        <table:table-row table:style-name="ro1">
          <table:table-cell table:formula="of:=[.A87]+[.$B$1]" office:value-type="float" office:value="8.49999999999999" calcext:value-type="float">
            <text:p>8.5</text:p>
          </table:table-cell>
          <table:table-cell table:formula="of:=[.B87]+[.C87]*[.$B$1]" office:value-type="float" office:value="-0.884203528104496" calcext:value-type="float">
            <text:p>-0.8842035281</text:p>
          </table:table-cell>
          <table:table-cell table:formula="of:=[.C87]-[.B87]*[.$B$1]*1" office:value-type="float" office:value="-1.24417606968159" calcext:value-type="float">
            <text:p>-1.2441760697</text:p>
          </table:table-cell>
        </table:table-row>
        <table:table-row table:style-name="ro1">
          <table:table-cell table:formula="of:=[.A88]+[.$B$1]" office:value-type="float" office:value="8.59999999999999" calcext:value-type="float">
            <text:p>8.6</text:p>
          </table:table-cell>
          <table:table-cell table:formula="of:=[.B88]+[.C88]*[.$B$1]" office:value-type="float" office:value="-1.00862113507266" calcext:value-type="float">
            <text:p>-1.0086211351</text:p>
          </table:table-cell>
          <table:table-cell table:formula="of:=[.C88]-[.B88]*[.$B$1]*1" office:value-type="float" office:value="-1.15575571687114" calcext:value-type="float">
            <text:p>-1.1557557169</text:p>
          </table:table-cell>
        </table:table-row>
        <table:table-row table:style-name="ro1">
          <table:table-cell table:formula="of:=[.A89]+[.$B$1]" office:value-type="float" office:value="8.69999999999999" calcext:value-type="float">
            <text:p>8.7</text:p>
          </table:table-cell>
          <table:table-cell table:formula="of:=[.B89]+[.C89]*[.$B$1]" office:value-type="float" office:value="-1.12419670675977" calcext:value-type="float">
            <text:p>-1.1241967068</text:p>
          </table:table-cell>
          <table:table-cell table:formula="of:=[.C89]-[.B89]*[.$B$1]*1" office:value-type="float" office:value="-1.05489360336388" calcext:value-type="float">
            <text:p>-1.0548936034</text:p>
          </table:table-cell>
        </table:table-row>
        <table:table-row table:style-name="ro1">
          <table:table-cell table:formula="of:=[.A90]+[.$B$1]" office:value-type="float" office:value="8.79999999999999" calcext:value-type="float">
            <text:p>8.8</text:p>
          </table:table-cell>
          <table:table-cell table:formula="of:=[.B90]+[.C90]*[.$B$1]" office:value-type="float" office:value="-1.22968606709616" calcext:value-type="float">
            <text:p>-1.2296860671</text:p>
          </table:table-cell>
          <table:table-cell table:formula="of:=[.C90]-[.B90]*[.$B$1]*1" office:value-type="float" office:value="-0.942473932687898" calcext:value-type="float">
            <text:p>-0.9424739327</text:p>
          </table:table-cell>
        </table:table-row>
        <table:table-row table:style-name="ro1">
          <table:table-cell table:formula="of:=[.A91]+[.$B$1]" office:value-type="float" office:value="8.89999999999998" calcext:value-type="float">
            <text:p>8.9</text:p>
          </table:table-cell>
          <table:table-cell table:formula="of:=[.B91]+[.C91]*[.$B$1]" office:value-type="float" office:value="-1.32393346036495" calcext:value-type="float">
            <text:p>-1.3239334604</text:p>
          </table:table-cell>
          <table:table-cell table:formula="of:=[.C91]-[.B91]*[.$B$1]*1" office:value-type="float" office:value="-0.819505325978282" calcext:value-type="float">
            <text:p>-0.819505326</text:p>
          </table:table-cell>
        </table:table-row>
        <table:table-row table:style-name="ro1">
          <table:table-cell table:formula="of:=[.A92]+[.$B$1]" office:value-type="float" office:value="8.99999999999998" calcext:value-type="float">
            <text:p>9</text:p>
          </table:table-cell>
          <table:table-cell table:formula="of:=[.B92]+[.C92]*[.$B$1]" office:value-type="float" office:value="-1.40588399296278" calcext:value-type="float">
            <text:p>-1.405883993</text:p>
          </table:table-cell>
          <table:table-cell table:formula="of:=[.C92]-[.B92]*[.$B$1]*1" office:value-type="float" office:value="-0.687111979941788" calcext:value-type="float">
            <text:p>-0.6871119799</text:p>
          </table:table-cell>
        </table:table-row>
        <table:table-row table:style-name="ro1">
          <table:table-cell table:formula="of:=[.A93]+[.$B$1]" office:value-type="float" office:value="9.09999999999998" calcext:value-type="float">
            <text:p>9.1</text:p>
          </table:table-cell>
          <table:table-cell table:formula="of:=[.B93]+[.C93]*[.$B$1]" office:value-type="float" office:value="-1.47459519095695" calcext:value-type="float">
            <text:p>-1.474595191</text:p>
          </table:table-cell>
          <table:table-cell table:formula="of:=[.C93]-[.B93]*[.$B$1]*1" office:value-type="float" office:value="-0.54652358064551" calcext:value-type="float">
            <text:p>-0.5465235806</text:p>
          </table:table-cell>
        </table:table-row>
        <table:table-row table:style-name="ro1">
          <table:table-cell table:formula="of:=[.A94]+[.$B$1]" office:value-type="float" office:value="9.19999999999998" calcext:value-type="float">
            <text:p>9.2</text:p>
          </table:table-cell>
          <table:table-cell table:formula="of:=[.B94]+[.C94]*[.$B$1]" office:value-type="float" office:value="-1.52924754902151" calcext:value-type="float">
            <text:p>-1.529247549</text:p>
          </table:table-cell>
          <table:table-cell table:formula="of:=[.C94]-[.B94]*[.$B$1]*1" office:value-type="float" office:value="-0.399064061549815" calcext:value-type="float">
            <text:p>-0.3990640615</text:p>
          </table:table-cell>
        </table:table-row>
        <table:table-row table:style-name="ro1">
          <table:table-cell table:formula="of:=[.A95]+[.$B$1]" office:value-type="float" office:value="9.29999999999998" calcext:value-type="float">
            <text:p>9.3</text:p>
          </table:table-cell>
          <table:table-cell table:formula="of:=[.B95]+[.C95]*[.$B$1]" office:value-type="float" office:value="-1.56915395517649" calcext:value-type="float">
            <text:p>-1.5691539552</text:p>
          </table:table-cell>
          <table:table-cell table:formula="of:=[.C95]-[.B95]*[.$B$1]*1" office:value-type="float" office:value="-0.246139306647664" calcext:value-type="float">
            <text:p>-0.2461393066</text:p>
          </table:table-cell>
        </table:table-row>
        <table:table-row table:style-name="ro1">
          <table:table-cell table:formula="of:=[.A96]+[.$B$1]" office:value-type="float" office:value="9.39999999999998" calcext:value-type="float">
            <text:p>9.4</text:p>
          </table:table-cell>
          <table:table-cell table:formula="of:=[.B96]+[.C96]*[.$B$1]" office:value-type="float" office:value="-1.59376788584125" calcext:value-type="float">
            <text:p>-1.5937678858</text:p>
          </table:table-cell>
          <table:table-cell table:formula="of:=[.C96]-[.B96]*[.$B$1]*1" office:value-type="float" office:value="-0.0892239111300154" calcext:value-type="float">
            <text:p>-0.0892239111</text:p>
          </table:table-cell>
        </table:table-row>
        <table:table-row table:style-name="ro1">
          <table:table-cell table:formula="of:=[.A97]+[.$B$1]" office:value-type="float" office:value="9.49999999999998" calcext:value-type="float">
            <text:p>9.5</text:p>
          </table:table-cell>
          <table:table-cell table:formula="of:=[.B97]+[.C97]*[.$B$1]" office:value-type="float" office:value="-1.60269027695425" calcext:value-type="float">
            <text:p>-1.602690277</text:p>
          </table:table-cell>
          <table:table-cell table:formula="of:=[.C97]-[.B97]*[.$B$1]*1" office:value-type="float" office:value="0.0701528774541099" calcext:value-type="float">
            <text:p>0.0701528775</text:p>
          </table:table-cell>
        </table:table-row>
        <table:table-row table:style-name="ro1">
          <table:table-cell table:formula="of:=[.A98]+[.$B$1]" office:value-type="float" office:value="9.59999999999998" calcext:value-type="float">
            <text:p>9.6</text:p>
          </table:table-cell>
          <table:table-cell table:formula="of:=[.B98]+[.C98]*[.$B$1]" office:value-type="float" office:value="-1.59567498920884" calcext:value-type="float">
            <text:p>-1.5956749892</text:p>
          </table:table-cell>
          <table:table-cell table:formula="of:=[.C98]-[.B98]*[.$B$1]*1" office:value-type="float" office:value="0.230421905149535" calcext:value-type="float">
            <text:p>0.2304219051</text:p>
          </table:table-cell>
        </table:table-row>
        <table:table-row table:style-name="ro1">
          <table:table-cell table:formula="of:=[.A99]+[.$B$1]" office:value-type="float" office:value="9.69999999999998" calcext:value-type="float">
            <text:p>9.7</text:p>
          </table:table-cell>
          <table:table-cell table:formula="of:=[.B99]+[.C99]*[.$B$1]" office:value-type="float" office:value="-1.57263279869389" calcext:value-type="float">
            <text:p>-1.5726327987</text:p>
          </table:table-cell>
          <table:table-cell table:formula="of:=[.C99]-[.B99]*[.$B$1]*1" office:value-type="float" office:value="0.38998940407042" calcext:value-type="float">
            <text:p>0.3899894041</text:p>
          </table:table-cell>
        </table:table-row>
        <table:table-row table:style-name="ro1">
          <table:table-cell table:formula="of:=[.A100]+[.$B$1]" office:value-type="float" office:value="9.79999999999998" calcext:value-type="float">
            <text:p>9.8</text:p>
          </table:table-cell>
          <table:table-cell table:formula="of:=[.B100]+[.C100]*[.$B$1]" office:value-type="float" office:value="-1.53363385828685" calcext:value-type="float">
            <text:p>-1.5336338583</text:p>
          </table:table-cell>
          <table:table-cell table:formula="of:=[.C100]-[.B100]*[.$B$1]*1" office:value-type="float" office:value="0.547252683939809" calcext:value-type="float">
            <text:p>0.5472526839</text:p>
          </table:table-cell>
        </table:table-row>
        <table:table-row table:style-name="ro1">
          <table:table-cell table:formula="of:=[.A101]+[.$B$1]" office:value-type="float" office:value="9.89999999999998" calcext:value-type="float">
            <text:p>9.9</text:p>
          </table:table-cell>
          <table:table-cell table:formula="of:=[.B101]+[.C101]*[.$B$1]" office:value-type="float" office:value="-1.47890858989287" calcext:value-type="float">
            <text:p>-1.4789085899</text:p>
          </table:table-cell>
          <table:table-cell table:formula="of:=[.C101]-[.B101]*[.$B$1]*1" office:value-type="float" office:value="0.700616069768493" calcext:value-type="float">
            <text:p>0.7006160698</text:p>
          </table:table-cell>
        </table:table-row>
        <table:table-row table:style-name="ro1">
          <table:table-cell table:formula="of:=[.A102]+[.$B$1]" office:value-type="float" office:value="9.99999999999998" calcext:value-type="float">
            <text:p>10</text:p>
          </table:table-cell>
          <table:table-cell table:formula="of:=[.B102]+[.C102]*[.$B$1]" office:value-type="float" office:value="-1.40884698291602" calcext:value-type="float">
            <text:p>-1.4088469829</text:p>
          </table:table-cell>
          <table:table-cell table:formula="of:=[.C102]-[.B102]*[.$B$1]*1" office:value-type="float" office:value="0.84850692875778" calcext:value-type="float">
            <text:p>0.8485069288</text:p>
          </table:table-cell>
        </table:table-row>
        <table:table-row table:style-name="ro1">
          <table:table-cell table:formula="of:=[.A103]+[.$B$1]" office:value-type="float" office:value="10.1" calcext:value-type="float">
            <text:p>10.1</text:p>
          </table:table-cell>
          <table:table-cell table:formula="of:=[.B103]+[.C103]*[.$B$1]" office:value-type="float" office:value="-1.32399629004024" calcext:value-type="float">
            <text:p>-1.32399629</text:p>
          </table:table-cell>
          <table:table-cell table:formula="of:=[.C103]-[.B103]*[.$B$1]*1" office:value-type="float" office:value="0.989391627049382" calcext:value-type="float">
            <text:p>0.989391627</text:p>
          </table:table-cell>
        </table:table-row>
        <table:table-row table:style-name="ro1">
          <table:table-cell table:formula="of:=[.A104]+[.$B$1]" office:value-type="float" office:value="10.2" calcext:value-type="float">
            <text:p>10.2</text:p>
          </table:table-cell>
          <table:table-cell table:formula="of:=[.B104]+[.C104]*[.$B$1]" office:value-type="float" office:value="-1.2250571273353" calcext:value-type="float">
            <text:p>-1.2250571273</text:p>
          </table:table-cell>
          <table:table-cell table:formula="of:=[.C104]-[.B104]*[.$B$1]*1" office:value-type="float" office:value="1.12179125605341" calcext:value-type="float">
            <text:p>1.1217912561</text:p>
          </table:table-cell>
        </table:table-row>
        <table:table-row table:style-name="ro1">
          <table:table-cell table:formula="of:=[.A105]+[.$B$1]" office:value-type="float" office:value="10.3" calcext:value-type="float">
            <text:p>10.3</text:p>
          </table:table-cell>
          <table:table-cell table:formula="of:=[.B105]+[.C105]*[.$B$1]" office:value-type="float" office:value="-1.11287800172996" calcext:value-type="float">
            <text:p>-1.1128780017</text:p>
          </table:table-cell>
          <table:table-cell table:formula="of:=[.C105]-[.B105]*[.$B$1]*1" office:value-type="float" office:value="1.24429696878694" calcext:value-type="float">
            <text:p>1.2442969688</text:p>
          </table:table-cell>
        </table:table-row>
        <table:table-row table:style-name="ro1">
          <table:table-cell table:formula="of:=[.A106]+[.$B$1]" office:value-type="float" office:value="10.4" calcext:value-type="float">
            <text:p>10.4</text:p>
          </table:table-cell>
          <table:table-cell table:formula="of:=[.B106]+[.C106]*[.$B$1]" office:value-type="float" office:value="-0.988448304851267" calcext:value-type="float">
            <text:p>-0.9884483049</text:p>
          </table:table-cell>
          <table:table-cell table:formula="of:=[.C106]-[.B106]*[.$B$1]*1" office:value-type="float" office:value="1.35558476895993" calcext:value-type="float">
            <text:p>1.355584769</text:p>
          </table:table-cell>
        </table:table-row>
        <table:table-row table:style-name="ro1">
          <table:table-cell table:formula="of:=[.A107]+[.$B$1]" office:value-type="float" office:value="10.5" calcext:value-type="float">
            <text:p>10.5</text:p>
          </table:table-cell>
          <table:table-cell table:formula="of:=[.B107]+[.C107]*[.$B$1]" office:value-type="float" office:value="-0.852889827955274" calcext:value-type="float">
            <text:p>-0.852889828</text:p>
          </table:table-cell>
          <table:table-cell table:formula="of:=[.C107]-[.B107]*[.$B$1]*1" office:value-type="float" office:value="1.45442959944506" calcext:value-type="float">
            <text:p>1.4544295994</text:p>
          </table:table-cell>
        </table:table-row>
        <table:table-row table:style-name="ro1">
          <table:table-cell table:formula="of:=[.A108]+[.$B$1]" office:value-type="float" office:value="10.6" calcext:value-type="float">
            <text:p>10.6</text:p>
          </table:table-cell>
          <table:table-cell table:formula="of:=[.B108]+[.C108]*[.$B$1]" office:value-type="float" office:value="-0.707446868010768" calcext:value-type="float">
            <text:p>-0.707446868</text:p>
          </table:table-cell>
          <table:table-cell table:formula="of:=[.C108]-[.B108]*[.$B$1]*1" office:value-type="float" office:value="1.53971858224059" calcext:value-type="float">
            <text:p>1.5397185822</text:p>
          </table:table-cell>
        </table:table-row>
        <table:table-row table:style-name="ro1">
          <table:table-cell table:formula="of:=[.A109]+[.$B$1]" office:value-type="float" office:value="10.7" calcext:value-type="float">
            <text:p>10.7</text:p>
          </table:table-cell>
          <table:table-cell table:formula="of:=[.B109]+[.C109]*[.$B$1]" office:value-type="float" office:value="-0.55347500978671" calcext:value-type="float">
            <text:p>-0.5534750098</text:p>
          </table:table-cell>
          <table:table-cell table:formula="of:=[.C109]-[.B109]*[.$B$1]*1" office:value-type="float" office:value="1.61046326904166" calcext:value-type="float">
            <text:p>1.610463269</text:p>
          </table:table-cell>
        </table:table-row>
        <table:table-row table:style-name="ro1">
          <table:table-cell table:formula="of:=[.A110]+[.$B$1]" office:value-type="float" office:value="10.8" calcext:value-type="float">
            <text:p>10.8</text:p>
          </table:table-cell>
          <table:table-cell table:formula="of:=[.B110]+[.C110]*[.$B$1]" office:value-type="float" office:value="-0.392428682882543" calcext:value-type="float">
            <text:p>-0.3924286829</text:p>
          </table:table-cell>
          <table:table-cell table:formula="of:=[.C110]-[.B110]*[.$B$1]*1" office:value-type="float" office:value="1.66581077002033" calcext:value-type="float">
            <text:p>1.66581077</text:p>
          </table:table-cell>
        </table:table-row>
        <table:table-row table:style-name="ro1">
          <table:table-cell table:formula="of:=[.A111]+[.$B$1]" office:value-type="float" office:value="10.9" calcext:value-type="float">
            <text:p>10.9</text:p>
          </table:table-cell>
          <table:table-cell table:formula="of:=[.B111]+[.C111]*[.$B$1]" office:value-type="float" office:value="-0.22584760588051" calcext:value-type="float">
            <text:p>-0.2258476059</text:p>
          </table:table-cell>
          <table:table-cell table:formula="of:=[.C111]-[.B111]*[.$B$1]*1" office:value-type="float" office:value="1.70505363830859" calcext:value-type="float">
            <text:p>1.7050536383</text:p>
          </table:table-cell>
        </table:table-row>
        <table:table-row table:style-name="ro1">
          <table:table-cell table:formula="of:=[.A112]+[.$B$1]" office:value-type="float" office:value="11" calcext:value-type="float">
            <text:p>11</text:p>
          </table:table-cell>
          <table:table-cell table:formula="of:=[.B112]+[.C112]*[.$B$1]" office:value-type="float" office:value="-0.055342242049651" calcext:value-type="float">
            <text:p>-0.055342242</text:p>
          </table:table-cell>
          <table:table-cell table:formula="of:=[.C112]-[.B112]*[.$B$1]*1" office:value-type="float" office:value="1.72763839889664" calcext:value-type="float">
            <text:p>1.7276383989</text:p>
          </table:table-cell>
        </table:table-row>
        <table:table-row table:style-name="ro1">
          <table:table-cell table:formula="of:=[.A113]+[.$B$1]" office:value-type="float" office:value="11.1" calcext:value-type="float">
            <text:p>11.1</text:p>
          </table:table-cell>
          <table:table-cell table:formula="of:=[.B113]+[.C113]*[.$B$1]" office:value-type="float" office:value="0.117421597840013" calcext:value-type="float">
            <text:p>0.1174215978</text:p>
          </table:table-cell>
          <table:table-cell table:formula="of:=[.C113]-[.B113]*[.$B$1]*1" office:value-type="float" office:value="1.7331726231016" calcext:value-type="float">
            <text:p>1.7331726231</text:p>
          </table:table-cell>
        </table:table-row>
        <table:table-row table:style-name="ro1">
          <table:table-cell table:formula="of:=[.A114]+[.$B$1]" office:value-type="float" office:value="11.2" calcext:value-type="float">
            <text:p>11.2</text:p>
          </table:table-cell>
          <table:table-cell table:formula="of:=[.B114]+[.C114]*[.$B$1]" office:value-type="float" office:value="0.290738860150173" calcext:value-type="float">
            <text:p>0.2907388602</text:p>
          </table:table-cell>
          <table:table-cell table:formula="of:=[.C114]-[.B114]*[.$B$1]*1" office:value-type="float" office:value="1.7214304633176" calcext:value-type="float">
            <text:p>1.7214304633</text:p>
          </table:table-cell>
        </table:table-row>
        <table:table-row table:style-name="ro1">
          <table:table-cell table:formula="of:=[.A115]+[.$B$1]" office:value-type="float" office:value="11.3" calcext:value-type="float">
            <text:p>11.3</text:p>
          </table:table-cell>
          <table:table-cell table:formula="of:=[.B115]+[.C115]*[.$B$1]" office:value-type="float" office:value="0.462881906481934" calcext:value-type="float">
            <text:p>0.4628819065</text:p>
          </table:table-cell>
          <table:table-cell table:formula="of:=[.C115]-[.B115]*[.$B$1]*1" office:value-type="float" office:value="1.69235657730259" calcext:value-type="float">
            <text:p>1.6923565773</text:p>
          </table:table-cell>
        </table:table-row>
        <table:table-row table:style-name="ro1">
          <table:table-cell table:formula="of:=[.A116]+[.$B$1]" office:value-type="float" office:value="11.4" calcext:value-type="float">
            <text:p>11.4</text:p>
          </table:table-cell>
          <table:table-cell table:formula="of:=[.B116]+[.C116]*[.$B$1]" office:value-type="float" office:value="0.632117564212192" calcext:value-type="float">
            <text:p>0.6321175642</text:p>
          </table:table-cell>
          <table:table-cell table:formula="of:=[.C116]-[.B116]*[.$B$1]*1" office:value-type="float" office:value="1.64606838665439" calcext:value-type="float">
            <text:p>1.6460683867</text:p>
          </table:table-cell>
        </table:table-row>
        <table:table-row table:style-name="ro1">
          <table:table-cell table:formula="of:=[.A117]+[.$B$1]" office:value-type="float" office:value="11.5" calcext:value-type="float">
            <text:p>11.5</text:p>
          </table:table-cell>
          <table:table-cell table:formula="of:=[.B117]+[.C117]*[.$B$1]" office:value-type="float" office:value="0.796724402877632" calcext:value-type="float">
            <text:p>0.7967244029</text:p>
          </table:table-cell>
          <table:table-cell table:formula="of:=[.C117]-[.B117]*[.$B$1]*1" office:value-type="float" office:value="1.58285663023317" calcext:value-type="float">
            <text:p>1.5828566302</text:p>
          </table:table-cell>
        </table:table-row>
        <table:table-row table:style-name="ro1">
          <table:table-cell table:formula="of:=[.A118]+[.$B$1]" office:value-type="float" office:value="11.6" calcext:value-type="float">
            <text:p>11.6</text:p>
          </table:table-cell>
          <table:table-cell table:formula="of:=[.B118]+[.C118]*[.$B$1]" office:value-type="float" office:value="0.955010065900949" calcext:value-type="float">
            <text:p>0.9550100659</text:p>
          </table:table-cell>
          <table:table-cell table:formula="of:=[.C118]-[.B118]*[.$B$1]*1" office:value-type="float" office:value="1.50318418994541" calcext:value-type="float">
            <text:p>1.5031841899</text:p>
          </table:table-cell>
        </table:table-row>
        <table:table-row table:style-name="ro1">
          <table:table-cell table:formula="of:=[.A119]+[.$B$1]" office:value-type="float" office:value="11.7" calcext:value-type="float">
            <text:p>11.7</text:p>
          </table:table-cell>
          <table:table-cell table:formula="of:=[.B119]+[.C119]*[.$B$1]" office:value-type="float" office:value="1.10532848489549" calcext:value-type="float">
            <text:p>1.1053284849</text:p>
          </table:table-cell>
          <table:table-cell table:formula="of:=[.C119]-[.B119]*[.$B$1]*1" office:value-type="float" office:value="1.40768318335532" calcext:value-type="float">
            <text:p>1.4076831834</text:p>
          </table:table-cell>
        </table:table-row>
        <table:table-row table:style-name="ro1">
          <table:table-cell table:formula="of:=[.A120]+[.$B$1]" office:value-type="float" office:value="11.8" calcext:value-type="float">
            <text:p>11.8</text:p>
          </table:table-cell>
          <table:table-cell table:formula="of:=[.B120]+[.C120]*[.$B$1]" office:value-type="float" office:value="1.24609680323102" calcext:value-type="float">
            <text:p>1.2460968032</text:p>
          </table:table-cell>
          <table:table-cell table:formula="of:=[.C120]-[.B120]*[.$B$1]*1" office:value-type="float" office:value="1.29715033486577" calcext:value-type="float">
            <text:p>1.2971503349</text:p>
          </table:table-cell>
        </table:table-row>
        <table:table-row table:style-name="ro1">
          <table:table-cell table:formula="of:=[.A121]+[.$B$1]" office:value-type="float" office:value="11.9" calcext:value-type="float">
            <text:p>11.9</text:p>
          </table:table-cell>
          <table:table-cell table:formula="of:=[.B121]+[.C121]*[.$B$1]" office:value-type="float" office:value="1.3758118367176" calcext:value-type="float">
            <text:p>1.3758118367</text:p>
          </table:table-cell>
          <table:table-cell table:formula="of:=[.C121]-[.B121]*[.$B$1]*1" office:value-type="float" office:value="1.17254065454266" calcext:value-type="float">
            <text:p>1.1725406545</text:p>
          </table:table-cell>
        </table:table-row>
        <table:table-row table:style-name="ro1">
          <table:table-cell table:formula="of:=[.A122]+[.$B$1]" office:value-type="float" office:value="12" calcext:value-type="float">
            <text:p>12</text:p>
          </table:table-cell>
          <table:table-cell table:formula="of:=[.B122]+[.C122]*[.$B$1]" office:value-type="float" office:value="1.49306590217186" calcext:value-type="float">
            <text:p>1.4930659022</text:p>
          </table:table-cell>
          <table:table-cell table:formula="of:=[.C122]-[.B122]*[.$B$1]*1" office:value-type="float" office:value="1.0349594708709" calcext:value-type="float">
            <text:p>1.0349594709</text:p>
          </table:table-cell>
        </table:table-row>
        <table:table-row table:style-name="ro1">
          <table:table-cell table:formula="of:=[.A123]+[.$B$1]" office:value-type="float" office:value="12.1" calcext:value-type="float">
            <text:p>12.1</text:p>
          </table:table-cell>
          <table:table-cell table:formula="of:=[.B123]+[.C123]*[.$B$1]" office:value-type="float" office:value="1.59656184925896" calcext:value-type="float">
            <text:p>1.5965618493</text:p>
          </table:table-cell>
          <table:table-cell table:formula="of:=[.C123]-[.B123]*[.$B$1]*1" office:value-type="float" office:value="0.885652880653718" calcext:value-type="float">
            <text:p>0.8856528807</text:p>
          </table:table-cell>
        </table:table-row>
        <table:table-row table:style-name="ro1">
          <table:table-cell table:formula="of:=[.A124]+[.$B$1]" office:value-type="float" office:value="12.2" calcext:value-type="float">
            <text:p>12.2</text:p>
          </table:table-cell>
          <table:table-cell table:formula="of:=[.B124]+[.C124]*[.$B$1]" office:value-type="float" office:value="1.68512713732433" calcext:value-type="float">
            <text:p>1.6851271373</text:p>
          </table:table-cell>
          <table:table-cell table:formula="of:=[.C124]-[.B124]*[.$B$1]*1" office:value-type="float" office:value="0.725996695727822" calcext:value-type="float">
            <text:p>0.7259966957</text:p>
          </table:table-cell>
        </table:table-row>
        <table:table-row table:style-name="ro1">
          <table:table-cell table:formula="of:=[.A125]+[.$B$1]" office:value-type="float" office:value="12.3" calcext:value-type="float">
            <text:p>12.3</text:p>
          </table:table-cell>
          <table:table-cell table:formula="of:=[.B125]+[.C125]*[.$B$1]" office:value-type="float" office:value="1.75772680689711" calcext:value-type="float">
            <text:p>1.7577268069</text:p>
          </table:table-cell>
          <table:table-cell table:formula="of:=[.C125]-[.B125]*[.$B$1]*1" office:value-type="float" office:value="0.55748398199539" calcext:value-type="float">
            <text:p>0.557483982</text:p>
          </table:table-cell>
        </table:table-row>
        <table:table-row table:style-name="ro1">
          <table:table-cell table:formula="of:=[.A126]+[.$B$1]" office:value-type="float" office:value="12.4" calcext:value-type="float">
            <text:p>12.4</text:p>
          </table:table-cell>
          <table:table-cell table:formula="of:=[.B126]+[.C126]*[.$B$1]" office:value-type="float" office:value="1.81347520509665" calcext:value-type="float">
            <text:p>1.8134752051</text:p>
          </table:table-cell>
          <table:table-cell table:formula="of:=[.C126]-[.B126]*[.$B$1]*1" office:value-type="float" office:value="0.381711301305679" calcext:value-type="float">
            <text:p>0.3817113013</text:p>
          </table:table-cell>
        </table:table-row>
        <table:table-row table:style-name="ro1">
          <table:table-cell table:formula="of:=[.A127]+[.$B$1]" office:value-type="float" office:value="12.5" calcext:value-type="float">
            <text:p>12.5</text:p>
          </table:table-cell>
          <table:table-cell table:formula="of:=[.B127]+[.C127]*[.$B$1]" office:value-type="float" office:value="1.85164633522722" calcext:value-type="float">
            <text:p>1.8516463352</text:p>
          </table:table-cell>
          <table:table-cell table:formula="of:=[.C127]-[.B127]*[.$B$1]*1" office:value-type="float" office:value="0.200363780796014" calcext:value-type="float">
            <text:p>0.2003637808</text:p>
          </table:table-cell>
        </table:table-row>
        <table:table-row table:style-name="ro1">
          <table:table-cell table:formula="of:=[.A128]+[.$B$1]" office:value-type="float" office:value="12.6" calcext:value-type="float">
            <text:p>12.6</text:p>
          </table:table-cell>
          <table:table-cell table:formula="of:=[.B128]+[.C128]*[.$B$1]" office:value-type="float" office:value="1.87168271330682" calcext:value-type="float">
            <text:p>1.8716827133</text:p>
          </table:table-cell>
          <table:table-cell table:formula="of:=[.C128]-[.B128]*[.$B$1]*1" office:value-type="float" office:value="0.0151991472732924" calcext:value-type="float">
            <text:p>0.0151991473</text:p>
          </table:table-cell>
        </table:table-row>
        <table:table-row table:style-name="ro1">
          <table:table-cell table:formula="of:=[.A129]+[.$B$1]" office:value-type="float" office:value="12.7" calcext:value-type="float">
            <text:p>12.7</text:p>
          </table:table-cell>
          <table:table-cell table:formula="of:=[.B129]+[.C129]*[.$B$1]" office:value-type="float" office:value="1.87320262803415" calcext:value-type="float">
            <text:p>1.873202628</text:p>
          </table:table-cell>
          <table:table-cell table:formula="of:=[.C129]-[.B129]*[.$B$1]*1" office:value-type="float" office:value="-0.171969124057389" calcext:value-type="float">
            <text:p>-0.1719691241</text:p>
          </table:table-cell>
        </table:table-row>
        <table:table-row table:style-name="ro1">
          <table:table-cell table:formula="of:=[.A130]+[.$B$1]" office:value-type="float" office:value="12.8" calcext:value-type="float">
            <text:p>12.8</text:p>
          </table:table-cell>
          <table:table-cell table:formula="of:=[.B130]+[.C130]*[.$B$1]" office:value-type="float" office:value="1.85600571562841" calcext:value-type="float">
            <text:p>1.8560057156</text:p>
          </table:table-cell>
          <table:table-cell table:formula="of:=[.C130]-[.B130]*[.$B$1]*1" office:value-type="float" office:value="-0.359289386860804" calcext:value-type="float">
            <text:p>-0.3592893869</text:p>
          </table:table-cell>
        </table:table-row>
        <table:table-row table:style-name="ro1">
          <table:table-cell table:formula="of:=[.A131]+[.$B$1]" office:value-type="float" office:value="12.9" calcext:value-type="float">
            <text:p>12.9</text:p>
          </table:table-cell>
          <table:table-cell table:formula="of:=[.B131]+[.C131]*[.$B$1]" office:value-type="float" office:value="1.82007677694233" calcext:value-type="float">
            <text:p>1.8200767769</text:p>
          </table:table-cell>
          <table:table-cell table:formula="of:=[.C131]-[.B131]*[.$B$1]*1" office:value-type="float" office:value="-0.544889958423645" calcext:value-type="float">
            <text:p>-0.5448899584</text:p>
          </table:table-cell>
        </table:table-row>
        <table:table-row table:style-name="ro1">
          <table:table-cell table:formula="of:=[.A132]+[.$B$1]" office:value-type="float" office:value="13" calcext:value-type="float">
            <text:p>13</text:p>
          </table:table-cell>
          <table:table-cell table:formula="of:=[.B132]+[.C132]*[.$B$1]" office:value-type="float" office:value="1.76558778109996" calcext:value-type="float">
            <text:p>1.7655877811</text:p>
          </table:table-cell>
          <table:table-cell table:formula="of:=[.C132]-[.B132]*[.$B$1]*1" office:value-type="float" office:value="-0.726897636117878" calcext:value-type="float">
            <text:p>-0.7268976361</text:p>
          </table:table-cell>
        </table:table-row>
        <table:table-row table:style-name="ro1">
          <table:table-cell table:formula="of:=[.A133]+[.$B$1]" office:value-type="float" office:value="13.1" calcext:value-type="float">
            <text:p>13.1</text:p>
          </table:table-cell>
          <table:table-cell table:formula="of:=[.B133]+[.C133]*[.$B$1]" office:value-type="float" office:value="1.69289801748818" calcext:value-type="float">
            <text:p>1.6928980175</text:p>
          </table:table-cell>
          <table:table-cell table:formula="of:=[.C133]-[.B133]*[.$B$1]*1" office:value-type="float" office:value="-0.903456414227874" calcext:value-type="float">
            <text:p>-0.9034564142</text:p>
          </table:table-cell>
        </table:table-row>
        <table:table-row table:style-name="ro1">
          <table:table-cell table:formula="of:=[.A134]+[.$B$1]" office:value-type="float" office:value="13.2" calcext:value-type="float">
            <text:p>13.2</text:p>
          </table:table-cell>
          <table:table-cell table:formula="of:=[.B134]+[.C134]*[.$B$1]" office:value-type="float" office:value="1.60255237606539" calcext:value-type="float">
            <text:p>1.6025523761</text:p>
          </table:table-cell>
          <table:table-cell table:formula="of:=[.C134]-[.B134]*[.$B$1]*1" office:value-type="float" office:value="-1.07274621597669" calcext:value-type="float">
            <text:p>-1.072746216</text:p>
          </table:table-cell>
        </table:table-row>
        <table:table-row table:style-name="ro1">
          <table:table-cell table:formula="of:=[.A135]+[.$B$1]" office:value-type="float" office:value="13.3" calcext:value-type="float">
            <text:p>13.3</text:p>
          </table:table-cell>
          <table:table-cell table:formula="of:=[.B135]+[.C135]*[.$B$1]" office:value-type="float" office:value="1.49527775446772" calcext:value-type="float">
            <text:p>1.4952777545</text:p>
          </table:table-cell>
          <table:table-cell table:formula="of:=[.C135]-[.B135]*[.$B$1]*1" office:value-type="float" office:value="-1.23300145358323" calcext:value-type="float">
            <text:p>-1.2330014536</text:p>
          </table:table-cell>
        </table:table-row>
        <table:table-row table:style-name="ro1">
          <table:table-cell table:formula="of:=[.A136]+[.$B$1]" office:value-type="float" office:value="13.4" calcext:value-type="float">
            <text:p>13.4</text:p>
          </table:table-cell>
          <table:table-cell table:formula="of:=[.B136]+[.C136]*[.$B$1]" office:value-type="float" office:value="1.3719776091094" calcext:value-type="float">
            <text:p>1.3719776091</text:p>
          </table:table-cell>
          <table:table-cell table:formula="of:=[.C136]-[.B136]*[.$B$1]*1" office:value-type="float" office:value="-1.38252922903" calcext:value-type="float">
            <text:p>-1.382529229</text:p>
          </table:table-cell>
        </table:table-row>
        <table:table-row table:style-name="ro1">
          <table:table-cell table:formula="of:=[.A137]+[.$B$1]" office:value-type="float" office:value="13.5" calcext:value-type="float">
            <text:p>13.5</text:p>
          </table:table-cell>
          <table:table-cell table:formula="of:=[.B137]+[.C137]*[.$B$1]" office:value-type="float" office:value="1.23372468620639" calcext:value-type="float">
            <text:p>1.2337246862</text:p>
          </table:table-cell>
          <table:table-cell table:formula="of:=[.C137]-[.B137]*[.$B$1]*1" office:value-type="float" office:value="-1.51972698994094" calcext:value-type="float">
            <text:p>-1.5197269899</text:p>
          </table:table-cell>
        </table:table-row>
        <table:table-row table:style-name="ro1">
          <table:table-cell table:formula="of:=[.A138]+[.$B$1]" office:value-type="float" office:value="13.6" calcext:value-type="float">
            <text:p>13.6</text:p>
          </table:table-cell>
          <table:table-cell table:formula="of:=[.B138]+[.C138]*[.$B$1]" office:value-type="float" office:value="1.0817519872123" calcext:value-type="float">
            <text:p>1.0817519872</text:p>
          </table:table-cell>
          <table:table-cell table:formula="of:=[.C138]-[.B138]*[.$B$1]*1" office:value-type="float" office:value="-1.64309945856158" calcext:value-type="float">
            <text:p>-1.6430994586</text:p>
          </table:table-cell>
        </table:table-row>
        <table:table-row table:style-name="ro1">
          <table:table-cell table:formula="of:=[.A139]+[.$B$1]" office:value-type="float" office:value="13.7" calcext:value-type="float">
            <text:p>13.7</text:p>
          </table:table-cell>
          <table:table-cell table:formula="of:=[.B139]+[.C139]*[.$B$1]" office:value-type="float" office:value="0.917442041356143" calcext:value-type="float">
            <text:p>0.9174420414</text:p>
          </table:table-cell>
          <table:table-cell table:formula="of:=[.C139]-[.B139]*[.$B$1]*1" office:value-type="float" office:value="-1.75127465728281" calcext:value-type="float">
            <text:p>-1.7512746573</text:p>
          </table:table-cell>
        </table:table-row>
        <table:table-row table:style-name="ro1">
          <table:table-cell table:formula="of:=[.A140]+[.$B$1]" office:value-type="float" office:value="13.8" calcext:value-type="float">
            <text:p>13.8</text:p>
          </table:table-cell>
          <table:table-cell table:formula="of:=[.B140]+[.C140]*[.$B$1]" office:value-type="float" office:value="0.742314575627862" calcext:value-type="float">
            <text:p>0.7423145756</text:p>
          </table:table-cell>
          <table:table-cell table:formula="of:=[.C140]-[.B140]*[.$B$1]*1" office:value-type="float" office:value="-1.84301886141843" calcext:value-type="float">
            <text:p>-1.8430188614</text:p>
          </table:table-cell>
        </table:table-row>
        <table:table-row table:style-name="ro1">
          <table:table-cell table:formula="of:=[.A141]+[.$B$1]" office:value-type="float" office:value="13.9" calcext:value-type="float">
            <text:p>13.9</text:p>
          </table:table-cell>
          <table:table-cell table:formula="of:=[.B141]+[.C141]*[.$B$1]" office:value-type="float" office:value="0.558012689486019" calcext:value-type="float">
            <text:p>0.5580126895</text:p>
          </table:table-cell>
          <table:table-cell table:formula="of:=[.C141]-[.B141]*[.$B$1]*1" office:value-type="float" office:value="-1.91725031898121" calcext:value-type="float">
            <text:p>-1.917250319</text:p>
          </table:table-cell>
        </table:table-row>
        <table:table-row table:style-name="ro1">
          <table:table-cell table:formula="of:=[.A142]+[.$B$1]" office:value-type="float" office:value="14" calcext:value-type="float">
            <text:p>14</text:p>
          </table:table-cell>
          <table:table-cell table:formula="of:=[.B142]+[.C142]*[.$B$1]" office:value-type="float" office:value="0.366287657587898" calcext:value-type="float">
            <text:p>0.3662876576</text:p>
          </table:table-cell>
          <table:table-cell table:formula="of:=[.C142]-[.B142]*[.$B$1]*1" office:value-type="float" office:value="-1.97305158792981" calcext:value-type="float">
            <text:p>-1.9730515879</text:p>
          </table:table-cell>
        </table:table-row>
        <table:table-row table:style-name="ro1">
          <table:table-cell table:formula="of:=[.A143]+[.$B$1]" office:value-type="float" office:value="14.1" calcext:value-type="float">
            <text:p>14.1</text:p>
          </table:table-cell>
          <table:table-cell table:formula="of:=[.B143]+[.C143]*[.$B$1]" office:value-type="float" office:value="0.168982498794917" calcext:value-type="float">
            <text:p>0.1689824988</text:p>
          </table:table-cell>
          <table:table-cell table:formula="of:=[.C143]-[.B143]*[.$B$1]*1" office:value-type="float" office:value="-2.0096803536886" calcext:value-type="float">
            <text:p>-2.0096803537</text:p>
          </table:table-cell>
        </table:table-row>
        <table:table-row table:style-name="ro1">
          <table:table-cell table:formula="of:=[.A144]+[.$B$1]" office:value-type="float" office:value="14.2" calcext:value-type="float">
            <text:p>14.2</text:p>
          </table:table-cell>
          <table:table-cell table:formula="of:=[.B144]+[.C144]*[.$B$1]" office:value-type="float" office:value="-0.0319855365739438" calcext:value-type="float">
            <text:p>-0.0319855366</text:p>
          </table:table-cell>
          <table:table-cell table:formula="of:=[.C144]-[.B144]*[.$B$1]*1" office:value-type="float" office:value="-2.02657860356809" calcext:value-type="float">
            <text:p>-2.0265786036</text:p>
          </table:table-cell>
        </table:table-row>
        <table:table-row table:style-name="ro1">
          <table:table-cell table:formula="of:=[.A145]+[.$B$1]" office:value-type="float" office:value="14.3" calcext:value-type="float">
            <text:p>14.3</text:p>
          </table:table-cell>
          <table:table-cell table:formula="of:=[.B145]+[.C145]*[.$B$1]" office:value-type="float" office:value="-0.234643396930753" calcext:value-type="float">
            <text:p>-0.2346433969</text:p>
          </table:table-cell>
          <table:table-cell table:formula="of:=[.C145]-[.B145]*[.$B$1]*1" office:value-type="float" office:value="-2.0233800499107" calcext:value-type="float">
            <text:p>-2.0233800499</text:p>
          </table:table-cell>
        </table:table-row>
        <table:table-row table:style-name="ro1">
          <table:table-cell table:formula="of:=[.A146]+[.$B$1]" office:value-type="float" office:value="14.4" calcext:value-type="float">
            <text:p>14.4</text:p>
          </table:table-cell>
          <table:table-cell table:formula="of:=[.B146]+[.C146]*[.$B$1]" office:value-type="float" office:value="-0.436981401921823" calcext:value-type="float">
            <text:p>-0.4369814019</text:p>
          </table:table-cell>
          <table:table-cell table:formula="of:=[.C146]-[.B146]*[.$B$1]*1" office:value-type="float" office:value="-1.99991571021762" calcext:value-type="float">
            <text:p>-1.9999157102</text:p>
          </table:table-cell>
        </table:table-row>
        <table:table-row table:style-name="ro1">
          <table:table-cell table:formula="of:=[.A147]+[.$B$1]" office:value-type="float" office:value="14.5" calcext:value-type="float">
            <text:p>14.5</text:p>
          </table:table-cell>
          <table:table-cell table:formula="of:=[.B147]+[.C147]*[.$B$1]" office:value-type="float" office:value="-0.636972972943586" calcext:value-type="float">
            <text:p>-0.6369729729</text:p>
          </table:table-cell>
          <table:table-cell table:formula="of:=[.C147]-[.B147]*[.$B$1]*1" office:value-type="float" office:value="-1.95621757002544" calcext:value-type="float">
            <text:p>-1.95621757</text:p>
          </table:table-cell>
        </table:table-row>
        <table:table-row table:style-name="ro1">
          <table:table-cell table:formula="of:=[.A148]+[.$B$1]" office:value-type="float" office:value="14.6" calcext:value-type="float">
            <text:p>14.6</text:p>
          </table:table-cell>
          <table:table-cell table:formula="of:=[.B148]+[.C148]*[.$B$1]" office:value-type="float" office:value="-0.83259472994613" calcext:value-type="float">
            <text:p>-0.8325947299</text:p>
          </table:table-cell>
          <table:table-cell table:formula="of:=[.C148]-[.B148]*[.$B$1]*1" office:value-type="float" office:value="-1.89252027273108" calcext:value-type="float">
            <text:p>-1.8925202727</text:p>
          </table:table-cell>
        </table:table-row>
        <table:table-row table:style-name="ro1">
          <table:table-cell table:formula="of:=[.A149]+[.$B$1]" office:value-type="float" office:value="14.7" calcext:value-type="float">
            <text:p>14.7</text:p>
          </table:table-cell>
          <table:table-cell table:formula="of:=[.B149]+[.C149]*[.$B$1]" office:value-type="float" office:value="-1.02184675721924" calcext:value-type="float">
            <text:p>-1.0218467572</text:p>
          </table:table-cell>
          <table:table-cell table:formula="of:=[.C149]-[.B149]*[.$B$1]*1" office:value-type="float" office:value="-1.80926079973647" calcext:value-type="float">
            <text:p>-1.8092607997</text:p>
          </table:table-cell>
        </table:table-row>
        <table:table-row table:style-name="ro1">
          <table:table-cell table:formula="of:=[.A150]+[.$B$1]" office:value-type="float" office:value="14.8" calcext:value-type="float">
            <text:p>14.8</text:p>
          </table:table-cell>
          <table:table-cell table:formula="of:=[.B150]+[.C150]*[.$B$1]" office:value-type="float" office:value="-1.20277283719289" calcext:value-type="float">
            <text:p>-1.2027728372</text:p>
          </table:table-cell>
          <table:table-cell table:formula="of:=[.C150]-[.B150]*[.$B$1]*1" office:value-type="float" office:value="-1.70707612401455" calcext:value-type="float">
            <text:p>-1.707076124</text:p>
          </table:table-cell>
        </table:table-row>
        <table:table-row table:style-name="ro1">
          <table:table-cell table:formula="of:=[.A151]+[.$B$1]" office:value-type="float" office:value="14.9" calcext:value-type="float">
            <text:p>14.9</text:p>
          </table:table-cell>
          <table:table-cell table:formula="of:=[.B151]+[.C151]*[.$B$1]" office:value-type="float" office:value="-1.37348044959434" calcext:value-type="float">
            <text:p>-1.3734804496</text:p>
          </table:table-cell>
          <table:table-cell table:formula="of:=[.C151]-[.B151]*[.$B$1]*1" office:value-type="float" office:value="-1.58679884029526" calcext:value-type="float">
            <text:p>-1.5867988403</text:p>
          </table:table-cell>
        </table:table-row>
        <table:table-row table:style-name="ro1">
          <table:table-cell table:formula="of:=[.A152]+[.$B$1]" office:value-type="float" office:value="15" calcext:value-type="float">
            <text:p>15</text:p>
          </table:table-cell>
          <table:table-cell table:formula="of:=[.B152]+[.C152]*[.$B$1]" office:value-type="float" office:value="-1.53216033362387" calcext:value-type="float">
            <text:p>-1.5321603336</text:p>
          </table:table-cell>
          <table:table-cell table:formula="of:=[.C152]-[.B152]*[.$B$1]*1" office:value-type="float" office:value="-1.44945079533582" calcext:value-type="float">
            <text:p>-1.4494507953</text:p>
          </table:table-cell>
        </table:table-row>
        <table:table-row table:style-name="ro1">
          <table:table-cell table:formula="of:=[.A153]+[.$B$1]" office:value-type="float" office:value="15.1" calcext:value-type="float">
            <text:p>15.1</text:p>
          </table:table-cell>
          <table:table-cell table:formula="of:=[.B153]+[.C153]*[.$B$1]" office:value-type="float" office:value="-1.67710541315745" calcext:value-type="float">
            <text:p>-1.6771054132</text:p>
          </table:table-cell>
          <table:table-cell table:formula="of:=[.C153]-[.B153]*[.$B$1]*1" office:value-type="float" office:value="-1.29623476197344" calcext:value-type="float">
            <text:p>-1.296234762</text:p>
          </table:table-cell>
        </table:table-row>
        <table:table-row table:style-name="ro1">
          <table:table-cell table:formula="of:=[.A154]+[.$B$1]" office:value-type="float" office:value="15.2" calcext:value-type="float">
            <text:p>15.2</text:p>
          </table:table-cell>
          <table:table-cell table:formula="of:=[.B154]+[.C154]*[.$B$1]" office:value-type="float" office:value="-1.80672888935479" calcext:value-type="float">
            <text:p>-1.8067288894</text:p>
          </table:table-cell>
          <table:table-cell table:formula="of:=[.C154]-[.B154]*[.$B$1]*1" office:value-type="float" office:value="-1.12852422065769" calcext:value-type="float">
            <text:p>-1.1285242207</text:p>
          </table:table-cell>
        </table:table-row>
        <table:table-row table:style-name="ro1">
          <table:table-cell table:formula="of:=[.A155]+[.$B$1]" office:value-type="float" office:value="15.3" calcext:value-type="float">
            <text:p>15.3</text:p>
          </table:table-cell>
          <table:table-cell table:formula="of:=[.B155]+[.C155]*[.$B$1]" office:value-type="float" office:value="-1.91958131142056" calcext:value-type="float">
            <text:p>-1.9195813114</text:p>
          </table:table-cell>
          <table:table-cell table:formula="of:=[.C155]-[.B155]*[.$B$1]*1" office:value-type="float" office:value="-0.947851331722214" calcext:value-type="float">
            <text:p>-0.9478513317</text:p>
          </table:table-cell>
        </table:table-row>
        <table:table-row table:style-name="ro1">
          <table:table-cell table:formula="of:=[.A156]+[.$B$1]" office:value-type="float" office:value="15.4" calcext:value-type="float">
            <text:p>15.4</text:p>
          </table:table-cell>
          <table:table-cell table:formula="of:=[.B156]+[.C156]*[.$B$1]" office:value-type="float" office:value="-2.01436644459278" calcext:value-type="float">
            <text:p>-2.0143664446</text:p>
          </table:table-cell>
          <table:table-cell table:formula="of:=[.C156]-[.B156]*[.$B$1]*1" office:value-type="float" office:value="-0.755893200580158" calcext:value-type="float">
            <text:p>-0.7558932006</text:p>
          </table:table-cell>
        </table:table-row>
        <table:table-row table:style-name="ro1">
          <table:table-cell table:formula="of:=[.A157]+[.$B$1]" office:value-type="float" office:value="15.5" calcext:value-type="float">
            <text:p>15.5</text:p>
          </table:table-cell>
          <table:table-cell table:formula="of:=[.B157]+[.C157]*[.$B$1]" office:value-type="float" office:value="-2.0899557646508" calcext:value-type="float">
            <text:p>-2.0899557647</text:p>
          </table:table-cell>
          <table:table-cell table:formula="of:=[.C157]-[.B157]*[.$B$1]*1" office:value-type="float" office:value="-0.554456556120879" calcext:value-type="float">
            <text:p>-0.5544565561</text:p>
          </table:table-cell>
        </table:table-row>
        <table:table-row table:style-name="ro1">
          <table:table-cell table:formula="of:=[.A158]+[.$B$1]" office:value-type="float" office:value="15.6" calcext:value-type="float">
            <text:p>15.6</text:p>
          </table:table-cell>
          <table:table-cell table:formula="of:=[.B158]+[.C158]*[.$B$1]" office:value-type="float" office:value="-2.14540142026289" calcext:value-type="float">
            <text:p>-2.1454014203</text:p>
          </table:table-cell>
          <table:table-cell table:formula="of:=[.C158]-[.B158]*[.$B$1]*1" office:value-type="float" office:value="-0.3454609796558" calcext:value-type="float">
            <text:p>-0.3454609797</text:p>
          </table:table-cell>
        </table:table-row>
        <table:table-row table:style-name="ro1">
          <table:table-cell table:formula="of:=[.A159]+[.$B$1]" office:value-type="float" office:value="15.7" calcext:value-type="float">
            <text:p>15.7</text:p>
          </table:table-cell>
          <table:table-cell table:formula="of:=[.B159]+[.C159]*[.$B$1]" office:value-type="float" office:value="-2.17994751822847" calcext:value-type="float">
            <text:p>-2.1799475182</text:p>
          </table:table-cell>
          <table:table-cell table:formula="of:=[.C159]-[.B159]*[.$B$1]*1" office:value-type="float" office:value="-0.130920837629511" calcext:value-type="float">
            <text:p>-0.1309208376</text:p>
          </table:table-cell>
        </table:table-row>
        <table:table-row table:style-name="ro1">
          <table:table-cell table:formula="of:=[.A160]+[.$B$1]" office:value-type="float" office:value="15.8" calcext:value-type="float">
            <text:p>15.8</text:p>
          </table:table-cell>
          <table:table-cell table:formula="of:=[.B160]+[.C160]*[.$B$1]" office:value-type="float" office:value="-2.19303960199142" calcext:value-type="float">
            <text:p>-2.193039602</text:p>
          </table:table-cell>
          <table:table-cell table:formula="of:=[.C160]-[.B160]*[.$B$1]*1" office:value-type="float" office:value="0.0870739141933357" calcext:value-type="float">
            <text:p>0.0870739142</text:p>
          </table:table-cell>
        </table:table-row>
        <table:table-row table:style-name="ro1">
          <table:table-cell table:formula="of:=[.A161]+[.$B$1]" office:value-type="float" office:value="15.9" calcext:value-type="float">
            <text:p>15.9</text:p>
          </table:table-cell>
          <table:table-cell table:formula="of:=[.B161]+[.C161]*[.$B$1]" office:value-type="float" office:value="-2.18433221057208" calcext:value-type="float">
            <text:p>-2.1843322106</text:p>
          </table:table-cell>
          <table:table-cell table:formula="of:=[.C161]-[.B161]*[.$B$1]*1" office:value-type="float" office:value="0.306377874392477" calcext:value-type="float">
            <text:p>0.3063778744</text:p>
          </table:table-cell>
        </table:table-row>
        <table:table-row table:style-name="ro1">
          <table:table-cell table:formula="of:=[.A162]+[.$B$1]" office:value-type="float" office:value="16" calcext:value-type="float">
            <text:p>16</text:p>
          </table:table-cell>
          <table:table-cell table:formula="of:=[.B162]+[.C162]*[.$B$1]" office:value-type="float" office:value="-2.15369442313284" calcext:value-type="float">
            <text:p>-2.1536944231</text:p>
          </table:table-cell>
          <table:table-cell table:formula="of:=[.C162]-[.B162]*[.$B$1]*1" office:value-type="float" office:value="0.524811095449686" calcext:value-type="float">
            <text:p>0.5248110954</text:p>
          </table:table-cell>
        </table:table-row>
        <table:table-row table:style-name="ro1">
          <table:table-cell table:formula="of:=[.A163]+[.$B$1]" office:value-type="float" office:value="16.1" calcext:value-type="float">
            <text:p>16.1</text:p>
          </table:table-cell>
          <table:table-cell table:formula="of:=[.B163]+[.C163]*[.$B$1]" office:value-type="float" office:value="-2.10121331358787" calcext:value-type="float">
            <text:p>-2.1012133136</text:p>
          </table:table-cell>
          <table:table-cell table:formula="of:=[.C163]-[.B163]*[.$B$1]*1" office:value-type="float" office:value="0.740180537762969" calcext:value-type="float">
            <text:p>0.7401805378</text:p>
          </table:table-cell>
        </table:table-row>
        <table:table-row table:style-name="ro1">
          <table:table-cell table:formula="of:=[.A164]+[.$B$1]" office:value-type="float" office:value="16.2" calcext:value-type="float">
            <text:p>16.2</text:p>
          </table:table-cell>
          <table:table-cell table:formula="of:=[.B164]+[.C164]*[.$B$1]" office:value-type="float" office:value="-2.02719525981157" calcext:value-type="float">
            <text:p>-2.0271952598</text:p>
          </table:table-cell>
          <table:table-cell table:formula="of:=[.C164]-[.B164]*[.$B$1]*1" office:value-type="float" office:value="0.950301869121756" calcext:value-type="float">
            <text:p>0.9503018691</text:p>
          </table:table-cell>
        </table:table-row>
        <table:table-row table:style-name="ro1">
          <table:table-cell table:formula="of:=[.A165]+[.$B$1]" office:value-type="float" office:value="16.3" calcext:value-type="float">
            <text:p>16.3</text:p>
          </table:table-cell>
          <table:table-cell table:formula="of:=[.B165]+[.C165]*[.$B$1]" office:value-type="float" office:value="-1.9321650728994" calcext:value-type="float">
            <text:p>-1.9321650729</text:p>
          </table:table-cell>
          <table:table-cell table:formula="of:=[.C165]-[.B165]*[.$B$1]*1" office:value-type="float" office:value="1.15302139510291" calcext:value-type="float">
            <text:p>1.1530213951</text:p>
          </table:table-cell>
        </table:table-row>
        <table:table-row table:style-name="ro1">
          <table:table-cell table:formula="of:=[.A166]+[.$B$1]" office:value-type="float" office:value="16.4" calcext:value-type="float">
            <text:p>16.4</text:p>
          </table:table-cell>
          <table:table-cell table:formula="of:=[.B166]+[.C166]*[.$B$1]" office:value-type="float" office:value="-1.8168629333891" calcext:value-type="float">
            <text:p>-1.8168629334</text:p>
          </table:table-cell>
          <table:table-cell table:formula="of:=[.C166]-[.B166]*[.$B$1]*1" office:value-type="float" office:value="1.34623790239285" calcext:value-type="float">
            <text:p>1.3462379024</text:p>
          </table:table-cell>
        </table:table-row>
        <table:table-row table:style-name="ro1">
          <table:table-cell table:formula="of:=[.A167]+[.$B$1]" office:value-type="float" office:value="16.5" calcext:value-type="float">
            <text:p>16.5</text:p>
          </table:table-cell>
          <table:table-cell table:formula="of:=[.B167]+[.C167]*[.$B$1]" office:value-type="float" office:value="-1.68223914314982" calcext:value-type="float">
            <text:p>-1.6822391431</text:p>
          </table:table-cell>
          <table:table-cell table:formula="of:=[.C167]-[.B167]*[.$B$1]*1" office:value-type="float" office:value="1.52792419573176" calcext:value-type="float">
            <text:p>1.5279241957</text:p>
          </table:table-cell>
        </table:table-row>
        <table:table-row table:style-name="ro1">
          <table:table-cell table:formula="of:=[.A168]+[.$B$1]" office:value-type="float" office:value="16.6" calcext:value-type="float">
            <text:p>16.6</text:p>
          </table:table-cell>
          <table:table-cell table:formula="of:=[.B168]+[.C168]*[.$B$1]" office:value-type="float" office:value="-1.52944672357664" calcext:value-type="float">
            <text:p>-1.5294467236</text:p>
          </table:table-cell>
          <table:table-cell table:formula="of:=[.C168]-[.B168]*[.$B$1]*1" office:value-type="float" office:value="1.69614811004675" calcext:value-type="float">
            <text:p>1.69614811</text:p>
          </table:table-cell>
        </table:table-row>
        <table:table-row table:style-name="ro1">
          <table:table-cell table:formula="of:=[.A169]+[.$B$1]" office:value-type="float" office:value="16.7" calcext:value-type="float">
            <text:p>16.7</text:p>
          </table:table-cell>
          <table:table-cell table:formula="of:=[.B169]+[.C169]*[.$B$1]" office:value-type="float" office:value="-1.35983191257197" calcext:value-type="float">
            <text:p>-1.3598319126</text:p>
          </table:table-cell>
          <table:table-cell table:formula="of:=[.C169]-[.B169]*[.$B$1]*1" office:value-type="float" office:value="1.84909278240441" calcext:value-type="float">
            <text:p>1.8490927824</text:p>
          </table:table-cell>
        </table:table-row>
        <table:table-row table:style-name="ro1">
          <table:table-cell table:formula="of:=[.A170]+[.$B$1]" office:value-type="float" office:value="16.8" calcext:value-type="float">
            <text:p>16.8</text:p>
          </table:table-cell>
          <table:table-cell table:formula="of:=[.B170]+[.C170]*[.$B$1]" office:value-type="float" office:value="-1.17492263433153" calcext:value-type="float">
            <text:p>-1.1749226343</text:p>
          </table:table-cell>
          <table:table-cell table:formula="of:=[.C170]-[.B170]*[.$B$1]*1" office:value-type="float" office:value="1.98507597366161" calcext:value-type="float">
            <text:p>1.9850759737</text:p>
          </table:table-cell>
        </table:table-row>
        <table:table-row table:style-name="ro1">
          <table:table-cell table:formula="of:=[.A171]+[.$B$1]" office:value-type="float" office:value="16.9" calcext:value-type="float">
            <text:p>16.9</text:p>
          </table:table-cell>
          <table:table-cell table:formula="of:=[.B171]+[.C171]*[.$B$1]" office:value-type="float" office:value="-0.976415036965366" calcext:value-type="float">
            <text:p>-0.976415037</text:p>
          </table:table-cell>
          <table:table-cell table:formula="of:=[.C171]-[.B171]*[.$B$1]*1" office:value-type="float" office:value="2.10256823709476" calcext:value-type="float">
            <text:p>2.1025682371</text:p>
          </table:table-cell>
        </table:table-row>
        <table:table-row table:style-name="ro1">
          <table:table-cell table:formula="of:=[.A172]+[.$B$1]" office:value-type="float" office:value="17" calcext:value-type="float">
            <text:p>17</text:p>
          </table:table-cell>
          <table:table-cell table:formula="of:=[.B172]+[.C172]*[.$B$1]" office:value-type="float" office:value="-0.76615821325589" calcext:value-type="float">
            <text:p>-0.7661582133</text:p>
          </table:table-cell>
          <table:table-cell table:formula="of:=[.C172]-[.B172]*[.$B$1]*1" office:value-type="float" office:value="2.2002097407913" calcext:value-type="float">
            <text:p>2.2002097408</text:p>
          </table:table-cell>
        </table:table-row>
        <table:table-row table:style-name="ro1">
          <table:table-cell table:formula="of:=[.A173]+[.$B$1]" office:value-type="float" office:value="17.1" calcext:value-type="float">
            <text:p>17.1</text:p>
          </table:table-cell>
          <table:table-cell table:formula="of:=[.B173]+[.C173]*[.$B$1]" office:value-type="float" office:value="-0.546137239176761" calcext:value-type="float">
            <text:p>-0.5461372392</text:p>
          </table:table-cell>
          <table:table-cell table:formula="of:=[.C173]-[.B173]*[.$B$1]*1" office:value-type="float" office:value="2.27682556211688" calcext:value-type="float">
            <text:p>2.2768255621</text:p>
          </table:table-cell>
        </table:table-row>
        <table:table-row table:style-name="ro1">
          <table:table-cell table:formula="of:=[.A174]+[.$B$1]" office:value-type="float" office:value="17.2" calcext:value-type="float">
            <text:p>17.2</text:p>
          </table:table-cell>
          <table:table-cell table:formula="of:=[.B174]+[.C174]*[.$B$1]" office:value-type="float" office:value="-0.318454682965072" calcext:value-type="float">
            <text:p>-0.318454683</text:p>
          </table:table-cell>
          <table:table-cell table:formula="of:=[.C174]-[.B174]*[.$B$1]*1" office:value-type="float" office:value="2.33143928603456" calcext:value-type="float">
            <text:p>2.331439286</text:p>
          </table:table-cell>
        </table:table-row>
        <table:table-row table:style-name="ro1">
          <table:table-cell table:formula="of:=[.A175]+[.$B$1]" office:value-type="float" office:value="17.3" calcext:value-type="float">
            <text:p>17.3</text:p>
          </table:table-cell>
          <table:table-cell table:formula="of:=[.B175]+[.C175]*[.$B$1]" office:value-type="float" office:value="-0.0853107543616162" calcext:value-type="float">
            <text:p>-0.0853107544</text:p>
          </table:table-cell>
          <table:table-cell table:formula="of:=[.C175]-[.B175]*[.$B$1]*1" office:value-type="float" office:value="2.36328475433107" calcext:value-type="float">
            <text:p>2.3632847543</text:p>
          </table:table-cell>
        </table:table-row>
        <table:table-row table:style-name="ro1">
          <table:table-cell table:formula="of:=[.A176]+[.$B$1]" office:value-type="float" office:value="17.4" calcext:value-type="float">
            <text:p>17.4</text:p>
          </table:table-cell>
          <table:table-cell table:formula="of:=[.B176]+[.C176]*[.$B$1]" office:value-type="float" office:value="0.151017721071491" calcext:value-type="float">
            <text:p>0.1510177211</text:p>
          </table:table-cell>
          <table:table-cell table:formula="of:=[.C176]-[.B176]*[.$B$1]*1" office:value-type="float" office:value="2.37181582976723" calcext:value-type="float">
            <text:p>2.3718158298</text:p>
          </table:table-cell>
        </table:table-row>
        <table:table-row table:style-name="ro1">
          <table:table-cell table:formula="of:=[.A177]+[.$B$1]" office:value-type="float" office:value="17.5" calcext:value-type="float">
            <text:p>17.5</text:p>
          </table:table-cell>
          <table:table-cell table:formula="of:=[.B177]+[.C177]*[.$B$1]" office:value-type="float" office:value="0.388199304048214" calcext:value-type="float">
            <text:p>0.388199304</text:p>
          </table:table-cell>
          <table:table-cell table:formula="of:=[.C177]-[.B177]*[.$B$1]*1" office:value-type="float" office:value="2.35671405766008" calcext:value-type="float">
            <text:p>2.3567140577</text:p>
          </table:table-cell>
        </table:table-row>
        <table:table-row table:style-name="ro1">
          <table:table-cell table:formula="of:=[.A178]+[.$B$1]" office:value-type="float" office:value="17.6" calcext:value-type="float">
            <text:p>17.6</text:p>
          </table:table-cell>
          <table:table-cell table:formula="of:=[.B178]+[.C178]*[.$B$1]" office:value-type="float" office:value="0.623870709814222" calcext:value-type="float">
            <text:p>0.6238707098</text:p>
          </table:table-cell>
          <table:table-cell table:formula="of:=[.C178]-[.B178]*[.$B$1]*1" office:value-type="float" office:value="2.31789412725526" calcext:value-type="float">
            <text:p>2.3178941273</text:p>
          </table:table-cell>
        </table:table-row>
        <table:table-row table:style-name="ro1">
          <table:table-cell table:formula="of:=[.A179]+[.$B$1]" office:value-type="float" office:value="17.7" calcext:value-type="float">
            <text:p>17.7</text:p>
          </table:table-cell>
          <table:table-cell table:formula="of:=[.B179]+[.C179]*[.$B$1]" office:value-type="float" office:value="0.855660122539748" calcext:value-type="float">
            <text:p>0.8556601225</text:p>
          </table:table-cell>
          <table:table-cell table:formula="of:=[.C179]-[.B179]*[.$B$1]*1" office:value-type="float" office:value="2.25550705627384" calcext:value-type="float">
            <text:p>2.2555070563</text:p>
          </table:table-cell>
        </table:table-row>
        <table:table-row table:style-name="ro1">
          <table:table-cell table:formula="of:=[.A180]+[.$B$1]" office:value-type="float" office:value="17.8" calcext:value-type="float">
            <text:p>17.8</text:p>
          </table:table-cell>
          <table:table-cell table:formula="of:=[.B180]+[.C180]*[.$B$1]" office:value-type="float" office:value="1.08121082816713" calcext:value-type="float">
            <text:p>1.0812108282</text:p>
          </table:table-cell>
          <table:table-cell table:formula="of:=[.C180]-[.B180]*[.$B$1]*1" office:value-type="float" office:value="2.16994104401986" calcext:value-type="float">
            <text:p>2.169941044</text:p>
          </table:table-cell>
        </table:table-row>
        <table:table-row table:style-name="ro1">
          <table:table-cell table:formula="of:=[.A181]+[.$B$1]" office:value-type="float" office:value="17.9" calcext:value-type="float">
            <text:p>17.9</text:p>
          </table:table-cell>
          <table:table-cell table:formula="of:=[.B181]+[.C181]*[.$B$1]" office:value-type="float" office:value="1.29820493256912" calcext:value-type="float">
            <text:p>1.2982049326</text:p>
          </table:table-cell>
          <table:table-cell table:formula="of:=[.C181]-[.B181]*[.$B$1]*1" office:value-type="float" office:value="2.06181996120315" calcext:value-type="float">
            <text:p>2.0618199612</text:p>
          </table:table-cell>
        </table:table-row>
        <table:table-row table:style-name="ro1">
          <table:table-cell table:formula="of:=[.A182]+[.$B$1]" office:value-type="float" office:value="18" calcext:value-type="float">
            <text:p>18</text:p>
          </table:table-cell>
          <table:table-cell table:formula="of:=[.B182]+[.C182]*[.$B$1]" office:value-type="float" office:value="1.50438692868943" calcext:value-type="float">
            <text:p>1.5043869287</text:p>
          </table:table-cell>
          <table:table-cell table:formula="of:=[.C182]-[.B182]*[.$B$1]*1" office:value-type="float" office:value="1.93199946794624" calcext:value-type="float">
            <text:p>1.9319994679</text:p>
          </table:table-cell>
        </table:table-row>
        <table:table-row table:style-name="ro1">
          <table:table-cell table:formula="of:=[.A183]+[.$B$1]" office:value-type="float" office:value="18.1" calcext:value-type="float">
            <text:p>18.1</text:p>
          </table:table-cell>
          <table:table-cell table:formula="of:=[.B183]+[.C183]*[.$B$1]" office:value-type="float" office:value="1.69758687548406" calcext:value-type="float">
            <text:p>1.6975868755</text:p>
          </table:table-cell>
          <table:table-cell table:formula="of:=[.C183]-[.B183]*[.$B$1]*1" office:value-type="float" office:value="1.78156077507729" calcext:value-type="float">
            <text:p>1.7815607751</text:p>
          </table:table-cell>
        </table:table-row>
        <table:table-row table:style-name="ro1">
          <table:table-cell table:formula="of:=[.A184]+[.$B$1]" office:value-type="float" office:value="18.2" calcext:value-type="float">
            <text:p>18.2</text:p>
          </table:table-cell>
          <table:table-cell table:formula="of:=[.B184]+[.C184]*[.$B$1]" office:value-type="float" office:value="1.87574295299179" calcext:value-type="float">
            <text:p>1.875742953</text:p>
          </table:table-cell>
          <table:table-cell table:formula="of:=[.C184]-[.B184]*[.$B$1]*1" office:value-type="float" office:value="1.61180208752889" calcext:value-type="float">
            <text:p>1.6118020875</text:p>
          </table:table-cell>
        </table:table-row>
        <table:table-row table:style-name="ro1">
          <table:table-cell table:formula="of:=[.A185]+[.$B$1]" office:value-type="float" office:value="18.3" calcext:value-type="float">
            <text:p>18.3</text:p>
          </table:table-cell>
          <table:table-cell table:formula="of:=[.B185]+[.C185]*[.$B$1]" office:value-type="float" office:value="2.03692316174467" calcext:value-type="float">
            <text:p>2.0369231617</text:p>
          </table:table-cell>
          <table:table-cell table:formula="of:=[.C185]-[.B185]*[.$B$1]*1" office:value-type="float" office:value="1.42422779222971" calcext:value-type="float">
            <text:p>1.4242277922</text:p>
          </table:table-cell>
        </table:table-row>
        <table:table-row table:style-name="ro1">
          <table:table-cell table:formula="of:=[.A186]+[.$B$1]" office:value-type="float" office:value="18.4" calcext:value-type="float">
            <text:p>18.4</text:p>
          </table:table-cell>
          <table:table-cell table:formula="of:=[.B186]+[.C186]*[.$B$1]" office:value-type="float" office:value="2.17934594096765" calcext:value-type="float">
            <text:p>2.179345941</text:p>
          </table:table-cell>
          <table:table-cell table:formula="of:=[.C186]-[.B186]*[.$B$1]*1" office:value-type="float" office:value="1.22053547605524" calcext:value-type="float">
            <text:p>1.2205354761</text:p>
          </table:table-cell>
        </table:table-row>
        <table:table-row table:style-name="ro1">
          <table:table-cell table:formula="of:=[.A187]+[.$B$1]" office:value-type="float" office:value="18.5" calcext:value-type="float">
            <text:p>18.5</text:p>
          </table:table-cell>
          <table:table-cell table:formula="of:=[.B187]+[.C187]*[.$B$1]" office:value-type="float" office:value="2.30139948857317" calcext:value-type="float">
            <text:p>2.3013994886</text:p>
          </table:table-cell>
          <table:table-cell table:formula="of:=[.C187]-[.B187]*[.$B$1]*1" office:value-type="float" office:value="1.00260088195848" calcext:value-type="float">
            <text:p>1.002600882</text:p>
          </table:table-cell>
        </table:table-row>
        <table:table-row table:style-name="ro1">
          <table:table-cell table:formula="of:=[.A188]+[.$B$1]" office:value-type="float" office:value="18.6" calcext:value-type="float">
            <text:p>18.6</text:p>
          </table:table-cell>
          <table:table-cell table:formula="of:=[.B188]+[.C188]*[.$B$1]" office:value-type="float" office:value="2.40165957676902" calcext:value-type="float">
            <text:p>2.4016595768</text:p>
          </table:table-cell>
          <table:table-cell table:formula="of:=[.C188]-[.B188]*[.$B$1]*1" office:value-type="float" office:value="0.772460933101161" calcext:value-type="float">
            <text:p>0.7724609331</text:p>
          </table:table-cell>
        </table:table-row>
        <table:table-row table:style-name="ro1">
          <table:table-cell table:formula="of:=[.A189]+[.$B$1]" office:value-type="float" office:value="18.7" calcext:value-type="float">
            <text:p>18.7</text:p>
          </table:table-cell>
          <table:table-cell table:formula="of:=[.B189]+[.C189]*[.$B$1]" office:value-type="float" office:value="2.47890567007913" calcext:value-type="float">
            <text:p>2.4789056701</text:p>
          </table:table-cell>
          <table:table-cell table:formula="of:=[.C189]-[.B189]*[.$B$1]*1" office:value-type="float" office:value="0.532294975424259" calcext:value-type="float">
            <text:p>0.5322949754</text:p>
          </table:table-cell>
        </table:table-row>
        <table:table-row table:style-name="ro1">
          <table:table-cell table:formula="of:=[.A190]+[.$B$1]" office:value-type="float" office:value="18.8" calcext:value-type="float">
            <text:p>18.8</text:p>
          </table:table-cell>
          <table:table-cell table:formula="of:=[.B190]+[.C190]*[.$B$1]" office:value-type="float" office:value="2.53213516762156" calcext:value-type="float">
            <text:p>2.5321351676</text:p>
          </table:table-cell>
          <table:table-cell table:formula="of:=[.C190]-[.B190]*[.$B$1]*1" office:value-type="float" office:value="0.284404408416346" calcext:value-type="float">
            <text:p>0.2844044084</text:p>
          </table:table-cell>
        </table:table-row>
        <table:table-row table:style-name="ro1">
          <table:table-cell table:formula="of:=[.A191]+[.$B$1]" office:value-type="float" office:value="18.9" calcext:value-type="float">
            <text:p>18.9</text:p>
          </table:table-cell>
          <table:table-cell table:formula="of:=[.B191]+[.C191]*[.$B$1]" office:value-type="float" office:value="2.56057560846319" calcext:value-type="float">
            <text:p>2.5605756085</text:p>
          </table:table-cell>
          <table:table-cell table:formula="of:=[.C191]-[.B191]*[.$B$1]*1" office:value-type="float" office:value="0.03119089165419" calcext:value-type="float">
            <text:p>0.0311908917</text:p>
          </table:table-cell>
        </table:table-row>
        <table:table-row table:style-name="ro1">
          <table:table-cell table:formula="of:=[.A192]+[.$B$1]" office:value-type="float" office:value="19" calcext:value-type="float">
            <text:p>19</text:p>
          </table:table-cell>
          <table:table-cell table:formula="of:=[.B192]+[.C192]*[.$B$1]" office:value-type="float" office:value="2.56369469762861" calcext:value-type="float">
            <text:p>2.5636946976</text:p>
          </table:table-cell>
          <table:table-cell table:formula="of:=[.C192]-[.B192]*[.$B$1]*1" office:value-type="float" office:value="-0.224866669192129" calcext:value-type="float">
            <text:p>-0.2248666692</text:p>
          </table:table-cell>
        </table:table-row>
        <table:table-row table:style-name="ro1">
          <table:table-cell table:formula="of:=[.A193]+[.$B$1]" office:value-type="float" office:value="19.1" calcext:value-type="float">
            <text:p>19.1</text:p>
          </table:table-cell>
          <table:table-cell table:formula="of:=[.B193]+[.C193]*[.$B$1]" office:value-type="float" office:value="2.5412080307094" calcext:value-type="float">
            <text:p>2.5412080307</text:p>
          </table:table-cell>
          <table:table-cell table:formula="of:=[.C193]-[.B193]*[.$B$1]*1" office:value-type="float" office:value="-0.481236138954991" calcext:value-type="float">
            <text:p>-0.481236139</text:p>
          </table:table-cell>
        </table:table-row>
        <table:table-row table:style-name="ro1">
          <table:table-cell table:formula="of:=[.A194]+[.$B$1]" office:value-type="float" office:value="19.2" calcext:value-type="float">
            <text:p>19.2</text:p>
          </table:table-cell>
          <table:table-cell table:formula="of:=[.B194]+[.C194]*[.$B$1]" office:value-type="float" office:value="2.4930844168139" calcext:value-type="float">
            <text:p>2.4930844168</text:p>
          </table:table-cell>
          <table:table-cell table:formula="of:=[.C194]-[.B194]*[.$B$1]*1" office:value-type="float" office:value="-0.735356942025931" calcext:value-type="float">
            <text:p>-0.735356942</text:p>
          </table:table-cell>
        </table:table-row>
        <table:table-row table:style-name="ro1">
          <table:table-cell table:formula="of:=[.A195]+[.$B$1]" office:value-type="float" office:value="19.3" calcext:value-type="float">
            <text:p>19.3</text:p>
          </table:table-cell>
          <table:table-cell table:formula="of:=[.B195]+[.C195]*[.$B$1]" office:value-type="float" office:value="2.41954872261131" calcext:value-type="float">
            <text:p>2.4195487226</text:p>
          </table:table-cell>
          <table:table-cell table:formula="of:=[.C195]-[.B195]*[.$B$1]*1" office:value-type="float" office:value="-0.984665383707321" calcext:value-type="float">
            <text:p>-0.9846653837</text:p>
          </table:table-cell>
        </table:table-row>
        <table:table-row table:style-name="ro1">
          <table:table-cell table:formula="of:=[.A196]+[.$B$1]" office:value-type="float" office:value="19.4" calcext:value-type="float">
            <text:p>19.4</text:p>
          </table:table-cell>
          <table:table-cell table:formula="of:=[.B196]+[.C196]*[.$B$1]" office:value-type="float" office:value="2.32108218424058" calcext:value-type="float">
            <text:p>2.3210821842</text:p>
          </table:table-cell>
          <table:table-cell table:formula="of:=[.C196]-[.B196]*[.$B$1]*1" office:value-type="float" office:value="-1.22662025596845" calcext:value-type="float">
            <text:p>-1.226620256</text:p>
          </table:table-cell>
        </table:table-row>
        <table:table-row table:style-name="ro1">
          <table:table-cell table:formula="of:=[.A197]+[.$B$1]" office:value-type="float" office:value="19.5" calcext:value-type="float">
            <text:p>19.5</text:p>
          </table:table-cell>
          <table:table-cell table:formula="of:=[.B197]+[.C197]*[.$B$1]" office:value-type="float" office:value="2.19842015864373" calcext:value-type="float">
            <text:p>2.1984201586</text:p>
          </table:table-cell>
          <table:table-cell table:formula="of:=[.C197]-[.B197]*[.$B$1]*1" office:value-type="float" office:value="-1.45872847439251" calcext:value-type="float">
            <text:p>-1.4587284744</text:p>
          </table:table-cell>
        </table:table-row>
        <table:table-row table:style-name="ro1">
          <table:table-cell table:formula="of:=[.A198]+[.$B$1]" office:value-type="float" office:value="19.6" calcext:value-type="float">
            <text:p>19.6</text:p>
          </table:table-cell>
          <table:table-cell table:formula="of:=[.B198]+[.C198]*[.$B$1]" office:value-type="float" office:value="2.05254731120448" calcext:value-type="float">
            <text:p>2.0525473112</text:p>
          </table:table-cell>
          <table:table-cell table:formula="of:=[.C198]-[.B198]*[.$B$1]*1" office:value-type="float" office:value="-1.67857049025688" calcext:value-type="float">
            <text:p>-1.6785704903</text:p>
          </table:table-cell>
        </table:table-row>
        <table:table-row table:style-name="ro1">
          <table:table-cell table:formula="of:=[.A199]+[.$B$1]" office:value-type="float" office:value="19.7" calcext:value-type="float">
            <text:p>19.7</text:p>
          </table:table-cell>
          <table:table-cell table:formula="of:=[.B199]+[.C199]*[.$B$1]" office:value-type="float" office:value="1.88469026217879" calcext:value-type="float">
            <text:p>1.8846902622</text:p>
          </table:table-cell>
          <table:table-cell table:formula="of:=[.C199]-[.B199]*[.$B$1]*1" office:value-type="float" office:value="-1.88382522137733" calcext:value-type="float">
            <text:p>-1.8838252214</text:p>
          </table:table-cell>
        </table:table-row>
        <table:table-row table:style-name="ro1">
          <table:table-cell table:formula="of:=[.A200]+[.$B$1]" office:value-type="float" office:value="19.8" calcext:value-type="float">
            <text:p>19.8</text:p>
          </table:table-cell>
          <table:table-cell table:formula="of:=[.B200]+[.C200]*[.$B$1]" office:value-type="float" office:value="1.69630774004106" calcext:value-type="float">
            <text:p>1.69630774</text:p>
          </table:table-cell>
          <table:table-cell table:formula="of:=[.C200]-[.B200]*[.$B$1]*1" office:value-type="float" office:value="-2.07229424759521" calcext:value-type="float">
            <text:p>-2.0722942476</text:p>
          </table:table-cell>
        </table:table-row>
        <table:table-row table:style-name="ro1">
          <table:table-cell table:formula="of:=[.A201]+[.$B$1]" office:value-type="float" office:value="19.9" calcext:value-type="float">
            <text:p>19.9</text:p>
          </table:table-cell>
          <table:table-cell table:formula="of:=[.B201]+[.C201]*[.$B$1]" office:value-type="float" office:value="1.48907831528154" calcext:value-type="float">
            <text:p>1.4890783153</text:p>
          </table:table-cell>
          <table:table-cell table:formula="of:=[.C201]-[.B201]*[.$B$1]*1" office:value-type="float" office:value="-2.24192502159931" calcext:value-type="float">
            <text:p>-2.2419250216</text:p>
          </table:table-cell>
        </table:table-row>
        <table:table-row table:style-name="ro1">
          <table:table-cell table:formula="of:=[.A202]+[.$B$1]" office:value-type="float" office:value="20" calcext:value-type="float">
            <text:p>20</text:p>
          </table:table-cell>
          <table:table-cell table:formula="of:=[.B202]+[.C202]*[.$B$1]" office:value-type="float" office:value="1.26488581312161" calcext:value-type="float">
            <text:p>1.2648858131</text:p>
          </table:table-cell>
          <table:table-cell table:formula="of:=[.C202]-[.B202]*[.$B$1]*1" office:value-type="float" office:value="-2.39083285312747" calcext:value-type="float">
            <text:p>-2.3908328531</text:p>
          </table:table-cell>
        </table:table-row>
        <table:table-row table:style-name="ro1">
          <table:table-cell table:formula="of:=[.A203]+[.$B$1]" office:value-type="float" office:value="20.1" calcext:value-type="float">
            <text:p>20.1</text:p>
          </table:table-cell>
          <table:table-cell table:formula="of:=[.B203]+[.C203]*[.$B$1]" office:value-type="float" office:value="1.02580252780886" calcext:value-type="float">
            <text:p>1.0258025278</text:p>
          </table:table-cell>
          <table:table-cell table:formula="of:=[.C203]-[.B203]*[.$B$1]*1" office:value-type="float" office:value="-2.51732143443963" calcext:value-type="float">
            <text:p>-2.5173214344</text:p>
          </table:table-cell>
        </table:table-row>
        <table:table-row table:style-name="ro1">
          <table:table-cell table:formula="of:=[.A204]+[.$B$1]" office:value-type="float" office:value="20.2" calcext:value-type="float">
            <text:p>20.2</text:p>
          </table:table-cell>
          <table:table-cell table:formula="of:=[.B204]+[.C204]*[.$B$1]" office:value-type="float" office:value="0.774070384364896" calcext:value-type="float">
            <text:p>0.7740703844</text:p>
          </table:table-cell>
          <table:table-cell table:formula="of:=[.C204]-[.B204]*[.$B$1]*1" office:value-type="float" office:value="-2.61990168722052" calcext:value-type="float">
            <text:p>-2.6199016872</text:p>
          </table:table-cell>
        </table:table-row>
        <table:table-row table:style-name="ro1">
          <table:table-cell table:formula="of:=[.A205]+[.$B$1]" office:value-type="float" office:value="20.3" calcext:value-type="float">
            <text:p>20.3</text:p>
          </table:table-cell>
          <table:table-cell table:formula="of:=[.B205]+[.C205]*[.$B$1]" office:value-type="float" office:value="0.512080215642844" calcext:value-type="float">
            <text:p>0.5120802156</text:p>
          </table:table-cell>
          <table:table-cell table:formula="of:=[.C205]-[.B205]*[.$B$1]*1" office:value-type="float" office:value="-2.69730872565701" calcext:value-type="float">
            <text:p>-2.6973087257</text:p>
          </table:table-cell>
        </table:table-row>
        <table:table-row table:style-name="ro1">
          <table:table-cell table:formula="of:=[.A206]+[.$B$1]" office:value-type="float" office:value="20.4" calcext:value-type="float">
            <text:p>20.4</text:p>
          </table:table-cell>
          <table:table-cell table:formula="of:=[.B206]+[.C206]*[.$B$1]" office:value-type="float" office:value="0.242349343077144" calcext:value-type="float">
            <text:p>0.2423493431</text:p>
          </table:table-cell>
          <table:table-cell table:formula="of:=[.C206]-[.B206]*[.$B$1]*1" office:value-type="float" office:value="-2.74851674722129" calcext:value-type="float">
            <text:p>-2.7485167472</text:p>
          </table:table-cell>
        </table:table-row>
        <table:table-row table:style-name="ro1">
          <table:table-cell table:formula="of:=[.A207]+[.$B$1]" office:value-type="float" office:value="20.5" calcext:value-type="float">
            <text:p>20.5</text:p>
          </table:table-cell>
          <table:table-cell table:formula="of:=[.B207]+[.C207]*[.$B$1]" office:value-type="float" office:value="-0.0325023316449852" calcext:value-type="float">
            <text:p>-0.0325023316</text:p>
          </table:table-cell>
          <table:table-cell table:formula="of:=[.C207]-[.B207]*[.$B$1]*1" office:value-type="float" office:value="-2.772751681529" calcext:value-type="float">
            <text:p>-2.7727516815</text:p>
          </table:table-cell>
        </table:table-row>
        <table:table-row table:style-name="ro1">
          <table:table-cell table:formula="of:=[.A208]+[.$B$1]" office:value-type="float" office:value="20.6" calcext:value-type="float">
            <text:p>20.6</text:p>
          </table:table-cell>
          <table:table-cell table:formula="of:=[.B208]+[.C208]*[.$B$1]" office:value-type="float" office:value="-0.309777499797886" calcext:value-type="float">
            <text:p>-0.3097774998</text:p>
          </table:table-cell>
          <table:table-cell table:formula="of:=[.C208]-[.B208]*[.$B$1]*1" office:value-type="float" office:value="-2.76950144836451" calcext:value-type="float">
            <text:p>-2.7695014484</text:p>
          </table:table-cell>
        </table:table-row>
        <table:table-row table:style-name="ro1">
          <table:table-cell table:formula="of:=[.A209]+[.$B$1]" office:value-type="float" office:value="20.7" calcext:value-type="float">
            <text:p>20.7</text:p>
          </table:table-cell>
          <table:table-cell table:formula="of:=[.B209]+[.C209]*[.$B$1]" office:value-type="float" office:value="-0.586727644634336" calcext:value-type="float">
            <text:p>-0.5867276446</text:p>
          </table:table-cell>
          <table:table-cell table:formula="of:=[.C209]-[.B209]*[.$B$1]*1" office:value-type="float" office:value="-2.73852369838472" calcext:value-type="float">
            <text:p>-2.7385236984</text:p>
          </table:table-cell>
        </table:table-row>
        <table:table-row table:style-name="ro1">
          <table:table-cell table:formula="of:=[.A210]+[.$B$1]" office:value-type="float" office:value="20.8" calcext:value-type="float">
            <text:p>20.8</text:p>
          </table:table-cell>
          <table:table-cell table:formula="of:=[.B210]+[.C210]*[.$B$1]" office:value-type="float" office:value="-0.860580014472808" calcext:value-type="float">
            <text:p>-0.8605800145</text:p>
          </table:table-cell>
          <table:table-cell table:formula="of:=[.C210]-[.B210]*[.$B$1]*1" office:value-type="float" office:value="-2.67985093392128" calcext:value-type="float">
            <text:p>-2.6798509339</text:p>
          </table:table-cell>
        </table:table-row>
        <table:table-row table:style-name="ro1">
          <table:table-cell table:formula="of:=[.A211]+[.$B$1]" office:value-type="float" office:value="20.9" calcext:value-type="float">
            <text:p>20.9</text:p>
          </table:table-cell>
          <table:table-cell table:formula="of:=[.B211]+[.C211]*[.$B$1]" office:value-type="float" office:value="-1.12856510786494" calcext:value-type="float">
            <text:p>-1.1285651079</text:p>
          </table:table-cell>
          <table:table-cell table:formula="of:=[.C211]-[.B211]*[.$B$1]*1" office:value-type="float" office:value="-2.593792932474" calcext:value-type="float">
            <text:p>-2.5937929325</text:p>
          </table:table-cell>
        </table:table-row>
        <table:table-row table:style-name="ro1">
          <table:table-cell table:formula="of:=[.A212]+[.$B$1]" office:value-type="float" office:value="21" calcext:value-type="float">
            <text:p>21</text:p>
          </table:table-cell>
          <table:table-cell table:formula="of:=[.B212]+[.C212]*[.$B$1]" office:value-type="float" office:value="-1.38794440111234" calcext:value-type="float">
            <text:p>-1.3879444011</text:p>
          </table:table-cell>
          <table:table-cell table:formula="of:=[.C212]-[.B212]*[.$B$1]*1" office:value-type="float" office:value="-2.48093642168751" calcext:value-type="float">
            <text:p>-2.4809364217</text:p>
          </table:table-cell>
        </table:table-row>
        <table:table-row table:style-name="ro1">
          <table:table-cell table:formula="of:=[.A213]+[.$B$1]" office:value-type="float" office:value="21.1" calcext:value-type="float">
            <text:p>21.1</text:p>
          </table:table-cell>
          <table:table-cell table:formula="of:=[.B213]+[.C213]*[.$B$1]" office:value-type="float" office:value="-1.63603804328109" calcext:value-type="float">
            <text:p>-1.6360380433</text:p>
          </table:table-cell>
          <table:table-cell table:formula="of:=[.C213]-[.B213]*[.$B$1]*1" office:value-type="float" office:value="-2.34214198157628" calcext:value-type="float">
            <text:p>-2.3421419816</text:p>
          </table:table-cell>
        </table:table-row>
        <table:table-row table:style-name="ro1">
          <table:table-cell table:formula="of:=[.A214]+[.$B$1]" office:value-type="float" office:value="21.2" calcext:value-type="float">
            <text:p>21.2</text:p>
          </table:table-cell>
          <table:table-cell table:formula="of:=[.B214]+[.C214]*[.$B$1]" office:value-type="float" office:value="-1.87025224143872" calcext:value-type="float">
            <text:p>-1.8702522414</text:p>
          </table:table-cell>
          <table:table-cell table:formula="of:=[.C214]-[.B214]*[.$B$1]*1" office:value-type="float" office:value="-2.17853817724817" calcext:value-type="float">
            <text:p>-2.1785381772</text:p>
          </table:table-cell>
        </table:table-row>
        <table:table-row table:style-name="ro1">
          <table:table-cell table:formula="of:=[.A215]+[.$B$1]" office:value-type="float" office:value="21.3" calcext:value-type="float">
            <text:p>21.3</text:p>
          </table:table-cell>
          <table:table-cell table:formula="of:=[.B215]+[.C215]*[.$B$1]" office:value-type="float" office:value="-2.08810605916353" calcext:value-type="float">
            <text:p>-2.0881060592</text:p>
          </table:table-cell>
          <table:table-cell table:formula="of:=[.C215]-[.B215]*[.$B$1]*1" office:value-type="float" office:value="-1.9915129531043" calcext:value-type="float">
            <text:p>-1.9915129531</text:p>
          </table:table-cell>
        </table:table-row>
        <table:table-row table:style-name="ro1">
          <table:table-cell table:formula="of:=[.A216]+[.$B$1]" office:value-type="float" office:value="21.4" calcext:value-type="float">
            <text:p>21.4</text:p>
          </table:table-cell>
          <table:table-cell table:formula="of:=[.B216]+[.C216]*[.$B$1]" office:value-type="float" office:value="-2.28725735447396" calcext:value-type="float">
            <text:p>-2.2872573545</text:p>
          </table:table-cell>
          <table:table-cell table:formula="of:=[.C216]-[.B216]*[.$B$1]*1" office:value-type="float" office:value="-1.78270234718794" calcext:value-type="float">
            <text:p>-1.7827023472</text:p>
          </table:table-cell>
        </table:table-row>
        <table:table-row table:style-name="ro1">
          <table:table-cell table:formula="of:=[.A217]+[.$B$1]" office:value-type="float" office:value="21.5" calcext:value-type="float">
            <text:p>21.5</text:p>
          </table:table-cell>
          <table:table-cell table:formula="of:=[.B217]+[.C217]*[.$B$1]" office:value-type="float" office:value="-2.46552758919276" calcext:value-type="float">
            <text:p>-2.4655275892</text:p>
          </table:table-cell>
          <table:table-cell table:formula="of:=[.C217]-[.B217]*[.$B$1]*1" office:value-type="float" office:value="-1.55397661174055" calcext:value-type="float">
            <text:p>-1.5539766117</text:p>
          </table:table-cell>
        </table:table-row>
        <table:table-row table:style-name="ro1">
          <table:table-cell table:formula="of:=[.A218]+[.$B$1]" office:value-type="float" office:value="21.6" calcext:value-type="float">
            <text:p>21.6</text:p>
          </table:table-cell>
          <table:table-cell table:formula="of:=[.B218]+[.C218]*[.$B$1]" office:value-type="float" office:value="-2.62092525036681" calcext:value-type="float">
            <text:p>-2.6209252504</text:p>
          </table:table-cell>
          <table:table-cell table:formula="of:=[.C218]-[.B218]*[.$B$1]*1" office:value-type="float" office:value="-1.30742385282127" calcext:value-type="float">
            <text:p>-1.3074238528</text:p>
          </table:table-cell>
        </table:table-row>
        <table:table-row table:style-name="ro1">
          <table:table-cell table:formula="of:=[.A219]+[.$B$1]" office:value-type="float" office:value="21.7" calcext:value-type="float">
            <text:p>21.7</text:p>
          </table:table-cell>
          <table:table-cell table:formula="of:=[.B219]+[.C219]*[.$B$1]" office:value-type="float" office:value="-2.75166763564894" calcext:value-type="float">
            <text:p>-2.7516676356</text:p>
          </table:table-cell>
          <table:table-cell table:formula="of:=[.C219]-[.B219]*[.$B$1]*1" office:value-type="float" office:value="-1.04533132778459" calcext:value-type="float">
            <text:p>-1.0453313278</text:p>
          </table:table-cell>
        </table:table-row>
        <table:table-row table:style-name="ro1">
          <table:table-cell table:formula="of:=[.A220]+[.$B$1]" office:value-type="float" office:value="21.8" calcext:value-type="float">
            <text:p>21.8</text:p>
          </table:table-cell>
          <table:table-cell table:formula="of:=[.B220]+[.C220]*[.$B$1]" office:value-type="float" office:value="-2.8562007684274" calcext:value-type="float">
            <text:p>-2.8562007684</text:p>
          </table:table-cell>
          <table:table-cell table:formula="of:=[.C220]-[.B220]*[.$B$1]*1" office:value-type="float" office:value="-0.770164564219695" calcext:value-type="float">
            <text:p>-0.7701645642</text:p>
          </table:table-cell>
        </table:table-row>
        <table:table-row table:style-name="ro1">
          <table:table-cell table:formula="of:=[.A221]+[.$B$1]" office:value-type="float" office:value="21.9" calcext:value-type="float">
            <text:p>21.9</text:p>
          </table:table-cell>
          <table:table-cell table:formula="of:=[.B221]+[.C221]*[.$B$1]" office:value-type="float" office:value="-2.93321722484936" calcext:value-type="float">
            <text:p>-2.9332172248</text:p>
          </table:table-cell>
          <table:table-cell table:formula="of:=[.C221]-[.B221]*[.$B$1]*1" office:value-type="float" office:value="-0.484544487376956" calcext:value-type="float">
            <text:p>-0.4845444874</text:p>
          </table:table-cell>
        </table:table-row>
        <table:table-row table:style-name="ro1">
          <table:table-cell table:formula="of:=[.A222]+[.$B$1]" office:value-type="float" office:value="22" calcext:value-type="float">
            <text:p>22</text:p>
          </table:table-cell>
          <table:table-cell table:formula="of:=[.B222]+[.C222]*[.$B$1]" office:value-type="float" office:value="-2.98167167358706" calcext:value-type="float">
            <text:p>-2.9816716736</text:p>
          </table:table-cell>
          <table:table-cell table:formula="of:=[.C222]-[.B222]*[.$B$1]*1" office:value-type="float" office:value="-0.191222764892019" calcext:value-type="float">
            <text:p>-0.1912227649</text:p>
          </table:table-cell>
        </table:table-row>
        <table:table-row table:style-name="ro1">
          <table:table-cell table:formula="of:=[.A223]+[.$B$1]" office:value-type="float" office:value="22.1" calcext:value-type="float">
            <text:p>22.1</text:p>
          </table:table-cell>
          <table:table-cell table:formula="of:=[.B223]+[.C223]*[.$B$1]" office:value-type="float" office:value="-3.00079395007626" calcext:value-type="float">
            <text:p>-3.0007939501</text:p>
          </table:table-cell>
          <table:table-cell table:formula="of:=[.C223]-[.B223]*[.$B$1]*1" office:value-type="float" office:value="0.106944402466687" calcext:value-type="float">
            <text:p>0.1069444025</text:p>
          </table:table-cell>
        </table:table-row>
        <table:table-row table:style-name="ro1">
          <table:table-cell table:formula="of:=[.A224]+[.$B$1]" office:value-type="float" office:value="22.2" calcext:value-type="float">
            <text:p>22.2</text:p>
          </table:table-cell>
          <table:table-cell table:formula="of:=[.B224]+[.C224]*[.$B$1]" office:value-type="float" office:value="-2.99009950982959" calcext:value-type="float">
            <text:p>-2.9900995098</text:p>
          </table:table-cell>
          <table:table-cell table:formula="of:=[.C224]-[.B224]*[.$B$1]*1" office:value-type="float" office:value="0.407023797474313" calcext:value-type="float">
            <text:p>0.4070237975</text:p>
          </table:table-cell>
        </table:table-row>
        <table:table-row table:style-name="ro1">
          <table:table-cell table:formula="of:=[.A225]+[.$B$1]" office:value-type="float" office:value="22.3" calcext:value-type="float">
            <text:p>22.3</text:p>
          </table:table-cell>
          <table:table-cell table:formula="of:=[.B225]+[.C225]*[.$B$1]" office:value-type="float" office:value="-2.94939713008216" calcext:value-type="float">
            <text:p>-2.9493971301</text:p>
          </table:table-cell>
          <table:table-cell table:formula="of:=[.C225]-[.B225]*[.$B$1]*1" office:value-type="float" office:value="0.706033748457272" calcext:value-type="float">
            <text:p>0.7060337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08:47:32.497246968</meta:creation-date>
    <dc:date>2016-01-08T09:09:45.048666807</dc:date>
    <meta:editing-duration>PT22M11S</meta:editing-duration>
    <meta:editing-cycles>3</meta:editing-cycles>
    <meta:generator>LibreOffice/4.3.7.2$Linux_X86_64 LibreOffice_project/430$Build-2</meta:generator>
    <meta:document-statistic meta:table-count="2" meta:cell-count="8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3.737cm" svg:y="3.954cm" style:legend-expansion="high" chart:style-name="ch2"/>
        <chart:plot-area chart:style-name="ch3" table:cell-range-address="Sheet1.A6:Sheet1.C36" svg:x="0.32cm" svg:y="0.18cm" svg:width="13.097cm" svg:height="8.645cm">
          <chartooo:coordinate-region svg:x="1.312cm" svg:y="0.379cm" svg:width="11.86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36" chart:class="chart:scatter">
            <chart:domain table:cell-range-address="Sheet1.A6:Sheet1.A36"/>
            <chart:data-point chart:repeated="31"/>
          </chart:series>
          <chart:series chart:style-name="ch7" chart:values-cell-range-address="Sheet1.C6:Sheet1.C36" chart:class="chart:scatte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36</svg:desc>
                </draw:g>
              </table:table-cell>
              <table:table-cell office:value-type="float" office:value="1000">
                <text:p>1000</text:p>
                <draw:g>
                  <svg:desc>Sheet1.B6:Sheet1.B36</svg:desc>
                </draw:g>
              </table:table-cell>
              <table:table-cell office:value-type="float" office:value="1000">
                <text:p>1000</text:p>
                <draw:g>
                  <svg:desc>Sheet1.C6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900">
                <text:p>900</text:p>
              </table:table-cell>
              <table:table-cell office:value-type="float" office:value="904.83741803596">
                <text:p>904.83741803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810">
                <text:p>810</text:p>
              </table:table-cell>
              <table:table-cell office:value-type="float" office:value="818.730753077982">
                <text:p>818.730753077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729">
                <text:p>729</text:p>
              </table:table-cell>
              <table:table-cell office:value-type="float" office:value="740.818220681718">
                <text:p>740.818220681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56.1">
                <text:p>656.1</text:p>
              </table:table-cell>
              <table:table-cell office:value-type="float" office:value="670.320046035639">
                <text:p>670.320046035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90.49">
                <text:p>590.49</text:p>
              </table:table-cell>
              <table:table-cell office:value-type="float" office:value="606.530659712634">
                <text:p>606.530659712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531.441">
                <text:p>531.441</text:p>
              </table:table-cell>
              <table:table-cell office:value-type="float" office:value="548.811636094026">
                <text:p>548.811636094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478.2969">
                <text:p>478.2969</text:p>
              </table:table-cell>
              <table:table-cell office:value-type="float" office:value="496.58530379141">
                <text:p>496.58530379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30.46721">
                <text:p>430.46721</text:p>
              </table:table-cell>
              <table:table-cell office:value-type="float" office:value="449.328964117222">
                <text:p>449.328964117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87.420489">
                <text:p>387.420489</text:p>
              </table:table-cell>
              <table:table-cell office:value-type="float" office:value="406.569659740599">
                <text:p>406.569659740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48.6784401">
                <text:p>348.6784401</text:p>
              </table:table-cell>
              <table:table-cell office:value-type="float" office:value="367.879441171442">
                <text:p>367.879441171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313.81059609">
                <text:p>313.81059609</text:p>
              </table:table-cell>
              <table:table-cell office:value-type="float" office:value="332.87108369808">
                <text:p>332.87108369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282.429536481">
                <text:p>282.429536481</text:p>
              </table:table-cell>
              <table:table-cell office:value-type="float" office:value="301.194211912202">
                <text:p>301.194211912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254.1865828329">
                <text:p>254.1865828329</text:p>
              </table:table-cell>
              <table:table-cell office:value-type="float" office:value="272.531793034013">
                <text:p>272.53179303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228.76792454961">
                <text:p>228.76792454961</text:p>
              </table:table-cell>
              <table:table-cell office:value-type="float" office:value="246.596963941606">
                <text:p>246.596963941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205.891132094649">
                <text:p>205.891132094649</text:p>
              </table:table-cell>
              <table:table-cell office:value-type="float" office:value="223.13016014843">
                <text:p>223.13016014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85.302018885184">
                <text:p>185.302018885184</text:p>
              </table:table-cell>
              <table:table-cell office:value-type="float" office:value="201.896517994655">
                <text:p>201.896517994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66.771816996666">
                <text:p>166.771816996666</text:p>
              </table:table-cell>
              <table:table-cell office:value-type="float" office:value="182.683524052735">
                <text:p>182.683524052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50.094635296999">
                <text:p>150.094635296999</text:p>
              </table:table-cell>
              <table:table-cell office:value-type="float" office:value="165.298888221586">
                <text:p>165.298888221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35.085171767299">
                <text:p>135.085171767299</text:p>
              </table:table-cell>
              <table:table-cell office:value-type="float" office:value="149.568619222635">
                <text:p>149.568619222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21.576654590569">
                <text:p>121.576654590569</text:p>
              </table:table-cell>
              <table:table-cell office:value-type="float" office:value="135.335283236613">
                <text:p>135.335283236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09.418989131512">
                <text:p>109.418989131512</text:p>
              </table:table-cell>
              <table:table-cell office:value-type="float" office:value="122.456428252982">
                <text:p>122.4564282529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98.4770902183612">
                <text:p>98.4770902183612</text:p>
              </table:table-cell>
              <table:table-cell office:value-type="float" office:value="110.803158362334">
                <text:p>110.803158362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88.629381196525">
                <text:p>88.629381196525</text:p>
              </table:table-cell>
              <table:table-cell office:value-type="float" office:value="100.258843722804">
                <text:p>100.258843722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79.7664430768725">
                <text:p>79.7664430768725</text:p>
              </table:table-cell>
              <table:table-cell office:value-type="float" office:value="90.7179532894124">
                <text:p>90.7179532894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71.7897987691853">
                <text:p>71.7897987691853</text:p>
              </table:table-cell>
              <table:table-cell office:value-type="float" office:value="82.0849986238987">
                <text:p>82.08499862389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64.6108188922667">
                <text:p>64.6108188922667</text:p>
              </table:table-cell>
              <table:table-cell office:value-type="float" office:value="74.2735782143338">
                <text:p>74.2735782143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58.1497370030401">
                <text:p>58.1497370030401</text:p>
              </table:table-cell>
              <table:table-cell office:value-type="float" office:value="67.2055127397497">
                <text:p>67.2055127397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52.3347633027361">
                <text:p>52.3347633027361</text:p>
              </table:table-cell>
              <table:table-cell office:value-type="float" office:value="60.8100626252179">
                <text:p>60.81006262521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47.1012869724625">
                <text:p>47.1012869724625</text:p>
              </table:table-cell>
              <table:table-cell office:value-type="float" office:value="55.0232200564072">
                <text:p>55.02322005640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42.3911582752162">
                <text:p>42.3911582752162</text:p>
              </table:table-cell>
              <table:table-cell office:value-type="float" office:value="49.7870683678639">
                <text:p>49.7870683678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3.737cm" svg:y="4.203cm" style:legend-expansion="high" chart:style-name="ch2"/>
        <chart:plot-area chart:style-name="ch3" table:cell-range-address="Sheet2.A3:Sheet2.B226" svg:x="0.32cm" svg:y="0.18cm" svg:width="13.097cm" svg:height="8.645cm">
          <chartooo:coordinate-region svg:x="0.862cm" svg:y="0.379cm" svg:width="12.368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226" chart:class="chart:scatter">
            <chart:domain table:cell-range-address="Sheet2.A3:Sheet2.A226"/>
            <chart:data-point chart:repeated="2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3:Sheet2.A226</svg:desc>
                </draw:g>
              </table:table-cell>
              <table:table-cell office:value-type="float" office:value="1">
                <text:p>1</text:p>
                <draw:g>
                  <svg:desc>Sheet2.B3:Sheet2.B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401">
                <text:p>0.9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51499">
                <text:p>0.851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793493">
                <text:p>0.793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72697201">
                <text:p>0.72697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65251609">
                <text:p>0.65251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5707904499">
                <text:p>0.5707904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4825396489">
                <text:p>0.4825396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388580943401">
                <text:p>0.388580943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89796841413">
                <text:p>0.289796841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18712692999099">
                <text:p>0.18712692999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815590501548499">
                <text:p>0.0815590501548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0.0258800989812">
                <text:p>-0.0258800989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0.134134838618798">
                <text:p>-0.1341348386187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0.242130777266585">
                <text:p>-0.242130777266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0.348785367528183">
                <text:p>-0.348785367528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453018650017116">
                <text:p>-0.453018650017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553764078830767">
                <text:p>-0.553764078830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649979321144246">
                <text:p>-0.649979321144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0.740656922669418">
                <text:p>-0.7406569226694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824834730983148">
                <text:p>-0.824834730983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901605970070183">
                <text:p>-0.9016059700701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70128861847387">
                <text:p>-0.9701288618473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02963569392389">
                <text:p>-1.029635693923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1.07944123738192">
                <text:p>-1.07944123738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1.11895042390071">
                <text:p>-1.11895042390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1.14766519804568">
                <text:p>-1.14766519804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1.16519046795164">
                <text:p>-1.165190467951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1.17123908587715">
                <text:p>-1.17123908587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1.16563579912314">
                <text:p>-1.165635799123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1.14832012151035">
                <text:p>-1.14832012151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1.11934808590634">
                <text:p>-1.119348085906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1.07889284908722">
                <text:p>-1.07889284908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1.02724413140904">
                <text:p>-1.027244131409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964806485239992">
                <text:p>-0.964806485239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892096397756849">
                <text:p>-0.8920963977568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0.809738245421307">
                <text:p>-0.809738245421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0.718459129108196">
                <text:p>-0.718459129108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0.619082630340872">
                <text:p>-0.619082630340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512521540282466">
                <text:p>-0.5125215402824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399769623920651">
                <text:p>-0.399769623920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281892492156011">
                <text:p>-0.281892492156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160017664152165">
                <text:p>-0.160017664152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0353239112267594">
                <text:p>-0.0353239112267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0909700183401683">
                <text:p>0.09097001834016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217617187019364">
                <text:p>0.2176171870193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343354655515157">
                <text:p>0.3433546555151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466915952140757">
                <text:p>0.4669159521407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587043702211205">
                <text:p>0.5870437022112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702502292760246">
                <text:p>0.7025022927602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812090446287175">
                <text:p>0.8120904462871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914653576886501">
                <text:p>0.9146535768865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.00909580302296">
                <text:p>1.009095803022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1.09439149339055">
                <text:p>1.09439149339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1.16959622572791">
                <text:p>1.169596225727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1.23385704313136">
                <text:p>1.233857043131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.28642189827754">
                <text:p>1.28642189827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1.3266481829924">
                <text:p>1.32664818299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1.35401024872448">
                <text:p>1.354010248724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1.36810583262665">
                <text:p>1.36810583262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1.36866131404156">
                <text:p>1.36866131404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1.35553573713022">
                <text:p>1.355535737130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1.32872354707845">
                <text:p>1.328723547078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1.28835599965538">
                <text:p>1.288355999655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1.23470121676153">
                <text:p>1.23470121676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1.16816287387113">
                <text:p>1.16816287387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1.08927751881311">
                <text:p>1.089277518813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0.998710535016377">
                <text:p>0.9987105350163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0.897250776031514">
                <text:p>0.897250776031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0.785803911696488">
                <text:p>0.785803911696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0.665384539601146">
                <text:p>0.6653845396011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0.53710712838884">
                <text:p>0.537107128388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0.402175871780522">
                <text:p>0.4021758717805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0.261873543888316">
                <text:p>0.2618735438883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0.117549457278304">
                <text:p>0.117549457278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-0.0293933647705905">
                <text:p>-0.02939336477059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-0.177511681392268">
                <text:p>-0.1775116813922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-0.32533606436624">
                <text:p>-0.325336064366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-0.471385330526289">
                <text:p>-0.4713853305262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-0.614181236042676">
                <text:p>-0.6141812360426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-0.752263288253799">
                <text:p>-0.752263288253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-0.884203528104496">
                <text:p>-0.884203528104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-1.00862113507266">
                <text:p>-1.00862113507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-1.12419670675977">
                <text:p>-1.12419670675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-1.22968606709616">
                <text:p>-1.22968606709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-1.32393346036495">
                <text:p>-1.323933460364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-1.40588399296278">
                <text:p>-1.405883992962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99999999998">
                <text:p>9.09999999999998</text:p>
              </table:table-cell>
              <table:table-cell office:value-type="float" office:value="-1.47459519095695">
                <text:p>-1.474595190956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-1.52924754902151">
                <text:p>-1.529247549021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-1.56915395517649">
                <text:p>-1.569153955176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-1.59376788584125">
                <text:p>-1.59376788584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999999999998">
                <text:p>9.49999999999998</text:p>
              </table:table-cell>
              <table:table-cell office:value-type="float" office:value="-1.60269027695425">
                <text:p>-1.602690276954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999999999998">
                <text:p>9.59999999999998</text:p>
              </table:table-cell>
              <table:table-cell office:value-type="float" office:value="-1.59567498920884">
                <text:p>-1.595674989208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999999999998">
                <text:p>9.69999999999998</text:p>
              </table:table-cell>
              <table:table-cell office:value-type="float" office:value="-1.57263279869389">
                <text:p>-1.57263279869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999999999998">
                <text:p>9.79999999999998</text:p>
              </table:table-cell>
              <table:table-cell office:value-type="float" office:value="-1.53363385828685">
                <text:p>-1.533633858286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999999999998">
                <text:p>9.89999999999998</text:p>
              </table:table-cell>
              <table:table-cell office:value-type="float" office:value="-1.47890858989287">
                <text:p>-1.478908589892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99999998">
                <text:p>9.99999999999998</text:p>
              </table:table-cell>
              <table:table-cell office:value-type="float" office:value="-1.40884698291602">
                <text:p>-1.408846982916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1.32399629004024">
                <text:p>-1.323996290040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1.2250571273353">
                <text:p>-1.22505712733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1.11287800172996">
                <text:p>-1.11287800172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0.988448304851267">
                <text:p>-0.9884483048512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0.852889827955274">
                <text:p>-0.8528898279552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-0.707446868010768">
                <text:p>-0.7074468680107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-0.55347500978671">
                <text:p>-0.553475009786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-0.392428682882543">
                <text:p>-0.3924286828825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-0.22584760588051">
                <text:p>-0.225847605880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0.055342242049651">
                <text:p>-0.0553422420496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117421597840013">
                <text:p>0.1174215978400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290738860150173">
                <text:p>0.2907388601501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.462881906481934">
                <text:p>0.4628819064819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632117564212192">
                <text:p>0.6321175642121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796724402877632">
                <text:p>0.7967244028776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.955010065900949">
                <text:p>0.9550100659009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1.10532848489549">
                <text:p>1.105328484895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1.24609680323102">
                <text:p>1.246096803231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1.3758118367176">
                <text:p>1.37581183671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1.49306590217186">
                <text:p>1.49306590217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1.59656184925896">
                <text:p>1.596561849258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1.68512713732433">
                <text:p>1.685127137324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1.75772680689711">
                <text:p>1.757726806897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1.81347520509665">
                <text:p>1.813475205096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1.85164633522722">
                <text:p>1.851646335227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1.87168271330682">
                <text:p>1.871682713306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1.87320262803415">
                <text:p>1.873202628034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1.85600571562841">
                <text:p>1.856005715628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1.82007677694233">
                <text:p>1.820076776942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1.76558778109996">
                <text:p>1.765587781099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1.69289801748818">
                <text:p>1.692898017488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1.60255237606539">
                <text:p>1.602552376065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1.49527775446772">
                <text:p>1.495277754467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1.3719776091094">
                <text:p>1.37197760910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1.23372468620639">
                <text:p>1.233724686206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1.0817519872123">
                <text:p>1.08175198721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917442041356143">
                <text:p>0.9174420413561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742314575627862">
                <text:p>0.742314575627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558012689486019">
                <text:p>0.5580126894860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366287657587898">
                <text:p>0.3662876575878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168982498794917">
                <text:p>0.1689824987949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-0.0319855365739438">
                <text:p>-0.03198553657394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-0.234643396930753">
                <text:p>-0.2346433969307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-0.436981401921823">
                <text:p>-0.4369814019218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-0.636972972943586">
                <text:p>-0.6369729729435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-0.83259472994613">
                <text:p>-0.832594729946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-1.02184675721924">
                <text:p>-1.021846757219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-1.20277283719289">
                <text:p>-1.202772837192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-1.37348044959434">
                <text:p>-1.373480449594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-1.53216033362387">
                <text:p>-1.532160333623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-1.67710541315745">
                <text:p>-1.677105413157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-1.80672888935479">
                <text:p>-1.806728889354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-1.91958131142056">
                <text:p>-1.919581311420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-2.01436644459278">
                <text:p>-2.014366444592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-2.0899557646508">
                <text:p>-2.08995576465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-2.14540142026289">
                <text:p>-2.14540142026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-2.17994751822847">
                <text:p>-2.179947518228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-2.19303960199142">
                <text:p>-2.193039601991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-2.18433221057208">
                <text:p>-2.184332210572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-2.15369442313284">
                <text:p>-2.153694423132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-2.10121331358787">
                <text:p>-2.101213313587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-2.02719525981157">
                <text:p>-2.027195259811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-1.9321650728994">
                <text:p>-1.93216507289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-1.8168629333891">
                <text:p>-1.81686293338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-1.68223914314982">
                <text:p>-1.682239143149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-1.52944672357664">
                <text:p>-1.529446723576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-1.35983191257197">
                <text:p>-1.359831912571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-1.17492263433153">
                <text:p>-1.174922634331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-0.976415036965366">
                <text:p>-0.9764150369653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-0.76615821325589">
                <text:p>-0.766158213255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-0.546137239176761">
                <text:p>-0.5461372391767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-0.318454682965072">
                <text:p>-0.3184546829650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-0.0853107543616162">
                <text:p>-0.08531075436161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151017721071491">
                <text:p>0.1510177210714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388199304048214">
                <text:p>0.3881993040482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623870709814222">
                <text:p>0.6238707098142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855660122539748">
                <text:p>0.8556601225397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1.08121082816713">
                <text:p>1.08121082816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1.29820493256912">
                <text:p>1.298204932569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.50438692868943">
                <text:p>1.504386928689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1.69758687548406">
                <text:p>1.697586875484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1.87574295299179">
                <text:p>1.875742952991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2.03692316174467">
                <text:p>2.036923161744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2.17934594096765">
                <text:p>2.179345940967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2.30139948857317">
                <text:p>2.301399488573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2.40165957676902">
                <text:p>2.401659576769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2.47890567007913">
                <text:p>2.478905670079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2.53213516762156">
                <text:p>2.532135167621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2.56057560846319">
                <text:p>2.560575608463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2.56369469762861">
                <text:p>2.563694697628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2.5412080307094">
                <text:p>2.54120803070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2.4930844168139">
                <text:p>2.49308441681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2.41954872261131">
                <text:p>2.419548722611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2.32108218424058">
                <text:p>2.321082184240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2.19842015864373">
                <text:p>2.198420158643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2.05254731120448">
                <text:p>2.052547311204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1.88469026217879">
                <text:p>1.884690262178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1.69630774004106">
                <text:p>1.696307740041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1.48907831528154">
                <text:p>1.489078315281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1.26488581312161">
                <text:p>1.264885813121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1.02580252780886">
                <text:p>1.025802527808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0.774070384364896">
                <text:p>0.7740703843648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0.512080215642844">
                <text:p>0.5120802156428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0.242349343077144">
                <text:p>0.2423493430771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-0.0325023316449852">
                <text:p>-0.03250233164498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-0.309777499797886">
                <text:p>-0.3097774997978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-0.586727644634336">
                <text:p>-0.5867276446343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-0.860580014472808">
                <text:p>-0.8605800144728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-1.12856510786494">
                <text:p>-1.128565107864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-1.38794440111234">
                <text:p>-1.387944401112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-1.63603804328109">
                <text:p>-1.636038043281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-1.87025224143872">
                <text:p>-1.870252241438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-2.08810605916353">
                <text:p>-2.088106059163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-2.28725735447396">
                <text:p>-2.287257354473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-2.46552758919276">
                <text:p>-2.465527589192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-2.62092525036681">
                <text:p>-2.620925250366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-2.75166763564894">
                <text:p>-2.751667635648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-2.8562007684274">
                <text:p>-2.85620076842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-2.93321722484936">
                <text:p>-2.933217224849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-2.98167167358706">
                <text:p>-2.981671673587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-3.00079395007626">
                <text:p>-3.000793950076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-2.99009950982959">
                <text:p>-2.990099509829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-2.94939713008216">
                <text:p>-2.94939713008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